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B00000257DF0995E33124243E.png" manifest:media-type="image/png"/>
  <manifest:file-entry manifest:full-path="Pictures/100002010000012C0000012C6D9586B5015B2C8B.png" manifest:media-type="image/png"/>
  <manifest:file-entry manifest:full-path="Pictures/10000201000003EB00000516DA77CED37681CB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2549in"/>
    </style:style>
    <style:style style:name="Table1.D" style:family="table-column">
      <style:table-column-properties style:column-width="0.2451in"/>
    </style:style>
    <style:style style:name="Table1.F" style:family="table-column">
      <style:table-column-properties style:column-width="0.2444in"/>
    </style:style>
    <style:style style:name="Table1.I" style:family="table-column">
      <style:table-column-properties style:column-width="0.6931in"/>
    </style:style>
    <style:style style:name="Table1.K" style:family="table-column">
      <style:table-column-properties style:column-width="0.2542in"/>
    </style:style>
    <style:style style:name="Table1.M" style:family="table-column">
      <style:table-column-properties style:column-width="0.5604in"/>
    </style:style>
    <style:style style:name="Table1.N" style:family="table-column">
      <style:table-column-properties style:column-width="0.5708in"/>
    </style:style>
    <style:style style:name="Table1.O" style:family="table-column">
      <style:table-column-properties style:column-width="0.2063in"/>
    </style:style>
    <style:style style:name="Table1.S" style:family="table-column">
      <style:table-column-properties style:column-width="0.2069in"/>
    </style:style>
    <style:style style:name="Table1.T" style:family="table-column">
      <style:table-column-properties style:column-width="0.3313in"/>
    </style:style>
    <style:style style:name="Table1.V" style:family="table-column">
      <style:table-column-properties style:column-width="0.3306in"/>
    </style:style>
    <style:style style:name="Table1.W" style:family="table-column">
      <style:table-column-properties style:column-width="0.3299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background-color="#a6efe3" fo:padding="0in" fo:border="non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2292in" style:rel-column-width="2168*"/>
    </style:style>
    <style:style style:name="Table8.B" style:family="table-column">
      <style:table-column-properties style:column-width="0.3701in" style:rel-column-width="3502*"/>
    </style:style>
    <style:style style:name="Table8.C" style:family="table-column">
      <style:table-column-properties style:column-width="0.3736in" style:rel-column-width="3535*"/>
    </style:style>
    <style:style style:name="Table8.E" style:family="table-column">
      <style:table-column-properties style:column-width="0.4007in" style:rel-column-width="3791*"/>
    </style:style>
    <style:style style:name="Table8.F" style:family="table-column">
      <style:table-column-properties style:column-width="0.3743in" style:rel-column-width="3542*"/>
    </style:style>
    <style:style style:name="Table8.G" style:family="table-column">
      <style:table-column-properties style:column-width="0.3833in" style:rel-column-width="3627*"/>
    </style:style>
    <style:style style:name="Table8.H" style:family="table-column">
      <style:table-column-properties style:column-width="0.5556in" style:rel-column-width="5257*"/>
    </style:style>
    <style:style style:name="Table8.I" style:family="table-column">
      <style:table-column-properties style:column-width="0.6264in" style:rel-column-width="5927*"/>
    </style:style>
    <style:style style:name="Table8.J" style:family="table-column">
      <style:table-column-properties style:column-width="0.3028in" style:rel-column-width="2865*"/>
    </style:style>
    <style:style style:name="Table8.K" style:family="table-column">
      <style:table-column-properties style:column-width="0.4444in" style:rel-column-width="4206*"/>
    </style:style>
    <style:style style:name="Table8.O" style:family="table-column">
      <style:table-column-properties style:column-width="0.5056in" style:rel-column-width="4784*"/>
    </style:style>
    <style:style style:name="Table8.P" style:family="table-column">
      <style:table-column-properties style:column-width="0.3597in" style:rel-column-width="3407*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fo:background-color="#a6efe3" fo:padding="0in" fo:border="none">
        <style:background-image/>
      </style:table-cell-properties>
    </style:style>
    <style:style style:name="Table8.O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528in" style:rel-column-width="2392*"/>
    </style:style>
    <style:style style:name="Table9.B" style:family="table-column">
      <style:table-column-properties style:column-width="0.2521in" style:rel-column-width="2385*"/>
    </style:style>
    <style:style style:name="Table9.C" style:family="table-column">
      <style:table-column-properties style:column-width="0.2424in" style:rel-column-width="2293*"/>
    </style:style>
    <style:style style:name="Table9.D" style:family="table-column">
      <style:table-column-properties style:column-width="0.1924in" style:rel-column-width="1820*"/>
    </style:style>
    <style:style style:name="Table9.H" style:family="table-column">
      <style:table-column-properties style:column-width="0.5049in" style:rel-column-width="4777*"/>
    </style:style>
    <style:style style:name="Table9.I" style:family="table-column">
      <style:table-column-properties style:column-width="0.3743in" style:rel-column-width="3542*"/>
    </style:style>
    <style:style style:name="Table9.J" style:family="table-column">
      <style:table-column-properties style:column-width="0.3736in" style:rel-column-width="3535*"/>
    </style:style>
    <style:style style:name="Table9.K" style:family="table-column">
      <style:table-column-properties style:column-width="0.8076in" style:rel-column-width="7643*"/>
    </style:style>
    <style:style style:name="Table9.L" style:family="table-column">
      <style:table-column-properties style:column-width="0.7576in" style:rel-column-width="7169*"/>
    </style:style>
    <style:style style:name="Table9.M" style:family="table-column">
      <style:table-column-properties style:column-width="0.4347in" style:rel-column-width="4114*"/>
    </style:style>
    <style:style style:name="Table9.N" style:family="table-column">
      <style:table-column-properties style:column-width="0.434in" style:rel-column-width="4107*"/>
    </style:style>
    <style:style style:name="Table9.O" style:family="table-column">
      <style:table-column-properties style:column-width="0.7479in" style:rel-column-width="7077*"/>
    </style:style>
    <style:style style:name="Table9.P" style:family="table-column">
      <style:table-column-properties style:column-width="0.8042in" style:rel-column-width="7611*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fo:background-color="#a6efe3" fo:padding="0in" fo:border="none">
        <style:background-image/>
      </style:table-cell-properties>
    </style:style>
    <style:style style:name="Table9.O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528in" style:rel-column-width="2392*"/>
    </style:style>
    <style:style style:name="Table3.B" style:family="table-column">
      <style:table-column-properties style:column-width="2in" style:rel-column-width="18927*"/>
    </style:style>
    <style:style style:name="Table3.C" style:family="table-column">
      <style:table-column-properties style:column-width="0.5049in" style:rel-column-width="4777*"/>
    </style:style>
    <style:style style:name="Table3.D" style:family="table-column">
      <style:table-column-properties style:column-width="1.0507in" style:rel-column-width="9943*"/>
    </style:style>
    <style:style style:name="Table3.E" style:family="table-column">
      <style:table-column-properties style:column-width="0.9389in" style:rel-column-width="8885*"/>
    </style:style>
    <style:style style:name="Table3.F" style:family="table-column">
      <style:table-column-properties style:column-width="0.6938in" style:rel-column-width="6565*"/>
    </style:style>
    <style:style style:name="Table3.G" style:family="table-column">
      <style:table-column-properties style:column-width="1.0639in" style:rel-column-width="10068*"/>
    </style:style>
    <style:style style:name="Table3.H" style:family="table-column">
      <style:table-column-properties style:column-width="0.4201in" style:rel-column-width="397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background-color="#a6efe3" fo:padding="0in" fo:border="none">
        <style:background-image/>
      </style:table-cell-properties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0.2514in"/>
    </style:style>
    <style:style style:name="Table4.B" style:family="table-column">
      <style:table-column-properties style:column-width="0.7472in"/>
    </style:style>
    <style:style style:name="Table4.C" style:family="table-column">
      <style:table-column-properties style:column-width="1.1222in"/>
    </style:style>
    <style:style style:name="Table4.D" style:family="table-column">
      <style:table-column-properties style:column-width="0.5049in"/>
    </style:style>
    <style:style style:name="Table4.E" style:family="table-column">
      <style:table-column-properties style:column-width="0.8069in"/>
    </style:style>
    <style:style style:name="Table4.F" style:family="table-column">
      <style:table-column-properties style:column-width="0.7569in"/>
    </style:style>
    <style:style style:name="Table4.G" style:family="table-column">
      <style:table-column-properties style:column-width="0.8764in"/>
    </style:style>
    <style:style style:name="Table4.H" style:family="table-column">
      <style:table-column-properties style:column-width="0.6833in"/>
    </style:style>
    <style:style style:name="Table4.I" style:family="table-column">
      <style:table-column-properties style:column-width="0.5604in"/>
    </style:style>
    <style:style style:name="Table4.J" style:family="table-column">
      <style:table-column-properties style:column-width="0.6118in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fo:background-color="#a6efe3" fo:padding="0in" fo:border="non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201in" fo:border-left="none" fo:border-right="none" fo:border-top="none" fo:border-bottom="0.05pt solid #999999"/>
    </style:style>
    <style:style style:name="Table6" style:family="table">
      <style:table-properties style:width="6.9417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0.3743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53in"/>
    </style:style>
    <style:style style:name="Table6.E" style:family="table-column">
      <style:table-column-properties style:column-width="1.0653in"/>
    </style:style>
    <style:style style:name="Table6.F" style:family="table-column">
      <style:table-column-properties style:column-width="0.6222in"/>
    </style:style>
    <style:style style:name="Table6.G" style:family="table-column">
      <style:table-column-properties style:column-width="0.4993in"/>
    </style:style>
    <style:style style:name="Table6.H" style:family="table-column">
      <style:table-column-properties style:column-width="0.6931in"/>
    </style:style>
    <style:style style:name="Table6.J" style:family="table-column">
      <style:table-column-properties style:column-width="0.5604in"/>
    </style:style>
    <style:style style:name="Table6.L" style:family="table-column">
      <style:table-column-properties style:column-width="0.6319in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fo:background-color="#a6efe3" fo:padding="0in" fo:border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1in" style:rel-column-width="2385*"/>
    </style:style>
    <style:style style:name="Table2.B" style:family="table-column">
      <style:table-column-properties style:column-width="0.3139in" style:rel-column-width="2970*"/>
    </style:style>
    <style:style style:name="Table2.C" style:family="table-column">
      <style:table-column-properties style:column-width="0.434in" style:rel-column-width="4107*"/>
    </style:style>
    <style:style style:name="Table2.D" style:family="table-column">
      <style:table-column-properties style:column-width="0.3132in" style:rel-column-width="2963*"/>
    </style:style>
    <style:style style:name="Table2.H" style:family="table-column">
      <style:table-column-properties style:column-width="0.4347in" style:rel-column-width="4114*"/>
    </style:style>
    <style:style style:name="Table2.I" style:family="table-column">
      <style:table-column-properties style:column-width="0.4444in" style:rel-column-width="4206*"/>
    </style:style>
    <style:style style:name="Table2.J" style:family="table-column">
      <style:table-column-properties style:column-width="0.5556in" style:rel-column-width="5257*"/>
    </style:style>
    <style:style style:name="Table2.L" style:family="table-column">
      <style:table-column-properties style:column-width="0.5049in" style:rel-column-width="4777*"/>
    </style:style>
    <style:style style:name="Table2.O" style:family="table-column">
      <style:table-column-properties style:column-width="0.2424in" style:rel-column-width="2293*"/>
    </style:style>
    <style:style style:name="Table2.P" style:family="table-column">
      <style:table-column-properties style:column-width="0.3743in" style:rel-column-width="3542*"/>
    </style:style>
    <style:style style:name="Table2.Q" style:family="table-column">
      <style:table-column-properties style:column-width="0.3833in" style:rel-column-width="3627*"/>
    </style:style>
    <style:style style:name="Table2.R" style:family="table-column">
      <style:table-column-properties style:column-width="0.7347in" style:rel-column-width="6950*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#a6efe3" fo:padding="0in" fo:border="none">
        <style:background-image/>
      </style:table-cell-properties>
    </style:style>
    <style:style style:name="Table2.E1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2521in" style:rel-column-width="2385*"/>
    </style:style>
    <style:style style:name="Table15.B" style:family="table-column">
      <style:table-column-properties style:column-width="0.6875in" style:rel-column-width="6506*"/>
    </style:style>
    <style:style style:name="Table15.C" style:family="table-column">
      <style:table-column-properties style:column-width="0.8076in" style:rel-column-width="7643*"/>
    </style:style>
    <style:style style:name="Table15.D" style:family="table-column">
      <style:table-column-properties style:column-width="1.1313in" style:rel-column-width="10705*"/>
    </style:style>
    <style:style style:name="Table15.E" style:family="table-column">
      <style:table-column-properties style:column-width="1.1215in" style:rel-column-width="10613*"/>
    </style:style>
    <style:style style:name="Table15.G" style:family="table-column">
      <style:table-column-properties style:column-width="1.3125in" style:rel-column-width="12420*"/>
    </style:style>
    <style:style style:name="Table15.H" style:family="table-column">
      <style:table-column-properties style:column-width="0.4917in" style:rel-column-width="4650*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fo:background-color="#a6efe3" fo:padding="0in" fo:border="none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2521in" style:rel-column-width="2385*"/>
    </style:style>
    <style:style style:name="Table16.B" style:family="table-column">
      <style:table-column-properties style:column-width="1.6264in" style:rel-column-width="15391*"/>
    </style:style>
    <style:style style:name="Table16.C" style:family="table-column">
      <style:table-column-properties style:column-width="2.2431in" style:rel-column-width="21227*"/>
    </style:style>
    <style:style style:name="Table16.D" style:family="table-column">
      <style:table-column-properties style:column-width="1.3125in" style:rel-column-width="12420*"/>
    </style:style>
    <style:style style:name="Table16.E" style:family="table-column">
      <style:table-column-properties style:column-width="0.7576in" style:rel-column-width="7169*"/>
    </style:style>
    <style:style style:name="Table16.F" style:family="table-column">
      <style:table-column-properties style:column-width="0.7333in" style:rel-column-width="6943*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fo:background-color="#a6efe3" fo:padding="0in" fo:border="none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0.2514in"/>
    </style:style>
    <style:style style:name="Table5.B" style:family="table-column">
      <style:table-column-properties style:column-width="0.434in"/>
    </style:style>
    <style:style style:name="Table5.C" style:family="table-column">
      <style:table-column-properties style:column-width="1.4347in"/>
    </style:style>
    <style:style style:name="Table5.D" style:family="table-column">
      <style:table-column-properties style:column-width="0.6931in"/>
    </style:style>
    <style:style style:name="Table5.E" style:family="table-column">
      <style:table-column-properties style:column-width="0.6222in"/>
    </style:style>
    <style:style style:name="Table5.G" style:family="table-column">
      <style:table-column-properties style:column-width="0.7444in"/>
    </style:style>
    <style:style style:name="Table5.H" style:family="table-column">
      <style:table-column-properties style:column-width="0.6319in"/>
    </style:style>
    <style:style style:name="Table5.I" style:family="table-column">
      <style:table-column-properties style:column-width="0.6826in"/>
    </style:style>
    <style:style style:name="Table5.J" style:family="table-column">
      <style:table-column-properties style:column-width="0.734in"/>
    </style:style>
    <style:style style:name="Table5.A1" style:family="table-cell">
      <style:table-cell-properties fo:padding="0in" fo:border="none"/>
    </style:style>
    <style:style style:name="Table5.B1" style:family="table-cell">
      <style:table-cell-properties fo:background-color="#a6efe3" fo:padding="0in" fo:border="non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2528in" style:rel-column-width="2392*"/>
    </style:style>
    <style:style style:name="Table12.B" style:family="table-column">
      <style:table-column-properties style:column-width="1.3736in" style:rel-column-width="12999*"/>
    </style:style>
    <style:style style:name="Table12.C" style:family="table-column">
      <style:table-column-properties style:column-width="2.6868in" style:rel-column-width="25426*"/>
    </style:style>
    <style:style style:name="Table12.D" style:family="table-column">
      <style:table-column-properties style:column-width="2.6118in" style:rel-column-width="24718*"/>
    </style:style>
    <style:style style:name="Table12.A1" style:family="table-cell">
      <style:table-cell-properties fo:padding="0in" fo:border="none"/>
    </style:style>
    <style:style style:name="Table12.C1" style:family="table-cell">
      <style:table-cell-properties fo:background-color="#a6efe3" fo:padding="0in" fo:border="none">
        <style:background-image/>
      </style:table-cell-properties>
    </style:style>
    <style:style style:name="Table12.D1" style:family="table-cell">
      <style:table-cell-properties fo:background-color="transparent" fo:padding="0in" fo:border="none">
        <style:background-image/>
      </style:table-cell-properties>
    </style:style>
    <style:style style:name="Table12.A2" style:family="table-cell">
      <style:table-cell-properties fo:padding="0.0382in" fo:border-left="none" fo:border-right="none" fo:border-top="none" fo:border-bottom="0.05pt solid #000000"/>
    </style:style>
    <style:style style:name="Table12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a6efe3" fo:padding="0.0382in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6.9215in" table:align="left"/>
    </style:style>
    <style:style style:name="Table11.A" style:family="table-column">
      <style:table-column-properties style:column-width="0.2521in"/>
    </style:style>
    <style:style style:name="Table11.B" style:family="table-column">
      <style:table-column-properties style:column-width="1.7458in"/>
    </style:style>
    <style:style style:name="Table11.C" style:family="table-column">
      <style:table-column-properties style:column-width="2.3146in"/>
    </style:style>
    <style:style style:name="Table11.D" style:family="table-column">
      <style:table-column-properties style:column-width="2.609in"/>
    </style:style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a6efe3" fo:padding="0in" fo:border="none">
        <style:background-image/>
      </style:table-cell-properties>
    </style:style>
    <style:style style:name="Table11.A2" style:family="table-cell">
      <style:table-cell-properties fo:padding="0.0382in" fo:border-left="none" fo:border-right="none" fo:border-top="none" fo:border-bottom="0.05pt solid #000000"/>
    </style:style>
    <style:style style:name="Table11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a6efe3" fo:padding="0.0382in" fo:border-left="none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fo:background-color="transparent" fo:padding="0in" fo:border="none">
        <style:background-image/>
      </style:table-cell-properties>
    </style:style>
    <style:style style:name="Table17" style:family="table">
      <style:table-properties style:width="6.9215in" table:align="left"/>
    </style:style>
    <style:style style:name="Table17.A" style:family="table-column">
      <style:table-column-properties style:column-width="0.2514in"/>
    </style:style>
    <style:style style:name="Table17.B" style:family="table-column">
      <style:table-column-properties style:column-width="0.5563in"/>
    </style:style>
    <style:style style:name="Table17.C" style:family="table-column">
      <style:table-column-properties style:column-width="0.4465in"/>
    </style:style>
    <style:style style:name="Table17.D" style:family="table-column">
      <style:table-column-properties style:column-width="0.7438in"/>
    </style:style>
    <style:style style:name="Table17.E" style:family="table-column">
      <style:table-column-properties style:column-width="0.4382in"/>
    </style:style>
    <style:style style:name="Table17.F" style:family="table-column">
      <style:table-column-properties style:column-width="0.6931in"/>
    </style:style>
    <style:style style:name="Table17.G" style:family="table-column">
      <style:table-column-properties style:column-width="0.8056in"/>
    </style:style>
    <style:style style:name="Table17.H" style:family="table-column">
      <style:table-column-properties style:column-width="0.6319in"/>
    </style:style>
    <style:style style:name="Table17.I" style:family="table-column">
      <style:table-column-properties style:column-width="0.5604in"/>
    </style:style>
    <style:style style:name="Table17.J" style:family="table-column">
      <style:table-column-properties style:column-width="0.9382in"/>
    </style:style>
    <style:style style:name="Table17.K" style:family="table-column">
      <style:table-column-properties style:column-width="0.8563in"/>
    </style:style>
    <style:style style:name="Table17.A1" style:family="table-cell">
      <style:table-cell-properties fo:padding="0in" fo:border="none"/>
    </style:style>
    <style:style style:name="Table17.E1" style:family="table-cell">
      <style:table-cell-properties fo:background-color="#a6efe3" fo:padding="0in" fo:border="none">
        <style:background-image/>
      </style:table-cell-properties>
    </style:style>
    <style:style style:name="Table17.C2" style:family="table-cell">
      <style:table-cell-properties fo:background-color="transparent" fo:padding="0in" fo:border="non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P1" style:family="paragraph" style:parent-style-name="Standard">
      <style:paragraph-properties>
        <style:tab-stops>
          <style:tab-stop style:position="6.9299in" style:type="right"/>
        </style:tab-stops>
      </style:paragraph-properties>
      <style:text-properties fo:color="#333333" style:font-name="Avenir Next" officeooo:rsid="0011ffab" officeooo:paragraph-rsid="007fbde7"/>
    </style:style>
    <style:style style:name="P2" style:family="paragraph" style:parent-style-name="Standard">
      <style:text-properties style:font-name="Ubuntu Mono1" officeooo:rsid="0015d61a" officeooo:paragraph-rsid="00226ab0"/>
    </style:style>
    <style:style style:name="P3" style:family="paragraph" style:parent-style-name="Standard">
      <style:text-properties style:font-name="Ubuntu Mono1" officeooo:rsid="0015d61a" officeooo:paragraph-rsid="005e6b84"/>
    </style:style>
    <style:style style:name="P4" style:family="paragraph" style:parent-style-name="Standard">
      <style:text-properties style:font-name="Ubuntu Mono1" officeooo:rsid="0015d61a" officeooo:paragraph-rsid="0070fb3a"/>
    </style:style>
    <style:style style:name="P5" style:family="paragraph" style:parent-style-name="Standard">
      <style:text-properties style:font-name="Ubuntu Mono1" officeooo:rsid="0015d61a" officeooo:paragraph-rsid="0075e287"/>
    </style:style>
    <style:style style:name="P6" style:family="paragraph" style:parent-style-name="Standard">
      <style:text-properties style:font-name="Ubuntu Mono1" fo:font-size="12pt" officeooo:rsid="0015d61a" officeooo:paragraph-rsid="0049fbc4" style:font-size-asian="12pt" style:font-size-complex="12pt"/>
    </style:style>
    <style:style style:name="P7" style:family="paragraph" style:parent-style-name="Standard">
      <style:text-properties style:font-name="Ubuntu Mono1" fo:font-size="12pt" officeooo:rsid="0015d61a" officeooo:paragraph-rsid="0075e287" style:font-size-asian="12pt" style:font-size-complex="12pt"/>
    </style:style>
    <style:style style:name="P8" style:family="paragraph" style:parent-style-name="Standard">
      <style:text-properties style:font-name="Ubuntu Mono1" officeooo:rsid="00226ab0" officeooo:paragraph-rsid="00226ab0"/>
    </style:style>
    <style:style style:name="P9" style:family="paragraph" style:parent-style-name="Standard">
      <style:text-properties fo:font-size="2pt" officeooo:paragraph-rsid="00164629" style:font-size-asian="1.75pt" style:font-size-complex="2pt"/>
    </style:style>
    <style:style style:name="P10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2382e"/>
    </style:style>
    <style:style style:name="P11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5994e"/>
    </style:style>
    <style:style style:name="P12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15fab8" officeooo:paragraph-rsid="0015fab8"/>
    </style:style>
    <style:style style:name="P13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0d07d" officeooo:paragraph-rsid="0030d07d"/>
    </style:style>
    <style:style style:name="P14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5886f" officeooo:paragraph-rsid="0052382e"/>
    </style:style>
    <style:style style:name="P15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3ca280" officeooo:paragraph-rsid="003ca280"/>
    </style:style>
    <style:style style:name="P16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226ab0" officeooo:paragraph-rsid="0052382e"/>
    </style:style>
    <style:style style:name="P17" style:family="paragraph" style:parent-style-name="Standard">
      <loext:graphic-properties draw:fill="solid" draw:fill-color="#003f90" draw:opacity="100%"/>
      <style:paragraph-properties fo:background-color="#003f90"/>
      <style:text-properties fo:font-variant="small-caps" fo:color="#ffffff" style:font-name="Avenir Next" officeooo:rsid="002d4117" officeooo:paragraph-rsid="002d4117"/>
    </style:style>
    <style:style style:name="P1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3a131" officeooo:paragraph-rsid="0033a131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2f63f" officeooo:paragraph-rsid="0033a131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340c29" officeooo:paragraph-rsid="00340c29"/>
    </style:style>
    <style:style style:name="P2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55994e" officeooo:paragraph-rsid="0055994e"/>
    </style:style>
    <style:style style:name="P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officeooo:rsid="005f5211" officeooo:paragraph-rsid="005f5211"/>
    </style:style>
    <style:style style:name="P2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Avenir Next" fo:font-weight="normal" officeooo:rsid="00340c29" officeooo:paragraph-rsid="00340c29" style:font-weight-asian="normal" style:font-weight-complex="normal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fo:font-size="12pt" officeooo:rsid="0015d61a" officeooo:paragraph-rsid="002edc8e" style:font-size-asian="12pt" style:font-size-complex="12pt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officeooo:rsid="0015d61a" officeooo:paragraph-rsid="002d4117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333333" style:font-name="Linux Libertine O1" fo:font-size="6pt" fo:font-style="italic" officeooo:rsid="004ba967" officeooo:paragraph-rsid="005c30a6" style:font-size-asian="5.25pt" style:font-style-asian="italic" style:font-size-complex="6pt" style:font-style-complex="italic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text-properties fo:font-size="6pt" officeooo:paragraph-rsid="002d4117" style:font-size-asian="5.25pt" style:font-size-complex="6pt"/>
    </style:style>
    <style:style style:name="P29" style:family="paragraph" style:parent-style-name="Standard">
      <style:text-properties fo:font-size="6pt" officeooo:paragraph-rsid="0052382e" style:font-size-asian="5.25pt" style:font-size-complex="6pt"/>
    </style:style>
    <style:style style:name="P30" style:family="paragraph" style:parent-style-name="Standard">
      <style:text-properties fo:font-size="6pt" officeooo:rsid="0024f4da" officeooo:paragraph-rsid="0052382e" style:font-size-asian="5.25pt" style:font-size-complex="6pt"/>
    </style:style>
    <style:style style:name="P31" style:family="paragraph" style:parent-style-name="Standard">
      <style:text-properties fo:font-size="6pt" officeooo:rsid="0030d07d" officeooo:paragraph-rsid="0033a131" style:font-size-asian="5.25pt" style:font-size-complex="6pt"/>
    </style:style>
    <style:style style:name="P32" style:family="paragraph" style:parent-style-name="Standard">
      <style:text-properties fo:font-size="6pt" officeooo:rsid="0011ffab" officeooo:paragraph-rsid="0032f63f" style:font-size-asian="5.25pt" style:font-size-complex="6pt"/>
    </style:style>
    <style:style style:name="P33" style:family="paragraph" style:parent-style-name="Standard">
      <style:text-properties fo:font-size="6pt" officeooo:rsid="0011ffab" officeooo:paragraph-rsid="0055994e" style:font-size-asian="5.25pt" style:font-size-complex="6pt"/>
    </style:style>
    <style:style style:name="P34" style:family="paragraph" style:parent-style-name="Standard">
      <style:text-properties fo:font-size="6pt" officeooo:rsid="0029da45" officeooo:paragraph-rsid="003a9b8a" style:font-size-asian="5.25pt" style:font-size-complex="6pt"/>
    </style:style>
    <style:style style:name="P35" style:family="paragraph" style:parent-style-name="Standard">
      <style:text-properties style:font-name="Ubuntu" fo:font-size="6pt" officeooo:rsid="0011ffab" officeooo:paragraph-rsid="0030d07d" style:font-size-asian="5.25pt" style:font-size-complex="6pt"/>
    </style:style>
    <style:style style:name="P36" style:family="paragraph" style:parent-style-name="Standard">
      <style:text-properties style:font-name="Linux Libertine O1" fo:font-size="12pt" officeooo:rsid="007f5c59" officeooo:paragraph-rsid="007f5c59" style:font-size-asian="12pt" style:font-size-complex="12pt"/>
    </style:style>
    <style:style style:name="P37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rsid="0030d07d" officeooo:paragraph-rsid="0052382e"/>
    </style:style>
    <style:style style:name="P38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rsid="003a9b8a" officeooo:paragraph-rsid="0052382e"/>
    </style:style>
    <style:style style:name="P39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paragraph-rsid="0046e230"/>
    </style:style>
    <style:style style:name="P40" style:family="paragraph" style:parent-style-name="Standard">
      <loext:graphic-properties draw:fill="solid" draw:fill-color="#003f90" draw:opacity="100%"/>
      <style:paragraph-properties fo:background-color="#003f90"/>
      <style:text-properties style:font-name="Avenir Next" officeooo:paragraph-rsid="00803a89"/>
    </style:style>
    <style:style style:name="P41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42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248d7"/>
    </style:style>
    <style:style style:name="P43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64629"/>
    </style:style>
    <style:style style:name="P44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26ab0"/>
    </style:style>
    <style:style style:name="P45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d4117"/>
    </style:style>
    <style:style style:name="P46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2f63f"/>
    </style:style>
    <style:style style:name="P47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3a131"/>
    </style:style>
    <style:style style:name="P48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6e230"/>
    </style:style>
    <style:style style:name="P49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8b60e"/>
    </style:style>
    <style:style style:name="P50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e591f"/>
    </style:style>
    <style:style style:name="P51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2382e"/>
    </style:style>
    <style:style style:name="P52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5994e"/>
    </style:style>
    <style:style style:name="P53" style:family="paragraph" style:parent-style-name="Table_20_Contents">
      <style:paragraph-properties fo:text-align="center" style:justify-single-word="false"/>
      <style:text-properties style:font-name="Ubuntu Mono1"/>
    </style:style>
    <style:style style:name="P54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5d61a"/>
    </style:style>
    <style:style style:name="P55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64629"/>
    </style:style>
    <style:style style:name="P56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d4117"/>
    </style:style>
    <style:style style:name="P57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26ab0"/>
    </style:style>
    <style:style style:name="P58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8b60e"/>
    </style:style>
    <style:style style:name="P59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e591f"/>
    </style:style>
    <style:style style:name="P60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3d766"/>
    </style:style>
    <style:style style:name="P61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248d7"/>
    </style:style>
    <style:style style:name="P62" style:family="paragraph" style:parent-style-name="Table_20_Contents">
      <style:paragraph-properties fo:text-align="center" style:justify-single-word="false"/>
      <style:text-properties style:font-name="Ubuntu Mono1" officeooo:rsid="0013d766" officeooo:paragraph-rsid="0052382e"/>
    </style:style>
    <style:style style:name="P63" style:family="paragraph" style:parent-style-name="Table_20_Contents">
      <style:paragraph-properties fo:text-align="center" style:justify-single-word="false"/>
      <style:text-properties style:font-name="Ubuntu Mono1" officeooo:rsid="00164629" officeooo:paragraph-rsid="00164629"/>
    </style:style>
    <style:style style:name="P64" style:family="paragraph" style:parent-style-name="Table_20_Contents">
      <style:paragraph-properties fo:text-align="center" style:justify-single-word="false"/>
      <style:text-properties style:font-name="Ubuntu Mono1" officeooo:rsid="00164629" officeooo:paragraph-rsid="004e591f"/>
    </style:style>
    <style:style style:name="P65" style:family="paragraph" style:parent-style-name="Table_20_Contents">
      <style:paragraph-properties fo:text-align="center" style:justify-single-word="false"/>
      <style:text-properties style:font-name="Ubuntu Mono1" officeooo:rsid="00164629" officeooo:paragraph-rsid="00226ab0"/>
    </style:style>
    <style:style style:name="P66" style:family="paragraph" style:parent-style-name="Table_20_Contents">
      <style:paragraph-properties fo:text-align="center" style:justify-single-word="false"/>
      <style:text-properties style:font-name="Ubuntu Mono1" officeooo:rsid="001842ce" officeooo:paragraph-rsid="001842ce"/>
    </style:style>
    <style:style style:name="P67" style:family="paragraph" style:parent-style-name="Table_20_Contents">
      <style:paragraph-properties fo:text-align="center" style:justify-single-word="false"/>
      <style:text-properties style:font-name="Ubuntu Mono1" officeooo:rsid="001842ce" officeooo:paragraph-rsid="004e591f"/>
    </style:style>
    <style:style style:name="P68" style:family="paragraph" style:parent-style-name="Table_20_Contents">
      <style:paragraph-properties fo:text-align="center" style:justify-single-word="false"/>
      <style:text-properties style:font-name="Ubuntu Mono1" officeooo:rsid="001de0c2" officeooo:paragraph-rsid="001de0c2"/>
    </style:style>
    <style:style style:name="P69" style:family="paragraph" style:parent-style-name="Table_20_Contents">
      <style:paragraph-properties fo:text-align="center" style:justify-single-word="false"/>
      <style:text-properties style:font-name="Ubuntu Mono1" officeooo:rsid="00226ab0" officeooo:paragraph-rsid="00226ab0"/>
    </style:style>
    <style:style style:name="P70" style:family="paragraph" style:parent-style-name="Table_20_Contents">
      <style:paragraph-properties fo:text-align="center" style:justify-single-word="false"/>
      <style:text-properties style:font-name="Ubuntu Mono1" officeooo:rsid="0025a799" officeooo:paragraph-rsid="0025a799"/>
    </style:style>
    <style:style style:name="P71" style:family="paragraph" style:parent-style-name="Table_20_Contents">
      <style:paragraph-properties fo:text-align="center" style:justify-single-word="false"/>
      <style:text-properties style:font-name="Ubuntu Mono1" officeooo:rsid="002d4117" officeooo:paragraph-rsid="002d4117"/>
    </style:style>
    <style:style style:name="P72" style:family="paragraph" style:parent-style-name="Table_20_Contents">
      <style:paragraph-properties fo:text-align="center" style:justify-single-word="false"/>
      <style:text-properties style:font-name="Ubuntu Mono1" officeooo:rsid="002edc8e" officeooo:paragraph-rsid="002edc8e"/>
    </style:style>
    <style:style style:name="P73" style:family="paragraph" style:parent-style-name="Table_20_Contents">
      <style:paragraph-properties fo:text-align="center" style:justify-single-word="false"/>
      <style:text-properties style:font-name="Ubuntu Mono1" officeooo:rsid="002f9a65" officeooo:paragraph-rsid="002f9a65"/>
    </style:style>
    <style:style style:name="P74" style:family="paragraph" style:parent-style-name="Table_20_Contents">
      <style:paragraph-properties fo:text-align="center" style:justify-single-word="false"/>
      <style:text-properties style:font-name="Ubuntu Mono1" officeooo:rsid="002fc0f1" officeooo:paragraph-rsid="002fc0f1"/>
    </style:style>
    <style:style style:name="P75" style:family="paragraph" style:parent-style-name="Table_20_Contents">
      <style:paragraph-properties fo:text-align="center" style:justify-single-word="false"/>
      <style:text-properties style:font-name="Ubuntu Mono1" officeooo:rsid="00314303" officeooo:paragraph-rsid="00314303"/>
    </style:style>
    <style:style style:name="P76" style:family="paragraph" style:parent-style-name="Table_20_Contents">
      <style:paragraph-properties fo:text-align="center" style:justify-single-word="false"/>
      <style:text-properties style:font-name="Ubuntu Mono1" officeooo:rsid="0035886f" officeooo:paragraph-rsid="0052382e"/>
    </style:style>
    <style:style style:name="P77" style:family="paragraph" style:parent-style-name="Table_20_Contents">
      <style:paragraph-properties fo:text-align="center" style:justify-single-word="false"/>
      <style:text-properties style:font-name="Ubuntu Mono1" officeooo:rsid="003ca280" officeooo:paragraph-rsid="003ca280"/>
    </style:style>
    <style:style style:name="P78" style:family="paragraph" style:parent-style-name="Table_20_Contents">
      <style:paragraph-properties fo:text-align="center" style:justify-single-word="false"/>
      <style:text-properties style:font-name="Ubuntu Mono1" officeooo:rsid="003ca280" officeooo:paragraph-rsid="0052382e"/>
    </style:style>
    <style:style style:name="P79" style:family="paragraph" style:parent-style-name="Table_20_Contents">
      <style:paragraph-properties fo:text-align="center" style:justify-single-word="false"/>
      <style:text-properties style:font-name="Ubuntu Mono1" officeooo:rsid="00426794" officeooo:paragraph-rsid="00426794"/>
    </style:style>
    <style:style style:name="P80" style:family="paragraph" style:parent-style-name="Table_20_Contents">
      <style:paragraph-properties fo:text-align="center" style:justify-single-word="false"/>
      <style:text-properties style:font-name="Ubuntu Mono1" officeooo:rsid="0043a29e" officeooo:paragraph-rsid="004e591f"/>
    </style:style>
    <style:style style:name="P81" style:family="paragraph" style:parent-style-name="Table_20_Contents">
      <style:paragraph-properties fo:text-align="center" style:justify-single-word="false"/>
      <style:text-properties style:font-name="Ubuntu Mono1" officeooo:rsid="0043a29e" officeooo:paragraph-rsid="005d4e62"/>
    </style:style>
    <style:style style:name="P82" style:family="paragraph" style:parent-style-name="Table_20_Contents">
      <style:paragraph-properties fo:text-align="center" style:justify-single-word="false"/>
      <style:text-properties style:font-name="Ubuntu Mono1" fo:font-style="normal" officeooo:rsid="002a4f8d" officeooo:paragraph-rsid="002a4f8d" style:font-style-asian="normal" style:font-style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Ubuntu Mono1" fo:font-style="normal" officeooo:rsid="00426794" officeooo:paragraph-rsid="0046e230" style:font-style-asian="normal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Ubuntu Mono1" fo:font-style="normal" officeooo:rsid="0049370e" officeooo:paragraph-rsid="0049370e" style:font-style-asian="normal" style:font-style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Ubuntu Mono1" fo:font-style="normal" officeooo:rsid="007778e2" officeooo:paragraph-rsid="007778e2" style:font-style-asian="normal" style:font-style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Ubuntu Mono1" officeooo:rsid="002643f2" officeooo:paragraph-rsid="002643f2"/>
    </style:style>
    <style:style style:name="P87" style:family="paragraph" style:parent-style-name="Table_20_Contents">
      <style:paragraph-properties fo:text-align="center" style:justify-single-word="false"/>
      <style:text-properties style:font-name="Ubuntu Mono1" officeooo:rsid="002a4f8d" officeooo:paragraph-rsid="002a4f8d"/>
    </style:style>
    <style:style style:name="P88" style:family="paragraph" style:parent-style-name="Table_20_Contents">
      <style:paragraph-properties fo:text-align="center" style:justify-single-word="false"/>
      <style:text-properties style:font-name="Ubuntu Mono1" officeooo:rsid="0048b60e" officeooo:paragraph-rsid="0048b60e"/>
    </style:style>
    <style:style style:name="P89" style:family="paragraph" style:parent-style-name="Table_20_Contents">
      <style:paragraph-properties fo:text-align="center" style:justify-single-word="false"/>
      <style:text-properties style:font-name="Ubuntu Mono1" officeooo:rsid="0049fbc4" officeooo:paragraph-rsid="004a8cd4"/>
    </style:style>
    <style:style style:name="P90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a8cd4"/>
    </style:style>
    <style:style style:name="P91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ba967"/>
    </style:style>
    <style:style style:name="P92" style:family="paragraph" style:parent-style-name="Table_20_Contents">
      <style:paragraph-properties fo:text-align="center" style:justify-single-word="false"/>
      <style:text-properties style:font-name="Ubuntu Mono1" officeooo:rsid="004ba967" officeooo:paragraph-rsid="004ba967"/>
    </style:style>
    <style:style style:name="P93" style:family="paragraph" style:parent-style-name="Table_20_Contents">
      <style:paragraph-properties fo:text-align="center" style:justify-single-word="false"/>
      <style:text-properties style:font-name="Ubuntu Mono1" officeooo:rsid="004c9247" officeooo:paragraph-rsid="004e591f"/>
    </style:style>
    <style:style style:name="P94" style:family="paragraph" style:parent-style-name="Table_20_Contents">
      <style:paragraph-properties fo:text-align="center" style:justify-single-word="false"/>
      <style:text-properties style:font-name="Ubuntu Mono1" officeooo:rsid="004dbec3" officeooo:paragraph-rsid="004e591f"/>
    </style:style>
    <style:style style:name="P95" style:family="paragraph" style:parent-style-name="Table_20_Contents">
      <style:paragraph-properties fo:text-align="center" style:justify-single-word="false"/>
      <style:text-properties style:font-name="Ubuntu Mono1" officeooo:rsid="0014f402" officeooo:paragraph-rsid="0014f402"/>
    </style:style>
    <style:style style:name="P96" style:family="paragraph" style:parent-style-name="Table_20_Contents">
      <style:paragraph-properties fo:text-align="center" style:justify-single-word="false"/>
      <style:text-properties style:font-name="Ubuntu Mono1" officeooo:rsid="004ebac8" officeooo:paragraph-rsid="004ebac8"/>
    </style:style>
    <style:style style:name="P97" style:family="paragraph" style:parent-style-name="Table_20_Contents">
      <style:paragraph-properties fo:text-align="center" style:justify-single-word="false"/>
      <style:text-properties style:font-name="Ubuntu Mono1" officeooo:rsid="003744ae" officeooo:paragraph-rsid="0052382e"/>
    </style:style>
    <style:style style:name="P98" style:family="paragraph" style:parent-style-name="Table_20_Contents">
      <style:paragraph-properties fo:text-align="center" style:justify-single-word="false"/>
      <style:text-properties style:font-name="Ubuntu Mono1" officeooo:rsid="0027d042" officeooo:paragraph-rsid="0052382e"/>
    </style:style>
    <style:style style:name="P99" style:family="paragraph" style:parent-style-name="Table_20_Contents">
      <style:paragraph-properties fo:text-align="center" style:justify-single-word="false"/>
      <style:text-properties style:font-name="Ubuntu Mono1" officeooo:rsid="003909c4" officeooo:paragraph-rsid="0052382e"/>
    </style:style>
    <style:style style:name="P100" style:family="paragraph" style:parent-style-name="Table_20_Contents">
      <style:paragraph-properties fo:text-align="center" style:justify-single-word="false"/>
      <style:text-properties style:font-name="Ubuntu Mono1" officeooo:rsid="0055994e" officeooo:paragraph-rsid="0055994e"/>
    </style:style>
    <style:style style:name="P101" style:family="paragraph" style:parent-style-name="Table_20_Contents">
      <style:paragraph-properties fo:text-align="start" style:justify-single-word="false"/>
      <style:text-properties style:font-name="Ubuntu Mono1" officeooo:rsid="0033a131" officeooo:paragraph-rsid="0033a131"/>
    </style:style>
    <style:style style:name="P102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56948"/>
    </style:style>
    <style:style style:name="P103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e6b84"/>
    </style:style>
    <style:style style:name="P104" style:family="paragraph" style:parent-style-name="Table_20_Contents">
      <style:paragraph-properties fo:text-align="center" style:justify-single-word="false"/>
      <style:text-properties style:font-name="Ubuntu Mono1" officeooo:rsid="005d0e3d" officeooo:paragraph-rsid="002643f2"/>
    </style:style>
    <style:style style:name="P105" style:family="paragraph" style:parent-style-name="Table_20_Contents">
      <style:paragraph-properties fo:text-align="center" style:justify-single-word="false"/>
      <style:text-properties style:font-name="Ubuntu Mono1" officeooo:rsid="0046e230" officeooo:paragraph-rsid="005d0e3d"/>
    </style:style>
    <style:style style:name="P106" style:family="paragraph" style:parent-style-name="Table_20_Contents">
      <style:paragraph-properties fo:text-align="center" style:justify-single-word="false"/>
      <style:text-properties style:font-name="Ubuntu Mono1" officeooo:rsid="0052382e" officeooo:paragraph-rsid="0052382e"/>
    </style:style>
    <style:style style:name="P107" style:family="paragraph" style:parent-style-name="Table_20_Contents">
      <style:paragraph-properties fo:text-align="center" style:justify-single-word="false"/>
      <style:text-properties style:font-name="Ubuntu Mono1" officeooo:rsid="005d4e62" officeooo:paragraph-rsid="005d4e62"/>
    </style:style>
    <style:style style:name="P108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33a131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6d7ab6" style:font-size-asian="10.5pt" style:font-size-complex="10.5pt"/>
    </style:style>
    <style:style style:name="P110" style:family="paragraph" style:parent-style-name="Table_20_Contents">
      <style:text-properties style:font-name="Ubuntu Mono1" fo:font-size="10.5pt" officeooo:rsid="0033a131" officeooo:paragraph-rsid="0033a131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340c29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5e6b84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style:font-name="Ubuntu Mono1" fo:font-size="10.5pt" officeooo:rsid="0034ed97" officeooo:paragraph-rsid="0034ed97" style:font-size-asian="10.5pt" style:font-size-complex="10.5pt"/>
    </style:style>
    <style:style style:name="P114" style:family="paragraph" style:parent-style-name="Table_20_Contents">
      <style:text-properties style:font-name="Ubuntu Mono1" fo:font-size="10.5pt" officeooo:rsid="0034ed97" officeooo:paragraph-rsid="0034ed97" style:font-size-asian="10.5pt" style:font-size-complex="10.5pt"/>
    </style:style>
    <style:style style:name="P115" style:family="paragraph" style:parent-style-name="Table_20_Contents">
      <style:paragraph-properties fo:text-align="start" style:justify-single-word="false"/>
      <style:text-properties style:font-name="Ubuntu Mono1" fo:font-size="10.5pt" officeooo:rsid="0032f63f" officeooo:paragraph-rsid="0032f63f" style:font-size-asian="10.5pt" style:font-size-complex="10.5pt"/>
    </style:style>
    <style:style style:name="P116" style:family="paragraph" style:parent-style-name="Table_20_Contents">
      <style:text-properties style:font-name="Ubuntu Mono1" fo:font-size="10.5pt" officeooo:paragraph-rsid="003a9b8a" style:font-size-asian="10.5pt" style:font-size-complex="10.5pt"/>
    </style:style>
    <style:style style:name="P117" style:family="paragraph" style:parent-style-name="Table_20_Contents">
      <style:text-properties style:font-name="Ubuntu Mono1" fo:font-size="10.5pt" officeooo:rsid="0053b233" officeooo:paragraph-rsid="0053b233" style:font-size-asian="10.5pt" style:font-size-complex="10.5pt"/>
    </style:style>
    <style:style style:name="P118" style:family="paragraph" style:parent-style-name="Table_20_Contents">
      <style:text-properties style:font-name="Ubuntu Mono1" fo:font-size="10.5pt" officeooo:rsid="0035886f" officeooo:paragraph-rsid="0035886f" style:font-size-asian="10.5pt" style:font-size-complex="10.5pt"/>
    </style:style>
    <style:style style:name="P119" style:family="paragraph" style:parent-style-name="Table_20_Contents">
      <style:text-properties style:font-name="Ubuntu Mono1" fo:font-size="10.5pt" officeooo:rsid="003c5512" officeooo:paragraph-rsid="003c5512" style:font-size-asian="10.5pt" style:font-size-complex="10.5pt"/>
    </style:style>
    <style:style style:name="P120" style:family="paragraph" style:parent-style-name="Table_20_Contents">
      <style:text-properties style:font-name="Ubuntu Mono1" fo:font-size="10.5pt" officeooo:rsid="007d963c" officeooo:paragraph-rsid="007d963c" style:font-size-asian="10.5pt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style:font-name="Ubuntu Mono1" fo:font-size="10.5pt" fo:font-style="normal" officeooo:rsid="0033a131" officeooo:paragraph-rsid="0033a131" style:font-size-asian="10.5pt" style:font-style-asian="normal" style:font-size-complex="10.5pt" style:font-style-complex="normal"/>
    </style:style>
    <style:style style:name="P122" style:family="paragraph" style:parent-style-name="Table_20_Contents">
      <style:text-properties style:font-name="Ubuntu Mono1" fo:font-size="10.5pt" fo:font-style="normal" officeooo:rsid="006118b6" officeooo:paragraph-rsid="006118b6" style:font-size-asian="10.5pt" style:font-style-asian="normal" style:font-size-complex="10.5pt" style:font-style-complex="normal"/>
    </style:style>
    <style:style style:name="P123" style:family="paragraph" style:parent-style-name="Table_20_Contents">
      <style:text-properties style:font-name="Ubuntu Mono1" fo:font-size="10.5pt" fo:font-style="normal" officeooo:rsid="0063938c" officeooo:paragraph-rsid="0063938c" style:font-size-asian="10.5pt" style:font-style-asian="normal" style:font-size-complex="10.5pt" style:font-style-complex="normal"/>
    </style:style>
    <style:style style:name="P124" style:family="paragraph" style:parent-style-name="Table_20_Contents">
      <style:text-properties style:font-name="Ubuntu Mono1" fo:font-size="10.5pt" fo:font-style="normal" officeooo:rsid="0063938c" officeooo:paragraph-rsid="0067c418" style:font-size-asian="10.5pt" style:font-style-asian="normal" style:font-size-complex="10.5pt" style:font-style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Ubuntu Mono1" officeooo:rsid="0032f63f" officeooo:paragraph-rsid="0055994e"/>
    </style:style>
    <style:style style:name="P126" style:family="paragraph" style:parent-style-name="Table_20_Contents">
      <style:paragraph-properties fo:text-align="center" style:justify-single-word="false"/>
      <style:text-properties style:font-name="Ubuntu Mono1" officeooo:rsid="005f5211" officeooo:paragraph-rsid="005f5211"/>
    </style:style>
    <style:style style:name="P127" style:family="paragraph" style:parent-style-name="Table_20_Contents">
      <style:paragraph-properties fo:text-align="center" style:justify-single-word="false"/>
      <style:text-properties style:font-name="Ubuntu Mono1" officeooo:rsid="006aeac9" officeooo:paragraph-rsid="006aeac9"/>
    </style:style>
    <style:style style:name="P128" style:family="paragraph" style:parent-style-name="Table_20_Contents">
      <style:paragraph-properties fo:text-align="center" style:justify-single-word="false"/>
      <style:text-properties style:font-name="Ubuntu Mono1" officeooo:rsid="006f6b51" officeooo:paragraph-rsid="006f6b51"/>
    </style:style>
    <style:style style:name="P129" style:family="paragraph" style:parent-style-name="Table_20_Contents">
      <style:paragraph-properties fo:text-align="center" style:justify-single-word="false"/>
      <style:text-properties style:font-name="Ubuntu Mono1" officeooo:rsid="00725180" officeooo:paragraph-rsid="00725180"/>
    </style:style>
    <style:style style:name="P130" style:family="paragraph" style:parent-style-name="Table_20_Contents">
      <style:paragraph-properties fo:text-align="center" style:justify-single-word="false"/>
      <style:text-properties style:font-name="Ubuntu Mono1" officeooo:rsid="007778e2" officeooo:paragraph-rsid="007778e2"/>
    </style:style>
    <style:style style:name="P131" style:family="paragraph" style:parent-style-name="Table_20_Contents">
      <style:paragraph-properties fo:text-align="center" style:justify-single-word="false"/>
      <style:text-properties style:font-name="Ubuntu Mono1" officeooo:rsid="007bcd9a" officeooo:paragraph-rsid="007bcd9a"/>
    </style:style>
    <style:style style:name="P132" style:family="paragraph" style:parent-style-name="Table_20_Contents">
      <style:paragraph-properties fo:text-align="center" style:justify-single-word="false"/>
      <style:text-properties style:font-name="Ubuntu Mono1" officeooo:rsid="00803a89" officeooo:paragraph-rsid="00803a89"/>
    </style:style>
    <style:style style:name="P133" style:family="paragraph" style:parent-style-name="Table_20_Contents">
      <style:paragraph-properties fo:text-align="start" style:justify-single-word="false"/>
      <style:text-properties style:font-name="Linux Libertine O1" officeooo:rsid="0033a131" officeooo:paragraph-rsid="0033a131"/>
    </style:style>
    <style:style style:name="P134" style:family="paragraph" style:parent-style-name="Table_20_Contents">
      <style:paragraph-properties fo:text-align="start" style:justify-single-word="false"/>
      <style:text-properties style:font-name="Linux Libertine O1" officeooo:rsid="006d7ab6" officeooo:paragraph-rsid="006d7ab6"/>
    </style:style>
    <style:style style:name="P135" style:family="paragraph" style:parent-style-name="Table_20_Contents">
      <style:text-properties style:font-name="Linux Libertine O1" officeooo:rsid="003cf921" officeooo:paragraph-rsid="003cf921"/>
    </style:style>
    <style:style style:name="P136" style:family="paragraph" style:parent-style-name="Table_20_Contents">
      <style:text-properties style:font-name="Linux Libertine O1" officeooo:rsid="003a9b8a" officeooo:paragraph-rsid="003cf921"/>
    </style:style>
    <style:style style:name="P137" style:family="paragraph" style:parent-style-name="Table_20_Contents">
      <style:paragraph-properties fo:text-align="center" style:justify-single-word="false"/>
      <style:text-properties style:font-name="Ubuntu Mono" officeooo:rsid="0027d042" officeooo:paragraph-rsid="004e591f"/>
    </style:style>
    <style:style style:name="P138" style:family="paragraph" style:parent-style-name="Table_20_Contents">
      <style:paragraph-properties fo:text-align="center" style:justify-single-word="false"/>
      <style:text-properties style:font-name="Ubuntu Mono" officeooo:rsid="0049370e" officeooo:paragraph-rsid="004a8cd4"/>
    </style:style>
    <style:style style:name="P139" style:family="paragraph" style:parent-style-name="Table_20_Contents">
      <style:text-properties style:font-name="Ubuntu Mono" fo:font-size="10.5pt" fo:font-style="normal" officeooo:rsid="003c5512" officeooo:paragraph-rsid="003c5512" style:font-size-asian="10.5pt" style:font-style-asian="normal" style:font-size-complex="10.5pt" style:font-style-complex="normal"/>
    </style:style>
    <style:style style:name="P140" style:family="paragraph" style:parent-style-name="Table_20_Contents">
      <style:text-properties style:font-name="Ubuntu Mono" fo:font-size="10.5pt" fo:font-style="normal" officeooo:rsid="003ca280" officeooo:paragraph-rsid="003ca280" style:font-size-asian="10.5pt" style:font-style-asian="normal" style:font-size-complex="10.5pt" style:font-style-complex="normal"/>
    </style:style>
    <style:style style:name="P141" style:family="paragraph" style:parent-style-name="Table_20_Contents">
      <style:text-properties style:font-name="Ubuntu Mono" fo:font-size="10.5pt" fo:font-style="normal" officeooo:rsid="003edd88" officeooo:paragraph-rsid="003edd88" style:font-size-asian="10.5pt" style:font-style-asian="normal" style:font-size-complex="10.5pt" style:font-style-complex="normal"/>
    </style:style>
    <style:style style:name="P142" style:family="paragraph" style:parent-style-name="Table_20_Contents">
      <style:text-properties style:font-name="Ubuntu Mono" fo:font-size="10.5pt" officeooo:rsid="0034ed97" officeooo:paragraph-rsid="0034ed97" style:font-size-asian="10.5pt" style:font-size-complex="10.5pt"/>
    </style:style>
    <style:style style:name="P143" style:family="paragraph" style:parent-style-name="Table_20_Contents">
      <style:text-properties style:font-name="Ubuntu Mono" fo:font-size="10.5pt" officeooo:rsid="0035886f" officeooo:paragraph-rsid="0035886f" style:font-size-asian="10.5pt" style:font-size-complex="10.5pt"/>
    </style:style>
    <style:style style:name="P144" style:family="paragraph" style:parent-style-name="Table_20_Contents">
      <style:paragraph-properties fo:text-align="center" style:justify-single-word="false"/>
      <style:text-properties officeooo:paragraph-rsid="004e591f"/>
    </style:style>
    <style:style style:name="P145" style:family="paragraph" style:parent-style-name="Table_20_Contents">
      <style:paragraph-properties fo:text-align="center" style:justify-single-word="false"/>
      <style:text-properties officeooo:paragraph-rsid="0055994e"/>
    </style:style>
    <style:style style:name="P146" style:family="paragraph" style:parent-style-name="Table_20_Contents">
      <style:paragraph-properties fo:text-align="center" style:justify-single-word="false"/>
      <style:text-properties style:text-position="0% 100%" style:font-name="Ubuntu Mono1" officeooo:rsid="003edd88" officeooo:paragraph-rsid="0046e230"/>
    </style:style>
    <style:style style:name="P147" style:family="paragraph" style:parent-style-name="Table_20_Contents">
      <style:paragraph-properties fo:text-align="center" style:justify-single-word="false"/>
      <style:text-properties style:text-position="0% 100%" style:font-name="Ubuntu Mono1" officeooo:rsid="00426794" officeooo:paragraph-rsid="005d4e62"/>
    </style:style>
    <style:style style:name="P148" style:family="paragraph" style:parent-style-name="Table_20_Contents">
      <style:paragraph-properties fo:text-align="start" style:justify-single-word="false"/>
      <style:text-properties style:font-name="Avenir Next" officeooo:rsid="0013d766" officeooo:paragraph-rsid="0032f63f"/>
    </style:style>
    <style:style style:name="P149" style:family="paragraph" style:parent-style-name="Table_20_Contents">
      <style:text-properties fo:font-size="6pt" officeooo:paragraph-rsid="00794012" style:font-size-asian="5.25pt" style:font-size-complex="6pt"/>
    </style:style>
    <style:style style:name="P150" style:family="paragraph" style:parent-style-name="Standard">
      <style:paragraph-properties fo:margin-left="0in" fo:margin-right="0in" style:line-height-at-least="0.1465in" fo:text-align="center" style:justify-single-word="false" fo:widows="1" fo:text-indent="0in" style:auto-text-indent="false"/>
    </style:style>
    <style:style style:name="T1" style:family="text">
      <style:text-properties style:font-name="Avenir Next" fo:font-weight="600" officeooo:rsid="0011cd0f" style:font-size-asian="10.5pt" style:font-weight-asian="bold" style:font-weight-complex="normal"/>
    </style:style>
    <style:style style:name="T2" style:family="text">
      <style:text-properties style:font-name="Avenir Next" fo:font-weight="250" officeooo:rsid="0011cd0f" style:font-size-asian="10.5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cd0f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7d963c" style:font-style-asian="normal" style:font-style-complex="normal"/>
    </style:style>
    <style:style style:name="T7" style:family="text">
      <style:text-properties fo:font-style="normal" officeooo:rsid="0021494a" style:font-style-asian="normal" style:font-style-complex="normal"/>
    </style:style>
    <style:style style:name="T8" style:family="text">
      <style:text-properties fo:font-style="normal" officeooo:rsid="0049370e" style:font-style-asian="normal" style:font-style-complex="normal"/>
    </style:style>
    <style:style style:name="T9" style:family="text">
      <style:text-properties style:font-name="Linux Libertine O1"/>
    </style:style>
    <style:style style:name="T10" style:family="text">
      <style:text-properties style:font-name="Linux Libertine O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nux Libertine O1" fo:font-size="12pt" fo:font-weight="normal" officeooo:rsid="007d963c" style:font-size-asian="12pt" style:font-weight-asian="normal" style:font-size-complex="1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7d042" style:font-style-asian="italic" style:font-style-complex="italic"/>
    </style:style>
    <style:style style:name="T14" style:family="text">
      <style:text-properties fo:font-style="italic" officeooo:rsid="00426794" style:font-style-asian="italic" style:font-style-complex="italic"/>
    </style:style>
    <style:style style:name="T15" style:family="text">
      <style:text-properties fo:font-style="italic" officeooo:rsid="0049370e" style:font-style-asian="italic" style:font-style-complex="italic"/>
    </style:style>
    <style:style style:name="T16" style:family="text">
      <style:text-properties fo:font-style="italic" officeooo:rsid="0049fbc4" style:font-style-asian="italic" style:font-style-complex="italic"/>
    </style:style>
    <style:style style:name="T17" style:family="text">
      <style:text-properties fo:font-style="italic" officeooo:rsid="004a8cd4" style:font-style-asian="italic" style:font-style-complex="italic"/>
    </style:style>
    <style:style style:name="T18" style:family="text">
      <style:text-properties fo:font-style="italic" officeooo:rsid="004ba967" style:font-style-asian="italic" style:font-style-complex="italic"/>
    </style:style>
    <style:style style:name="T19" style:family="text">
      <style:text-properties fo:font-style="italic" officeooo:rsid="004dbec3" style:font-style-asian="italic" style:font-style-complex="italic"/>
    </style:style>
    <style:style style:name="T20" style:family="text">
      <style:text-properties style:font-name="Ubuntu Mono1"/>
    </style:style>
    <style:style style:name="T21" style:family="text">
      <style:text-properties style:font-name="Ubuntu Mono1" officeooo:rsid="0049fbc4"/>
    </style:style>
    <style:style style:name="T22" style:family="text">
      <style:text-properties style:font-name="Ubuntu Mono1" fo:font-style="italic" style:font-style-asian="italic" style:font-style-complex="italic"/>
    </style:style>
    <style:style style:name="T23" style:family="text">
      <style:text-properties style:font-name="Ubuntu Mono1" fo:font-style="italic" officeooo:rsid="004a8cd4" style:font-style-asian="italic" style:font-style-complex="italic"/>
    </style:style>
    <style:style style:name="T24" style:family="text">
      <style:text-properties style:font-name="Ubuntu Mono1" fo:font-style="normal" style:font-style-asian="normal" style:font-style-complex="normal"/>
    </style:style>
    <style:style style:name="T25" style:family="text">
      <style:text-properties officeooo:rsid="001248d7"/>
    </style:style>
    <style:style style:name="T26" style:family="text">
      <style:text-properties officeooo:rsid="0013d766"/>
    </style:style>
    <style:style style:name="T27" style:family="text">
      <style:text-properties style:font-name="Ubuntu Mono"/>
    </style:style>
    <style:style style:name="T28" style:family="text">
      <style:text-properties style:font-name="Ubuntu Mono" fo:font-style="italic" officeooo:rsid="003a9b8a" style:font-style-asian="italic" style:font-style-complex="italic"/>
    </style:style>
    <style:style style:name="T29" style:family="text">
      <style:text-properties style:font-name="Ubuntu Mono" fo:font-style="normal" style:font-style-asian="normal" style:font-style-complex="normal"/>
    </style:style>
    <style:style style:name="T30" style:family="text">
      <style:text-properties style:font-name="Ubuntu Mono" fo:font-style="normal" officeooo:rsid="003a9b8a" style:font-style-asian="normal" style:font-style-complex="normal"/>
    </style:style>
    <style:style style:name="T31" style:family="text">
      <style:text-properties style:font-name="Ubuntu Mono" officeooo:rsid="0027d042"/>
    </style:style>
    <style:style style:name="T32" style:family="text">
      <style:text-properties style:font-name="Ubuntu Mono" officeooo:rsid="0035886f"/>
    </style:style>
    <style:style style:name="T33" style:family="text">
      <style:text-properties style:font-name="Ubuntu Mono" officeooo:rsid="003909c4"/>
    </style:style>
    <style:style style:name="T34" style:family="text">
      <style:text-properties style:font-name="Ubuntu Mono" officeooo:rsid="004c9247"/>
    </style:style>
    <style:style style:name="T35" style:family="text">
      <style:text-properties style:font-name="Ubuntu Mono" officeooo:rsid="003a9b8a"/>
    </style:style>
    <style:style style:name="T36" style:family="text">
      <style:text-properties officeooo:rsid="001c5700"/>
    </style:style>
    <style:style style:name="T37" style:family="text">
      <style:text-properties officeooo:rsid="0021494a"/>
    </style:style>
    <style:style style:name="T38" style:family="text">
      <style:text-properties officeooo:rsid="0023b2cd"/>
    </style:style>
    <style:style style:name="T39" style:family="text">
      <style:text-properties officeooo:rsid="0027d042"/>
    </style:style>
    <style:style style:name="T40" style:family="text">
      <style:text-properties fo:font-variant="small-caps" fo:color="#ffffff"/>
    </style:style>
    <style:style style:name="T41" style:family="text">
      <style:text-properties fo:font-variant="small-caps" fo:color="#ffffff" officeooo:rsid="0064f29e"/>
    </style:style>
    <style:style style:name="T42" style:family="text">
      <style:text-properties fo:font-variant="small-caps" fo:color="#ffffff" officeooo:rsid="003ca280"/>
    </style:style>
    <style:style style:name="T43" style:family="text">
      <style:text-properties fo:font-variant="small-caps" fo:color="#ffffff" officeooo:rsid="0030d07d"/>
    </style:style>
    <style:style style:name="T44" style:family="text">
      <style:text-properties fo:font-variant="small-caps" fo:color="#ffffff" officeooo:rsid="0046e230"/>
    </style:style>
    <style:style style:name="T45" style:family="text">
      <style:text-properties fo:font-variant="small-caps" fo:color="#ffffff" fo:font-size="10.5pt" officeooo:rsid="0046e230" style:font-size-asian="10.5pt" style:font-size-complex="10.5pt"/>
    </style:style>
    <style:style style:name="T46" style:family="text">
      <style:text-properties fo:font-variant="small-caps" fo:color="#ffffff" fo:font-size="10.5pt" officeooo:rsid="004c9247" style:font-size-asian="10.5pt" style:font-size-complex="10.5pt"/>
    </style:style>
    <style:style style:name="T47" style:family="text">
      <style:text-properties fo:font-variant="small-caps" fo:color="#ffffff" officeooo:rsid="001de0c2"/>
    </style:style>
    <style:style style:name="T48" style:family="text">
      <style:text-properties fo:font-variant="small-caps" fo:color="#ffffff" officeooo:rsid="004c9247"/>
    </style:style>
    <style:style style:name="T49" style:family="text">
      <style:text-properties fo:font-variant="small-caps" fo:color="#ffffff" officeooo:rsid="0015fab8"/>
    </style:style>
    <style:style style:name="T50" style:family="text">
      <style:text-properties officeooo:rsid="0034ed97"/>
    </style:style>
    <style:style style:name="T51" style:family="text">
      <style:text-properties officeooo:rsid="0035886f"/>
    </style:style>
    <style:style style:name="T52" style:family="text">
      <style:text-properties officeooo:rsid="003744ae"/>
    </style:style>
    <style:style style:name="T53" style:family="text">
      <style:text-properties officeooo:rsid="00446869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font-size="10.5pt" officeooo:rsid="004dbec3" style:font-size-asian="10.5pt" style:font-size-complex="10.5pt"/>
    </style:style>
    <style:style style:name="T56" style:family="text">
      <style:text-properties fo:font-size="10.5pt" officeooo:rsid="004c9247" style:font-size-asian="10.5pt" style:font-size-complex="10.5pt"/>
    </style:style>
    <style:style style:name="T57" style:family="text">
      <style:text-properties fo:font-size="10.5pt" officeooo:rsid="002d4117" style:font-size-asian="10.5pt" style:font-size-complex="10.5pt"/>
    </style:style>
    <style:style style:name="T58" style:family="text">
      <style:text-properties fo:font-size="10.5pt" officeooo:rsid="0049fbc4" style:font-size-asian="10.5pt" style:font-size-complex="10.5pt"/>
    </style:style>
    <style:style style:name="T59" style:family="text">
      <style:text-properties fo:font-size="10.5pt" officeooo:rsid="0032f63f" style:font-size-asian="10.5pt" style:font-size-complex="10.5pt"/>
    </style:style>
    <style:style style:name="T60" style:family="text">
      <style:text-properties fo:font-size="10.5pt" fo:font-style="italic" style:font-size-asian="10.5pt" style:font-style-asian="italic" style:font-size-complex="10.5pt" style:font-style-complex="italic"/>
    </style:style>
    <style:style style:name="T61" style:family="text">
      <style:text-properties fo:font-size="10.5pt" fo:font-style="normal" style:font-size-asian="10.5pt" style:font-style-asian="normal" style:font-size-complex="10.5pt" style:font-style-complex="normal"/>
    </style:style>
    <style:style style:name="T62" style:family="text">
      <style:text-properties fo:font-size="10.5pt" style:text-underline-style="none" officeooo:rsid="002d4117" style:font-size-asian="10.5pt" style:font-size-complex="10.5pt"/>
    </style:style>
    <style:style style:name="T63" style:family="text">
      <style:text-properties officeooo:rsid="0049370e"/>
    </style:style>
    <style:style style:name="T64" style:family="text">
      <style:text-properties officeooo:rsid="0049fbc4"/>
    </style:style>
    <style:style style:name="T65" style:family="text">
      <style:text-properties officeooo:rsid="004a8cd4"/>
    </style:style>
    <style:style style:name="T66" style:family="text">
      <style:text-properties officeooo:rsid="004ba967"/>
    </style:style>
    <style:style style:name="T67" style:family="text">
      <style:text-properties officeooo:rsid="004dbec3"/>
    </style:style>
    <style:style style:name="T68" style:family="text">
      <style:text-properties officeooo:rsid="004e591f"/>
    </style:style>
    <style:style style:name="T69" style:family="text">
      <style:text-properties fo:font-variant="normal" fo:text-transform="none" fo:color="#005da4" fo:font-size="10.5pt" style:text-underline-style="none" officeooo:rsid="002d4117" style:font-size-asian="10.5pt" style:font-size-complex="10.5pt"/>
    </style:style>
    <style:style style:name="T70" style:family="text">
      <style:text-properties fo:font-variant="normal" fo:text-transform="none" fo:color="#005695" style:text-line-through-style="none" style:text-line-through-type="none" style:font-name="Ubuntu Mono1" fo:font-size="12pt" fo:letter-spacing="normal" fo:font-style="normal" style:text-underline-style="none" fo:font-weight="normal" style:text-blinking="false" style:font-size-asian="12pt" style:font-size-complex="12pt"/>
    </style:style>
    <style:style style:name="T71" style:family="text">
      <style:text-properties fo:font-variant="normal" fo:text-transform="none" fo:color="#005695" style:font-name="Ubuntu Mono1" fo:font-size="12pt" fo:letter-spacing="normal" fo:font-style="normal" style:text-underline-style="none" fo:font-weight="normal" style:font-size-asian="12pt" style:font-size-complex="12pt"/>
    </style:style>
    <style:style style:name="T72" style:family="text">
      <style:text-properties fo:font-variant="normal" fo:text-transform="none" fo:color="#ffffff" style:font-name="Linux Libertine O1" fo:font-size="10.5pt" officeooo:rsid="00794012" style:font-size-asian="10.5pt" style:font-size-complex="10.5pt"/>
    </style:style>
    <style:style style:name="T73" style:family="text">
      <style:text-properties fo:font-variant="normal" fo:text-transform="none" fo:color="#ffffff" style:font-name="Linux Libertine O1" fo:font-size="10.5pt" fo:font-style="italic" officeooo:rsid="00794012" style:font-size-asian="10.5pt" style:font-style-asian="italic" style:font-size-complex="10.5pt" style:font-style-complex="italic"/>
    </style:style>
    <style:style style:name="T74" style:family="text">
      <style:text-properties fo:font-variant="normal" fo:text-transform="none" fo:color="#ffffff" style:font-name="Linux Libertine O1" fo:font-size="10.5pt" fo:font-style="normal" officeooo:rsid="00794012" style:font-size-asian="10.5pt" style:font-style-asian="normal" style:font-size-complex="10.5pt" style:font-style-complex="normal"/>
    </style:style>
    <style:style style:name="T75" style:family="text">
      <style:text-properties officeooo:rsid="0057704c"/>
    </style:style>
    <style:style style:name="T76" style:family="text">
      <style:text-properties style:use-window-font-color="true" fo:font-size="10.5pt" style:font-size-asian="10.5pt" style:font-size-complex="10.5pt"/>
    </style:style>
    <style:style style:name="T77" style:family="text">
      <style:text-properties officeooo:rsid="005e6b84"/>
    </style:style>
    <style:style style:name="T78" style:family="text">
      <style:text-properties officeooo:rsid="005f5211"/>
    </style:style>
    <style:style style:name="T79" style:family="text">
      <style:text-properties officeooo:rsid="0064f29e"/>
    </style:style>
    <style:style style:name="T80" style:family="text">
      <style:text-properties officeooo:rsid="0064fc0b"/>
    </style:style>
    <style:style style:name="T81" style:family="text">
      <style:text-properties officeooo:rsid="0066e1ed"/>
    </style:style>
    <style:style style:name="T82" style:family="text">
      <style:text-properties officeooo:rsid="0067c418"/>
    </style:style>
    <style:style style:name="T83" style:family="text">
      <style:text-properties officeooo:rsid="00681a3d"/>
    </style:style>
    <style:style style:name="T84" style:family="text">
      <style:text-properties officeooo:rsid="006d7ab6"/>
    </style:style>
    <style:style style:name="T85" style:family="text">
      <style:text-properties officeooo:rsid="007d963c"/>
    </style:style>
    <style:style style:name="T86" style:family="text">
      <style:text-properties style:text-position="super 58%" fo:font-size="10.5pt" fo:font-style="normal" style:font-size-asian="10.5pt" style:font-style-asian="normal" style:font-size-complex="10.5pt" style:font-style-complex="normal"/>
    </style:style>
    <style:style style:name="T87" style:family="text">
      <style:text-properties officeooo:rsid="001de0c2"/>
    </style:style>
    <style:style style:name="T88" style:family="text">
      <style:text-properties officeooo:rsid="0032f63f"/>
    </style:style>
    <style:style style:name="T89" style:family="text">
      <style:text-properties officeooo:rsid="0030d07d"/>
    </style:style>
    <style:style style:name="T90" style:family="text">
      <style:text-properties style:font-name="Avenir Next Demi Bold" fo:font-weight="600" officeooo:rsid="0011cd0f" style:font-size-asian="10.5pt" style:font-weight-asian="bold" style:font-weight-complex="normal"/>
    </style:style>
    <style:style style:name="T91" style:family="text">
      <style:text-properties style:font-name="Avenir Next Ultra Light" fo:font-weight="250" officeooo:rsid="0011cd0f" style:font-size-asian="10.5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40">basic syntax<text:tab/><text:tab/></text:span><text:span text:style-name="T40"><draw:frame draw:style-name="fr2" draw:name="Image19" text:anchor-type="as-char" svg:width="0.1598in" svg:height="0.1598in" draw:z-index="0"><draw:image xlink:href="Pictures/100002010000012C0000012C6D9586B5015B2C8B.png" xlink:type="simple" xlink:show="embed" xlink:actuate="onLoad"/></draw:frame></text:span><text:span text:style-name="T40"><text:tab/><text:tab/><text:tab/><text:tab/><text:tab/><text:tab/><text:tab/></text:span><text:span text:style-name="T40"><draw:frame draw:style-name="fr2" draw:name="Image20" text:anchor-type="as-char" svg:width="0.1598in" svg:height="0.1598in" draw:z-index="1"><draw:image xlink:href="Pictures/100002010000029B00000257DF0995E33124243E.png" xlink:type="simple" xlink:show="embed" xlink:actuate="onLoad"/></draw:frame></text:span>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110">&gt;&gt;&gt; x = 1</text:p>
            <text:p text:style-name="P110">&gt;&gt;&gt; y = [1,2,3,4,5] # list</text:p>
            <text:p text:style-name="P114">&gt;&gt;&gt; </text:p>
            <text:p text:style-name="P110">&gt;&gt;&gt; <text:span text:style-name="T50">range(1,6,2)</text:span></text:p>
            <text:p text:style-name="P114">[1,3,5]</text:p>
            <text:p text:style-name="P114">&gt;&gt;&gt; </text:p>
            <text:p text:style-name="P114">&gt;&gt;&gt; <text:span text:style-name="T51">y[0] <text:s text:c="2"/># zero-indexed</text:span></text:p>
            <text:p text:style-name="P118">1</text:p>
            <text:p text:style-name="P119"/>
          </table:table-cell>
          <table:table-cell office:value-type="string">
            <text:p text:style-name="P110">&gt;&gt; x = 1;</text:p>
            <text:p text:style-name="P110">&gt;&gt; y = [1 2 3 4 5]; <text:s/>% row vector</text:p>
            <text:p text:style-name="P110">&gt;&gt; z = [1 2 3 4 5]<text:span text:style-name="T31">'; % </text:span><text:span text:style-name="T27">column vector</text:span></text:p>
            <text:p text:style-name="P142">&gt;&gt; 1:2:6</text:p>
            <text:p text:style-name="P142">ans =</text:p>
            <text:p text:style-name="P142"><text:s text:c="5"/>1 <text:s text:c="3"/>3 <text:s text:c="3"/>5</text:p>
            <text:p text:style-name="P114"><text:span text:style-name="T27">&gt;&gt; </text:span><text:span text:style-name="T32">y(1) <text:s text:c="2"/>% </text:span><text:span text:style-name="T34">one-indexed</text:span></text:p>
            <text:p text:style-name="P143">ans =</text:p>
            <text:p text:style-name="P143"><text:s text:c="5"/>1</text:p>
          </table:table-cell>
        </table:table-row>
      </table:table>
      <text:p text:style-name="P35"/>
      <text:p text:style-name="P12"><text:span text:style-name="T87">o</text:span>perators <text:span text:style-name="T59">&amp;</text:span><text:span text:style-name="T88"> numbers<text:tab/><text:tab/><text:tab/><text:tab/><text:tab/><text:tab/> <text:s/>boolean operato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D"/>
        <table:table-column table:style-name="Table1.M"/>
        <table:table-column table:style-name="Table1.N"/>
        <table:table-column table:style-name="Table1.O" table:number-columns-repeated="4"/>
        <table:table-column table:style-name="Table1.S"/>
        <table:table-column table:style-name="Table1.T" table:number-columns-repeated="2"/>
        <table:table-column table:style-name="Table1.V"/>
        <table:table-column table:style-name="Table1.W"/>
        <table:table-row>
          <table:table-cell table:style-name="Table1.A1" office:value-type="string">
            <text:p text:style-name="P42"><draw:frame draw:style-name="fr3" draw:name="Image1" text:anchor-type="as-char" svg:y="0in" svg:width="0.1598in" svg:height="0.1598in" draw:z-index="12"><draw:image xlink:href="Pictures/100002010000012C0000012C6D9586B5015B2C8B.png" xlink:type="simple" xlink:show="embed" xlink:actuate="onLoad"/></draw:frame></text:p>
          </table:table-cell>
          <table:table-cell table:style-name="Table1.B1" office:value-type="string">
            <text:p text:style-name="P42">+</text:p>
          </table:table-cell>
          <table:table-cell table:style-name="Table1.A1" office:value-type="string">
            <text:p text:style-name="P42">–</text:p>
          </table:table-cell>
          <table:table-cell table:style-name="Table1.B1" office:value-type="string">
            <text:p text:style-name="P53">*</text:p>
          </table:table-cell>
          <table:table-cell table:style-name="Table1.A1" office:value-type="string">
            <text:p text:style-name="P53">/</text:p>
          </table:table-cell>
          <table:table-cell table:style-name="Table1.B1" office:value-type="string">
            <text:p text:style-name="P53">**</text:p>
          </table:table-cell>
          <table:table-cell table:style-name="Table1.A1" office:value-type="string">
            <text:p text:style-name="P60"/>
          </table:table-cell>
          <table:table-cell table:style-name="Table1.B1" office:value-type="string">
            <text:p text:style-name="P42">:</text:p>
          </table:table-cell>
          <table:table-cell table:style-name="Table1.A1" office:value-type="string">
            <text:p text:style-name="P53">%</text:p>
          </table:table-cell>
          <table:table-cell table:style-name="Table1.B1" office:value-type="string">
            <text:p text:style-name="P42">#</text:p>
          </table:table-cell>
          <table:table-cell table:style-name="Table1.A1" office:value-type="string">
            <text:p text:style-name="P61">=</text:p>
          </table:table-cell>
          <table:table-cell table:style-name="Table1.B1" office:value-type="string">
            <text:p text:style-name="P95">1j</text:p>
          </table:table-cell>
          <table:table-cell table:style-name="Table1.A1" office:value-type="string">
            <text:p text:style-name="P95">np.<text:a xlink:type="simple" xlink:href="https://docs.scipy.org/doc/numpy/user/misc.html" text:style-name="Internet_20_link" text:visited-style-name="Visited_20_Internet_20_Link">nan</text:a></text:p>
          </table:table-cell>
          <table:table-cell table:style-name="Table1.B1" office:value-type="string">
            <text:p text:style-name="P95">np.<text:a xlink:type="simple" xlink:href="https://docs.scipy.org/doc/numpy/user/misc.html" text:style-name="Internet_20_link" text:visited-style-name="Visited_20_Internet_20_Link">inf</text:a></text:p>
          </table:table-cell>
          <table:table-cell table:style-name="Table1.A1" office:value-type="string">
            <text:p text:style-name="P56">==</text:p>
          </table:table-cell>
          <table:table-cell table:style-name="Table1.B1" office:value-type="string">
            <text:p text:style-name="P56">&lt;</text:p>
          </table:table-cell>
          <table:table-cell table:style-name="Table1.A1" office:value-type="string">
            <text:p text:style-name="P56">&gt;</text:p>
          </table:table-cell>
          <table:table-cell table:style-name="Table1.B1" office:value-type="string">
            <text:p text:style-name="P56">&lt;=</text:p>
          </table:table-cell>
          <table:table-cell table:style-name="Table1.A1" office:value-type="string">
            <text:p text:style-name="P56">&gt;=</text:p>
          </table:table-cell>
          <table:table-cell table:style-name="Table1.B1" office:value-type="string">
            <text:p text:style-name="P45">!<text:span text:style-name="T26">=</text:span></text:p>
          </table:table-cell>
          <table:table-cell table:style-name="Table1.A1" office:value-type="string">
            <text:p text:style-name="P56">and</text:p>
          </table:table-cell>
          <table:table-cell table:style-name="Table1.B1" office:value-type="string">
            <text:p text:style-name="P56">or</text:p>
          </table:table-cell>
          <table:table-cell table:style-name="Table1.A1" office:value-type="string">
            <text:p text:style-name="P56">not</text:p>
          </table:table-cell>
        </table:table-row>
        <table:table-row>
          <table:table-cell table:style-name="Table1.A1" office:value-type="string">
            <text:p text:style-name="P10"><draw:frame draw:style-name="fr2" draw:name="Image2" text:anchor-type="as-char" svg:width="0.1598in" svg:height="0.1598in" draw:z-index="13"><draw:image xlink:href="Pictures/100002010000029B00000257DF0995E33124243E.png" xlink:type="simple" xlink:show="embed" xlink:actuate="onLoad"/></draw:frame></text:p>
          </table:table-cell>
          <table:table-cell table:style-name="Table1.B1" office:value-type="string">
            <text:p text:style-name="P42">+</text:p>
          </table:table-cell>
          <table:table-cell table:style-name="Table1.A1" office:value-type="string">
            <text:p text:style-name="P53">–</text:p>
          </table:table-cell>
          <table:table-cell table:style-name="Table1.B1" office:value-type="string">
            <text:p text:style-name="P53">.*</text:p>
          </table:table-cell>
          <table:table-cell table:style-name="Table1.A1" office:value-type="string">
            <text:p text:style-name="P53">./</text:p>
          </table:table-cell>
          <table:table-cell table:style-name="Table1.B1" office:value-type="string">
            <text:p text:style-name="P53">.<text:span text:style-name="T25">^</text:span></text:p>
          </table:table-cell>
          <table:table-cell table:style-name="Table1.A1" office:value-type="string">
            <text:p text:style-name="P60"><text:a xlink:type="simple" xlink:href="https://www.mathworks.com/help/matlab/ref/ldivide.html" text:style-name="Internet_20_link" text:visited-style-name="Visited_20_Internet_20_Link">.</text:a><text:a xlink:type="simple" xlink:href="https://www.mathworks.com/help/matlab/ref/ldivide.html" text:style-name="Internet_20_link" text:visited-style-name="Visited_20_Internet_20_Link"><text:span text:style-name="T67">\</text:span></text:a></text:p>
          </table:table-cell>
          <table:table-cell table:style-name="Table1.B1" office:value-type="string">
            <text:p text:style-name="P60"><text:a xlink:type="simple" xlink:href="https://www.mathworks.com/help/matlab/ref/colon.html" text:style-name="Internet_20_link" text:visited-style-name="Visited_20_Internet_20_Link">:</text:a></text:p>
          </table:table-cell>
          <table:table-cell table:style-name="Table1.A1" office:value-type="string">
            <text:p text:style-name="P42">mod(<text:span text:style-name="T12">x</text:span>,<text:span text:style-name="T12">n</text:span>)</text:p>
          </table:table-cell>
          <table:table-cell table:style-name="Table1.B1" office:value-type="string">
            <text:p text:style-name="P53">%</text:p>
          </table:table-cell>
          <table:table-cell table:style-name="Table1.A1" office:value-type="string">
            <text:p text:style-name="P61"><text:a xlink:type="simple" xlink:href="https://www.mathworks.com/help/matlab/ref/specialcharacters.html" text:style-name="Internet_20_link" text:visited-style-name="Visited_20_Internet_20_Link">=</text:a></text:p>
          </table:table-cell>
          <table:table-cell table:style-name="Table1.B1" office:value-type="string">
            <text:p text:style-name="P95">i</text:p>
          </table:table-cell>
          <table:table-cell table:style-name="Table1.A1" office:value-type="string">
            <text:p text:style-name="P95"><text:a xlink:type="simple" xlink:href="https://www.mathworks.com/help/matlab/ref/nan.html" text:style-name="Internet_20_link" text:visited-style-name="Visited_20_Internet_20_Link">NaN</text:a></text:p>
          </table:table-cell>
          <table:table-cell table:style-name="Table1.B1" office:value-type="string">
            <text:p text:style-name="P95"><text:a xlink:type="simple" xlink:href="https://www.mathworks.com/help/matlab/ref/inf.html" text:style-name="Internet_20_link" text:visited-style-name="Visited_20_Internet_20_Link"><text:span text:style-name="T38">I</text:span></text:a><text:a xlink:type="simple" xlink:href="https://www.mathworks.com/help/matlab/ref/inf.html" text:style-name="Internet_20_link" text:visited-style-name="Visited_20_Internet_20_Link">nf</text:a></text:p>
          </table:table-cell>
          <table:table-cell table:style-name="Table1.A1" office:value-type="string">
            <text:p text:style-name="P56">==</text:p>
          </table:table-cell>
          <table:table-cell table:style-name="Table1.B1" office:value-type="string">
            <text:p text:style-name="P56">&lt;</text:p>
          </table:table-cell>
          <table:table-cell table:style-name="Table1.A1" office:value-type="string">
            <text:p text:style-name="P56">&gt;</text:p>
          </table:table-cell>
          <table:table-cell table:style-name="Table1.B1" office:value-type="string">
            <text:p text:style-name="P56">&lt;=</text:p>
          </table:table-cell>
          <table:table-cell table:style-name="Table1.A1" office:value-type="string">
            <text:p text:style-name="P56">&gt;=</text:p>
          </table:table-cell>
          <table:table-cell table:style-name="Table1.B1" office:value-type="string">
            <text:p text:style-name="P56">~=</text:p>
          </table:table-cell>
          <table:table-cell table:style-name="Table1.A1" office:value-type="string">
            <text:p text:style-name="P56">&amp;&amp;</text:p>
          </table:table-cell>
          <table:table-cell table:style-name="Table1.B1" office:value-type="string">
            <text:p text:style-name="P56">||</text:p>
          </table:table-cell>
          <table:table-cell table:style-name="Table1.A1" office:value-type="string">
            <text:p text:style-name="P56">~</text:p>
          </table:table-cell>
        </table:table-row>
      </table:table>
      <text:p text:style-name="P27"/>
      <text:p text:style-name="P17">special functions</text:p>
      <text:p text:style-name="P25"><text:span text:style-name="T57">from </text:span><text:a xlink:type="simple" xlink:href="https://docs.scipy.org/doc/numpy/reference/routines.math.html" text:style-name="Internet_20_link" text:visited-style-name="Visited_20_Internet_20_Link"><text:span text:style-name="T62">numpy</text:span></text:a><text:span text:style-name="T57"> import * <text:s text:c="8"/># many of these functions also available in </text:span><text:a xlink:type="simple" xlink:href="https://docs.python.org/2/library/math.html" text:style-name="Internet_20_link" text:visited-style-name="Visited_20_Internet_20_Link"><text:span text:style-name="T57">math</text:span></text:a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I" table:number-columns-repeated="2"/>
        <table:table-column table:style-name="Table8.C"/>
        <table:table-column table:style-name="Table8.O"/>
        <table:table-column table:style-name="Table8.P"/>
        <table:table-row>
          <table:table-cell table:style-name="Table8.A1" office:value-type="string">
            <text:p text:style-name="P45"><draw:frame draw:style-name="fr2" draw:name="Image15" text:anchor-type="as-char" svg:width="0.1598in" svg:height="0.1598in" draw:z-index="2"><draw:image xlink:href="Pictures/100002010000012C0000012C6D9586B5015B2C8B.png" xlink:type="simple" xlink:show="embed" xlink:actuate="onLoad"/></draw:frame></text:p>
          </table:table-cell>
          <table:table-cell table:style-name="Table8.B1" office:value-type="string">
            <text:p text:style-name="P71"><text:a xlink:type="simple" xlink:href="https://docs.scipy.org/doc/numpy/reference/generated/numpy.sin.html#numpy.sin" text:style-name="Internet_20_link" text:visited-style-name="Visited_20_Internet_20_Link">sin</text:a></text:p>
          </table:table-cell>
          <table:table-cell table:style-name="Table8.A1" office:value-type="string">
            <text:p text:style-name="P71"><text:a xlink:type="simple" xlink:href="https://docs.scipy.org/doc/numpy/reference/generated/numpy.cos.html#numpy.cos" text:style-name="Internet_20_link" text:visited-style-name="Visited_20_Internet_20_Link">cos</text:a></text:p>
          </table:table-cell>
          <table:table-cell table:style-name="Table8.B1" office:value-type="string">
            <text:p text:style-name="P71"><text:a xlink:type="simple" xlink:href="https://docs.scipy.org/doc/numpy/reference/generated/numpy.tan.html#numpy.tan" text:style-name="Internet_20_link" text:visited-style-name="Visited_20_Internet_20_Link">tan</text:a></text:p>
          </table:table-cell>
          <table:table-cell table:style-name="Table8.A1" office:value-type="string">
            <text:p text:style-name="P71"><text:a xlink:type="simple" xlink:href="https://docs.scipy.org/doc/numpy/reference/generated/numpy.sinh.html#numpy.sinh" text:style-name="Internet_20_link" text:visited-style-name="Visited_20_Internet_20_Link">sinh</text:a></text:p>
          </table:table-cell>
          <table:table-cell table:style-name="Table8.B1" office:value-type="string">
            <text:p text:style-name="P71"><text:a xlink:type="simple" xlink:href="https://docs.scipy.org/doc/numpy/reference/generated/numpy.cosh.html#numpy.cosh" text:style-name="Internet_20_link" text:visited-style-name="Visited_20_Internet_20_Link">cosh</text:a></text:p>
          </table:table-cell>
          <table:table-cell table:style-name="Table8.A1" office:value-type="string">
            <text:p text:style-name="P71"><text:a xlink:type="simple" xlink:href="https://docs.scipy.org/doc/numpy/reference/generated/numpy.tanh.html#numpy.tanh" text:style-name="Internet_20_link" text:visited-style-name="Visited_20_Internet_20_Link">tanh</text:a></text:p>
          </table:table-cell>
          <table:table-cell table:style-name="Table8.B1" office:value-type="string">
            <text:p text:style-name="P71"><text:a xlink:type="simple" xlink:href="https://docs.scipy.org/doc/numpy/reference/generated/numpy.arcsin.html#numpy.arcsin" text:style-name="Internet_20_link" text:visited-style-name="Visited_20_Internet_20_Link">arcsin</text:a></text:p>
          </table:table-cell>
          <table:table-cell table:style-name="Table8.A1" office:value-type="string">
            <text:p text:style-name="P71"><text:a xlink:type="simple" xlink:href="https://docs.scipy.org/doc/numpy/reference/generated/numpy.arcsinh.html#numpy.arcsinh" text:style-name="Internet_20_link" text:visited-style-name="Visited_20_Internet_20_Link">arcsinh</text:a></text:p>
          </table:table-cell>
          <table:table-cell table:style-name="Table8.B1" office:value-type="string">
            <text:p text:style-name="P71"><text:a xlink:type="simple" xlink:href="https://docs.scipy.org/doc/numpy/reference/generated/numpy.exp.html#numpy.exp" text:style-name="Internet_20_link" text:visited-style-name="Visited_20_Internet_20_Link">exp</text:a></text:p>
          </table:table-cell>
          <table:table-cell table:style-name="Table8.A1" office:value-type="string">
            <text:p text:style-name="P71"><text:a xlink:type="simple" xlink:href="https://docs.scipy.org/doc/numpy/reference/generated/numpy.expm1.html#numpy.expm1" text:style-name="Internet_20_link" text:visited-style-name="Visited_20_Internet_20_Link">expm1</text:a></text:p>
          </table:table-cell>
          <table:table-cell table:style-name="Table8.B1" office:value-type="string">
            <text:p text:style-name="P72"><text:a xlink:type="simple" xlink:href="https://docs.scipy.org/doc/numpy/reference/generated/numpy.deg2rad.html#numpy.deg2rad" text:style-name="Internet_20_link" text:visited-style-name="Visited_20_Internet_20_Link">deg2rad</text:a></text:p>
          </table:table-cell>
          <table:table-cell table:style-name="Table8.A1" office:value-type="string">
            <text:p text:style-name="P72"><text:a xlink:type="simple" xlink:href="https://docs.scipy.org/doc/numpy/reference/generated/numpy.rad2deg.html#numpy.rad2deg" text:style-name="Internet_20_link" text:visited-style-name="Visited_20_Internet_20_Link">rad2deg</text:a></text:p>
          </table:table-cell>
          <table:table-cell table:style-name="Table8.B1" office:value-type="string">
            <text:p text:style-name="P72"><text:a xlink:type="simple" xlink:href="https://docs.scipy.org/doc/numpy/reference/generated/numpy.log.html#numpy.log" text:style-name="Internet_20_link" text:visited-style-name="Visited_20_Internet_20_Link">log</text:a></text:p>
          </table:table-cell>
          <table:table-cell table:style-name="Table8.O1" office:value-type="string">
            <text:p text:style-name="P72"><text:a xlink:type="simple" xlink:href="https://docs.scipy.org/doc/numpy/reference/generated/numpy.log10.html#numpy.log10" text:style-name="Internet_20_link" text:visited-style-name="Visited_20_Internet_20_Link">log10</text:a></text:p>
          </table:table-cell>
          <table:table-cell table:style-name="Table8.B1" office:value-type="string">
            <text:p text:style-name="P96"><text:a xlink:type="simple" xlink:href="https://docs.scipy.org/doc/numpy/reference/generated/numpy.sqrt.html#numpy.sqrt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10"><draw:frame draw:style-name="fr2" draw:name="Image16" text:anchor-type="as-char" svg:width="0.1598in" svg:height="0.1598in" draw:z-index="15"><draw:image xlink:href="Pictures/100002010000029B00000257DF0995E33124243E.png" xlink:type="simple" xlink:show="embed" xlink:actuate="onLoad"/></draw:frame></text:p>
          </table:table-cell>
          <table:table-cell table:style-name="Table8.B1" office:value-type="string">
            <text:p text:style-name="P71"><text:a xlink:type="simple" xlink:href="https://www.mathworks.com/help/matlab/ref/sin.html" text:style-name="Internet_20_link" text:visited-style-name="Visited_20_Internet_20_Link">sin</text:a></text:p>
          </table:table-cell>
          <table:table-cell table:style-name="Table8.A1" office:value-type="string">
            <text:p text:style-name="P71"><text:a xlink:type="simple" xlink:href="https://www.mathworks.com/help/matlab/ref/cos.html" text:style-name="Internet_20_link" text:visited-style-name="Visited_20_Internet_20_Link">cos</text:a></text:p>
          </table:table-cell>
          <table:table-cell table:style-name="Table8.B1" office:value-type="string">
            <text:p text:style-name="P71"><text:a xlink:type="simple" xlink:href="https://www.mathworks.com/help/matlab/ref/tan.html" text:style-name="Internet_20_link" text:visited-style-name="Visited_20_Internet_20_Link">tan</text:a></text:p>
          </table:table-cell>
          <table:table-cell table:style-name="Table8.A1" office:value-type="string">
            <text:p text:style-name="P71"><text:a xlink:type="simple" xlink:href="https://www.mathworks.com/help/matlab/ref/sinh.html" text:style-name="Internet_20_link" text:visited-style-name="Visited_20_Internet_20_Link">sinh</text:a></text:p>
          </table:table-cell>
          <table:table-cell table:style-name="Table8.B1" office:value-type="string">
            <text:p text:style-name="P71"><text:a xlink:type="simple" xlink:href="https://www.mathworks.com/help/matlab/ref/cosh.html" text:style-name="Internet_20_link" text:visited-style-name="Visited_20_Internet_20_Link">cosh</text:a></text:p>
          </table:table-cell>
          <table:table-cell table:style-name="Table8.A1" office:value-type="string">
            <text:p text:style-name="P71"><text:a xlink:type="simple" xlink:href="https://www.mathworks.com/help/matlab/ref/tanh.html" text:style-name="Internet_20_link" text:visited-style-name="Visited_20_Internet_20_Link">tanh</text:a></text:p>
          </table:table-cell>
          <table:table-cell table:style-name="Table8.B1" office:value-type="string">
            <text:p text:style-name="P71"><text:a xlink:type="simple" xlink:href="https://www.mathworks.com/help/matlab/ref/asin.html" text:style-name="Internet_20_link" text:visited-style-name="Visited_20_Internet_20_Link">asin</text:a></text:p>
          </table:table-cell>
          <table:table-cell table:style-name="Table8.A1" office:value-type="string">
            <text:p text:style-name="P71"><text:a xlink:type="simple" xlink:href="https://www.mathworks.com/help/matlab/ref/asinh.html" text:style-name="Internet_20_link" text:visited-style-name="Visited_20_Internet_20_Link">asinh</text:a></text:p>
          </table:table-cell>
          <table:table-cell table:style-name="Table8.B1" office:value-type="string">
            <text:p text:style-name="P71"><text:a xlink:type="simple" xlink:href="https://www.mathworks.com/help/matlab/ref/exp.html" text:style-name="Internet_20_link" text:visited-style-name="Visited_20_Internet_20_Link">exp</text:a></text:p>
          </table:table-cell>
          <table:table-cell table:style-name="Table8.A1" office:value-type="string">
            <text:p text:style-name="P71"><text:a xlink:type="simple" xlink:href="https://www.mathworks.com/help/matlab/ref/expm1.html" text:style-name="Internet_20_link" text:visited-style-name="Visited_20_Internet_20_Link">expm1</text:a></text:p>
          </table:table-cell>
          <table:table-cell table:style-name="Table8.B1" office:value-type="string">
            <text:p text:style-name="P72"><text:a xlink:type="simple" xlink:href="https://www.mathworks.com/help/matlab/ref/deg2rad.html" text:style-name="Internet_20_link" text:visited-style-name="Visited_20_Internet_20_Link">deg2rad</text:a></text:p>
          </table:table-cell>
          <table:table-cell table:style-name="Table8.A1" office:value-type="string">
            <text:p text:style-name="P72"><text:a xlink:type="simple" xlink:href="https://www.mathworks.com/help/matlab/ref/rad2deg.html" text:style-name="Internet_20_link" text:visited-style-name="Visited_20_Internet_20_Link">rad2deg</text:a></text:p>
          </table:table-cell>
          <table:table-cell table:style-name="Table8.B1" office:value-type="string">
            <text:p text:style-name="P72"><text:a xlink:type="simple" xlink:href="https://www.mathworks.com/help/matlab/ref/log.html" text:style-name="Internet_20_link" text:visited-style-name="Visited_20_Internet_20_Link">log</text:a></text:p>
          </table:table-cell>
          <table:table-cell table:style-name="Table8.O1" office:value-type="string">
            <text:p text:style-name="P73"><text:a xlink:type="simple" xlink:href="https://www.mathworks.com/help/matlab/ref/log10.html" text:style-name="Internet_20_link" text:visited-style-name="Visited_20_Internet_20_Link">log10</text:a></text:p>
          </table:table-cell>
          <table:table-cell table:style-name="Table8.B1" office:value-type="string">
            <text:p text:style-name="P96"><text:a xlink:type="simple" xlink:href="https://www.mathworks.com/help/matlab/ref/sqrt.html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45"/>
          </table:table-cell>
          <table:table-cell table:style-name="Table8.B1" office:value-type="string">
            <text:p text:style-name="P71"><text:a xlink:type="simple" xlink:href="https://www.mathworks.com/help/matlab/ref/sind.html" text:style-name="Internet_20_link" text:visited-style-name="Visited_20_Internet_20_Link">sind</text:a></text:p>
          </table:table-cell>
          <table:table-cell table:style-name="Table8.A1" office:value-type="string">
            <text:p text:style-name="P71"><text:a xlink:type="simple" xlink:href="https://www.mathworks.com/help/matlab/ref/cosd.html" text:style-name="Internet_20_link" text:visited-style-name="Visited_20_Internet_20_Link">cosd</text:a></text:p>
          </table:table-cell>
          <table:table-cell table:style-name="Table8.B1" office:value-type="string">
            <text:p text:style-name="P71"><text:a xlink:type="simple" xlink:href="https://www.mathworks.com/help/matlab/ref/tand.html" text:style-name="Internet_20_link" text:visited-style-name="Visited_20_Internet_20_Link">tand</text:a></text:p>
          </table:table-cell>
          <table:table-cell table:style-name="Table8.A1" office:value-type="string">
            <text:p text:style-name="P71"/>
          </table:table-cell>
          <table:table-cell table:style-name="Table8.B1" office:value-type="string">
            <text:p text:style-name="P56"/>
          </table:table-cell>
          <table:table-cell table:style-name="Table8.A1" office:value-type="string">
            <text:p text:style-name="P56"/>
          </table:table-cell>
          <table:table-cell table:style-name="Table8.B1" office:value-type="string">
            <text:p text:style-name="P71"><text:a xlink:type="simple" xlink:href="https://www.mathworks.com/help/matlab/ref/asind.html" text:style-name="Internet_20_link" text:visited-style-name="Visited_20_Internet_20_Link">asind</text:a></text:p>
          </table:table-cell>
          <table:table-cell table:style-name="Table8.A1" office:value-type="string">
            <text:p text:style-name="P71"/>
          </table:table-cell>
          <table:table-cell table:style-name="Table8.B1" office:value-type="string">
            <text:p text:style-name="P71"/>
          </table:table-cell>
          <table:table-cell table:style-name="Table8.A1" office:value-type="string">
            <text:p text:style-name="P56"/>
          </table:table-cell>
          <table:table-cell table:style-name="Table8.B1" office:value-type="string">
            <text:p text:style-name="P56"/>
          </table:table-cell>
          <table:table-cell table:style-name="Table8.A1" office:value-type="string">
            <text:p text:style-name="P56"/>
          </table:table-cell>
          <table:table-cell table:style-name="Table8.B1" office:value-type="string">
            <text:p text:style-name="P71"/>
          </table:table-cell>
          <table:table-cell table:style-name="Table8.O1" office:value-type="string">
            <text:p text:style-name="P71"/>
          </table:table-cell>
          <table:table-cell table:style-name="Table8.B1" office:value-type="string">
            <text:p text:style-name="P71"/>
          </table:table-cell>
        </table:table-row>
      </table:table>
      <text:p text:style-name="P24"><text:span text:style-name="T57">from </text:span><text:a xlink:type="simple" xlink:href="https://docs.scipy.org/doc/scipy/reference/special.html#module-scipy.special" text:style-name="Internet_20_link" text:visited-style-name="Visited_20_Internet_20_Link"><text:span text:style-name="T62">scipy.special</text:span></text:a><text:span text:style-name="T57"> import *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C"/>
        <table:table-column table:style-name="Table9.A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row>
          <table:table-cell table:style-name="Table9.A1" office:value-type="string">
            <text:p text:style-name="P45"><draw:frame draw:style-name="fr2" draw:name="Image17" text:anchor-type="as-char" svg:width="0.1598in" svg:height="0.1598in" draw:z-index="3"><draw:image xlink:href="Pictures/100002010000012C0000012C6D9586B5015B2C8B.png" xlink:type="simple" xlink:show="embed" xlink:actuate="onLoad"/></draw:frame></text:p>
          </table:table-cell>
          <table:table-cell table:style-name="Table9.B1" office:value-type="string">
            <text:p text:style-name="P72"><text:a xlink:type="simple" xlink:href="https://docs.scipy.org/doc/scipy-0.11.0/reference/generated/scipy.special.j0.html" text:style-name="Internet_20_link" text:visited-style-name="Visited_20_Internet_20_Link">j0</text:a></text:p>
          </table:table-cell>
          <table:table-cell table:style-name="Table9.A1" office:value-type="string">
            <text:p text:style-name="P72"><text:a xlink:type="simple" xlink:href="https://docs.scipy.org/doc/scipy-0.11.0/reference/generated/scipy.special.jn.html" text:style-name="Internet_20_link" text:visited-style-name="Visited_20_Internet_20_Link">jn</text:a></text:p>
          </table:table-cell>
          <table:table-cell table:style-name="Table9.B1" office:value-type="string">
            <text:p text:style-name="P72"><text:a xlink:type="simple" xlink:href="https://docs.scipy.org/doc/scipy-0.11.0/reference/generated/scipy.special.jv.html" text:style-name="Internet_20_link" text:visited-style-name="Visited_20_Internet_20_Link">jv</text:a></text:p>
          </table:table-cell>
          <table:table-cell table:style-name="Table9.A1" office:value-type="string">
            <text:p text:style-name="P72"><text:a xlink:type="simple" xlink:href="https://docs.scipy.org/doc/scipy-0.11.0/reference/generated/scipy.special.y0.html" text:style-name="Internet_20_link" text:visited-style-name="Visited_20_Internet_20_Link">y0</text:a></text:p>
          </table:table-cell>
          <table:table-cell table:style-name="Table9.B1" office:value-type="string">
            <text:p text:style-name="P72"><text:a xlink:type="simple" xlink:href="https://docs.scipy.org/doc/scipy-0.11.0/reference/generated/scipy.special.yn.html" text:style-name="Internet_20_link" text:visited-style-name="Visited_20_Internet_20_Link">yn</text:a></text:p>
          </table:table-cell>
          <table:table-cell table:style-name="Table9.A1" office:value-type="string">
            <text:p text:style-name="P72"><text:a xlink:type="simple" xlink:href="https://docs.scipy.org/doc/scipy-0.11.0/reference/generated/scipy.special.yv.html" text:style-name="Internet_20_link" text:visited-style-name="Visited_20_Internet_20_Link">yv</text:a></text:p>
          </table:table-cell>
          <table:table-cell table:style-name="Table9.B1" office:value-type="string">
            <text:p text:style-name="P72"><text:a xlink:type="simple" xlink:href="https://docs.scipy.org/doc/scipy-0.11.0/reference/generated/scipy.special.gamma.html" text:style-name="Internet_20_link" text:visited-style-name="Visited_20_Internet_20_Link">gamma</text:a></text:p>
          </table:table-cell>
          <table:table-cell table:style-name="Table9.A1" office:value-type="string">
            <text:p text:style-name="P72"><text:a xlink:type="simple" xlink:href="https://docs.scipy.org/doc/scipy-0.11.0/reference/generated/scipy.special.erf.html" text:style-name="Internet_20_link" text:visited-style-name="Visited_20_Internet_20_Link">erf</text:a></text:p>
          </table:table-cell>
          <table:table-cell table:style-name="Table9.B1" office:value-type="string">
            <text:p text:style-name="P72"><text:a xlink:type="simple" xlink:href="https://docs.scipy.org/doc/scipy-0.11.0/reference/generated/scipy.special.erfc.html" text:style-name="Internet_20_link" text:visited-style-name="Visited_20_Internet_20_Link">erfc</text:a></text:p>
          </table:table-cell>
          <table:table-cell table:style-name="Table9.A1" office:value-type="string">
            <text:p text:style-name="P72"><text:a xlink:type="simple" xlink:href="https://docs.scipy.org/doc/scipy-0.11.0/reference/generated/scipy.special.hyp2f1.html" text:style-name="Internet_20_link" text:visited-style-name="Visited_20_Internet_20_Link">hyp2f1</text:a></text:p>
          </table:table-cell>
          <table:table-cell table:style-name="Table9.B1" office:value-type="string">
            <text:p text:style-name="P72"><text:a xlink:type="simple" xlink:href="https://docs.scipy.org/doc/scipy/reference/generated/scipy.stats.binom.html" text:style-name="Internet_20_link" text:visited-style-name="Visited_20_Internet_20_Link">binom</text:a></text:p>
          </table:table-cell>
          <table:table-cell table:style-name="Table9.A1" office:value-type="string">
            <text:p text:style-name="P74"><text:a xlink:type="simple" xlink:href="http://mathworld.wolfram.com/RisingFactorial.html" text:style-name="Internet_20_link" text:visited-style-name="Visited_20_Internet_20_Link">poch</text:a></text:p>
          </table:table-cell>
          <table:table-cell table:style-name="Table9.B1" office:value-type="string">
            <text:p text:style-name="P75"><text:a xlink:type="simple" xlink:href="https://docs.scipy.org/doc/scipy/reference/generated/scipy.special.airy.html" text:style-name="Internet_20_link" text:visited-style-name="Visited_20_Internet_20_Link">airy</text:a></text:p>
          </table:table-cell>
          <table:table-cell table:style-name="Table9.O1" office:value-type="string">
            <text:p text:style-name="P45"/>
          </table:table-cell>
          <table:table-cell table:style-name="Table9.B1" office:value-type="string">
            <text:p text:style-name="P45"/>
          </table:table-cell>
        </table:table-row>
        <table:table-row>
          <table:table-cell table:style-name="Table9.A1" office:value-type="string">
            <text:p text:style-name="P10"><draw:frame draw:style-name="fr2" draw:name="Image18" text:anchor-type="as-char" svg:width="0.1598in" svg:height="0.1598in" draw:z-index="16"><draw:image xlink:href="Pictures/100002010000029B00000257DF0995E33124243E.png" xlink:type="simple" xlink:show="embed" xlink:actuate="onLoad"/></draw:frame></text:p>
          </table:table-cell>
          <table:table-cell table:style-name="Table9.B1" table:number-columns-spanned="3" office:value-type="string">
            <text:p text:style-name="P72"><text:a xlink:type="simple" xlink:href="https://www.mathworks.com/help/matlab/ref/besselj.html" text:style-name="Internet_20_link" text:visited-style-name="Visited_20_Internet_20_Link">besselj</text:a></text:p>
          </table:table-cell>
          <table:covered-table-cell/>
          <table:covered-table-cell/>
          <table:table-cell table:style-name="Table9.A1" table:number-columns-spanned="3" office:value-type="string">
            <text:p text:style-name="P72"><text:a xlink:type="simple" xlink:href="https://www.mathworks.com/help/matlab/ref/bessely.html" text:style-name="Internet_20_link" text:visited-style-name="Visited_20_Internet_20_Link">bessely</text:a></text:p>
          </table:table-cell>
          <table:covered-table-cell/>
          <table:covered-table-cell/>
          <table:table-cell table:style-name="Table9.B1" office:value-type="string">
            <text:p text:style-name="P73"><text:a xlink:type="simple" xlink:href="https://www.mathworks.com/help/matlab/ref/gamma.html" text:style-name="Internet_20_link" text:visited-style-name="Visited_20_Internet_20_Link">gamma</text:a></text:p>
          </table:table-cell>
          <table:table-cell table:style-name="Table9.A1" office:value-type="string">
            <text:p text:style-name="P73"><text:a xlink:type="simple" xlink:href="https://www.mathworks.com/help/matlab/ref/erf.html" text:style-name="Internet_20_link" text:visited-style-name="Visited_20_Internet_20_Link">erf</text:a></text:p>
          </table:table-cell>
          <table:table-cell table:style-name="Table9.B1" office:value-type="string">
            <text:p text:style-name="P73"><text:a xlink:type="simple" xlink:href="https://www.mathworks.com/help/matlab/ref/erfc.html" text:style-name="Internet_20_link" text:visited-style-name="Visited_20_Internet_20_Link">erfc</text:a></text:p>
          </table:table-cell>
          <table:table-cell table:style-name="Table9.A1" office:value-type="string">
            <text:p text:style-name="P73"><text:a xlink:type="simple" xlink:href="https://www.mathworks.com/help/symbolic/hypergeom.html" text:style-name="Internet_20_link" text:visited-style-name="Visited_20_Internet_20_Link">hypergeom</text:a></text:p>
          </table:table-cell>
          <table:table-cell table:style-name="Table9.B1" office:value-type="string">
            <text:p text:style-name="P73"><text:a xlink:type="simple" xlink:href="https://www.mathworks.com/help/matlab/ref/nchoosek.html" text:style-name="Internet_20_link" text:visited-style-name="Visited_20_Internet_20_Link">nchoosek</text:a></text:p>
          </table:table-cell>
          <table:table-cell table:style-name="Table9.A1" office:value-type="string">
            <text:p text:style-name="P56"/>
          </table:table-cell>
          <table:table-cell table:style-name="Table9.B1" office:value-type="string">
            <text:p text:style-name="P75"><text:a xlink:type="simple" xlink:href="https://www.mathworks.com/help/matlab/ref/airy.html" text:style-name="Internet_20_link" text:visited-style-name="Visited_20_Internet_20_Link">airy</text:a></text:p>
          </table:table-cell>
          <table:table-cell table:style-name="Table9.O1" office:value-type="string">
            <text:p text:style-name="P77"><text:a xlink:type="simple" xlink:href="https://www.mathworks.com/help/matlab/ref/isprime.html" text:style-name="Internet_20_link" text:visited-style-name="Visited_20_Internet_20_Link">isprime</text:a></text:p>
          </table:table-cell>
          <table:table-cell table:style-name="Table9.B1" office:value-type="string">
            <text:p text:style-name="P79"><text:a xlink:type="simple" xlink:href="https://www.mathworks.com/help/matlab/ref/nthroot.html" text:style-name="Internet_20_link" text:visited-style-name="Visited_20_Internet_20_Link">nthroot</text:a></text:p>
          </table:table-cell>
        </table:table-row>
      </table:table>
      <text:p text:style-name="P28"/>
      <text:p text:style-name="P40"><text:span text:style-name="T47">array</text:span><text:span text:style-name="T48">s</text:span><text:span text:style-name="T47"> </text:span><text:span text:style-name="T46">&amp;</text:span><text:span text:style-name="T48"> </text:span><text:span text:style-name="T47">o</text:span><text:span text:style-name="T49">perat</text:span><text:span text:style-name="T47">ions<text:tab/><text:tab/><text:tab/><text:tab/><text:tab/> <text:s text:c="10"/></text:span><text:span text:style-name="T72">NumPy also provides </text:span><text:a xlink:type="simple" xlink:href="https://docs.scipy.org/doc/numpy/reference/ufuncs.html" text:style-name="Internet_20_link" text:visited-style-name="Visited_20_Internet_20_Link"><text:span text:style-name="T73">universal functions</text:span></text:a><text:span text:style-name="T74">.</text:span></text:p>
      <text:p text:style-name="P3"><text:span text:style-name="T76">from </text:span><text:a xlink:type="simple" xlink:href="https://docs.scipy.org/doc/numpy/reference/routines.math.html" text:style-name="Internet_20_link" text:visited-style-name="Visited_20_Internet_20_Link"><text:span text:style-name="T69">numpy</text:span></text:a><text:span text:style-name="T76"> import *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2"><draw:frame draw:style-name="fr2" draw:name="Image5" text:anchor-type="as-char" svg:width="0.1598in" svg:height="0.1598in" draw:z-index="4"><draw:image xlink:href="Pictures/100002010000012C0000012C6D9586B5015B2C8B.png" xlink:type="simple" xlink:show="embed" xlink:actuate="onLoad"/></draw:frame></text:p>
          </table:table-cell>
          <table:table-cell table:style-name="Table3.B1" office:value-type="string">
            <text:p text:style-name="P63"><text:a xlink:type="simple" xlink:href="https://docs.scipy.org/doc/numpy/reference/generated/numpy.array.html#numpy.array" text:style-name="Internet_20_link" text:visited-style-name="Visited_20_Internet_20_Link">array</text:a>(((a,b,c),(d,e,f)))</text:p>
          </table:table-cell>
          <table:table-cell table:style-name="Table3.A1" office:value-type="string">
            <text:p text:style-name="P63"><text:a xlink:type="simple" xlink:href="https://docs.scipy.org/doc/numpy/reference/generated/numpy.eye.html#numpy.eye" text:style-name="Internet_20_link" text:visited-style-name="Visited_20_Internet_20_Link">eye</text:a>(<text:span text:style-name="T12">n</text:span><text:span text:style-name="T5">)</text:span></text:p>
          </table:table-cell>
          <table:table-cell table:style-name="Table3.B1" office:value-type="string">
            <text:p text:style-name="P66"><text:a xlink:type="simple" xlink:href="https://docs.scipy.org/doc/numpy/reference/generated/numpy.zeros.html#numpy.zeros" text:style-name="Internet_20_link" text:visited-style-name="Visited_20_Internet_20_Link"><text:span text:style-name="T36">zeros</text:span></text:a>((<text:span text:style-name="T12">m</text:span><text:span text:style-name="T29">,</text:span><text:span text:style-name="T12">n</text:span>))</text:p>
          </table:table-cell>
          <table:table-cell table:style-name="Table3.A1" office:value-type="string">
            <text:p text:style-name="P66"><text:a xlink:type="simple" xlink:href="https://docs.scipy.org/doc/numpy/reference/generated/numpy.ones.html#numpy.ones" text:style-name="Internet_20_link" text:visited-style-name="Visited_20_Internet_20_Link">ones</text:a>((<text:span text:style-name="T12">m</text:span><text:span text:style-name="T29">,</text:span><text:span text:style-name="T12">n</text:span>))</text:p>
          </table:table-cell>
          <table:table-cell table:style-name="Table3.B1" office:value-type="string">
            <text:p text:style-name="P131">rand</text:p>
          </table:table-cell>
          <table:table-cell table:style-name="Table3.A1" office:value-type="string">
            <text:p text:style-name="P70"><text:a xlink:type="simple" xlink:href="https://docs.scipy.org/doc/numpy/reference/generated/numpy.empty.html#numpy.empty" text:style-name="Internet_20_link" text:visited-style-name="Visited_20_Internet_20_Link">empty</text:a>((<text:span text:style-name="T12">m</text:span><text:span text:style-name="T5">,</text:span><text:span text:style-name="T12">n</text:span>))</text:p>
          </table:table-cell>
          <table:table-cell table:style-name="Table3.B1" office:value-type="string">
            <text:p text:style-name="P68"><text:a xlink:type="simple" xlink:href="https://docs.python.org/2/library/stdtypes.html#the-null-object" text:style-name="Internet_20_link" text:visited-style-name="Visited_20_Internet_20_Link">None</text:a></text:p>
          </table:table-cell>
        </table:table-row>
        <table:table-row>
          <table:table-cell table:style-name="Table3.A1" office:value-type="string">
            <text:p text:style-name="P10"><draw:frame draw:style-name="fr2" draw:name="Image6" text:anchor-type="as-char" svg:width="0.1598in" svg:height="0.1598in" draw:z-index="17"><draw:image xlink:href="Pictures/100002010000029B00000257DF0995E33124243E.png" xlink:type="simple" xlink:show="embed" xlink:actuate="onLoad"/></draw:frame></text:p>
          </table:table-cell>
          <table:table-cell table:style-name="Table3.B1" office:value-type="string">
            <text:p text:style-name="P63">[a b c; d e f]</text:p>
          </table:table-cell>
          <table:table-cell table:style-name="Table3.A1" office:value-type="string">
            <text:p text:style-name="P63"><text:a xlink:type="simple" xlink:href="https://www.mathworks.com/help/matlab/ref/eye.html" text:style-name="Internet_20_link" text:visited-style-name="Visited_20_Internet_20_Link">eye</text:a>(<text:span text:style-name="T12">n</text:span><text:span text:style-name="T5">)</text:span></text:p>
          </table:table-cell>
          <table:table-cell table:style-name="Table3.B1" office:value-type="string">
            <text:p text:style-name="P66"><text:a xlink:type="simple" xlink:href="https://www.mathworks.com/help/matlab/ref/zeros.html" text:style-name="Internet_20_link" text:visited-style-name="Visited_20_Internet_20_Link"><text:span text:style-name="T36">zer</text:span></text:a><text:a xlink:type="simple" xlink:href="https://www.mathworks.com/help/matlab/ref/zeros.html" text:style-name="Internet_20_link" text:visited-style-name="Visited_20_Internet_20_Link">os</text:a>(<text:span text:style-name="T12">m</text:span>,<text:span text:style-name="T12">n</text:span>)</text:p>
          </table:table-cell>
          <table:table-cell table:style-name="Table3.A1" office:value-type="string">
            <text:p text:style-name="P66"><text:a xlink:type="simple" xlink:href="https://www.mathworks.com/help/matlab/ref/ones.html" text:style-name="Internet_20_link" text:visited-style-name="Visited_20_Internet_20_Link">ones</text:a>(<text:span text:style-name="T12">m</text:span>,<text:span text:style-name="T12">n</text:span>)</text:p>
          </table:table-cell>
          <table:table-cell table:style-name="Table3.B1" office:value-type="string">
            <text:p text:style-name="P131">rand</text:p>
          </table:table-cell>
          <table:table-cell table:style-name="Table3.A1" office:value-type="string">
            <text:p text:style-name="P54"/>
          </table:table-cell>
          <table:table-cell table:style-name="Table3.B1" office:value-type="string">
            <text:p text:style-name="P68">[]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43"><draw:frame draw:style-name="fr2" draw:name="Image7" text:anchor-type="as-char" svg:width="0.1598in" svg:height="0.1598in" draw:z-index="18"><draw:image xlink:href="Pictures/100002010000012C0000012C6D9586B5015B2C8B.png" xlink:type="simple" xlink:show="embed" xlink:actuate="onLoad"/></draw:frame></text:p>
          </table:table-cell>
          <table:table-cell table:style-name="Table4.B1" office:value-type="string">
            <text:p text:style-name="P82"><text:a xlink:type="simple" xlink:href="https://docs.scipy.org/doc/numpy/reference/generated/numpy.linspace.html#numpy.linspace" text:style-name="Internet_20_link" text:visited-style-name="Visited_20_Internet_20_Link">linspace</text:a></text:p>
          </table:table-cell>
          <table:table-cell table:style-name="Table4.A1" office:value-type="string">
            <text:p text:style-name="P147"><text:a xlink:type="simple" xlink:href="https://docs.scipy.org/doc/numpy/reference/generated/numpy.arange.html#numpy.arange" text:style-name="Internet_20_link" text:visited-style-name="Visited_20_Internet_20_Link">arange</text:a>(<text:span text:style-name="T12">a</text:span>,<text:span text:style-name="T12">b</text:span>,<text:span text:style-name="T12">d</text:span>)</text:p>
          </table:table-cell>
          <table:table-cell table:style-name="Table4.B1" office:value-type="string">
            <text:p text:style-name="P146"><text:a xlink:type="simple" xlink:href="https://docs.scipy.org/doc/numpy/reference/generated/numpy.diag.html#numpy.diag" text:style-name="Internet_20_link" text:visited-style-name="Visited_20_Internet_20_Link">diag</text:a></text:p>
          </table:table-cell>
          <table:table-cell table:style-name="Table4.A1" office:value-type="string">
            <text:p text:style-name="P63"><text:a xlink:type="simple" xlink:href="http://docs.scipy.org/doc/numpy/reference/generated/numpy.vstack.html" text:style-name="Internet_20_link" text:visited-style-name="Visited_20_Internet_20_Link">vstack</text:a></text:p>
          </table:table-cell>
          <table:table-cell table:style-name="Table4.B1" office:value-type="string">
            <text:p text:style-name="P63"><text:a xlink:type="simple" xlink:href="http://docs.scipy.org/doc/numpy/reference/generated/numpy.hstack.html" text:style-name="Internet_20_link" text:visited-style-name="Visited_20_Internet_20_Link">hstack</text:a></text:p>
          </table:table-cell>
          <table:table-cell table:style-name="Table4.A1" office:value-type="string">
            <text:p text:style-name="P81"><text:a xlink:type="simple" xlink:href="https://docs.scipy.org/doc/numpy/reference/generated/numpy.meshgrid.html#numpy.meshgrid" text:style-name="Internet_20_link" text:visited-style-name="Visited_20_Internet_20_Link">meshgrid</text:a></text:p>
          </table:table-cell>
          <table:table-cell table:style-name="Table4.B1" office:value-type="string">
            <text:p text:style-name="P107"><text:a xlink:type="simple" xlink:href="https://docs.scipy.org/doc/numpy/reference/generated/numpy.reshape.html#numpy.reshape" text:style-name="Internet_20_link" text:visited-style-name="Visited_20_Internet_20_Link">reshape</text:a></text:p>
          </table:table-cell>
          <table:table-cell table:style-name="Table4.A1" office:value-type="string">
            <text:p text:style-name="P107"><text:a xlink:type="simple" xlink:href="https://docs.scipy.org/doc/numpy/reference/generated/numpy.ravel.html#numpy.ravel" text:style-name="Internet_20_link" text:visited-style-name="Visited_20_Internet_20_Link">ravel</text:a></text:p>
          </table:table-cell>
          <table:table-cell table:style-name="Table4.B1" office:value-type="string">
            <text:p text:style-name="P107"><text:a xlink:type="simple" xlink:href="https://docs.scipy.org/doc/numpy/reference/generated/numpy.tile.html#numpy.tile" text:style-name="Internet_20_link" text:visited-style-name="Visited_20_Internet_20_Link">tile</text:a></text:p>
          </table:table-cell>
        </table:table-row>
        <table:table-row>
          <table:table-cell table:style-name="Table4.A1" office:value-type="string">
            <text:p text:style-name="P10"><draw:frame draw:style-name="fr2" draw:name="Image8" text:anchor-type="as-char" svg:width="0.1598in" svg:height="0.1598in" draw:z-index="19"><draw:image xlink:href="Pictures/100002010000029B00000257DF0995E33124243E.png" xlink:type="simple" xlink:show="embed" xlink:actuate="onLoad"/></draw:frame></text:p>
          </table:table-cell>
          <table:table-cell table:style-name="Table4.B1" office:value-type="string">
            <text:p text:style-name="P82"><text:a xlink:type="simple" xlink:href="http://mathworks.com/help/matlab/ref/linspace.html" text:style-name="Internet_20_link" text:visited-style-name="Visited_20_Internet_20_Link">linspace</text:a></text:p>
          </table:table-cell>
          <table:table-cell table:style-name="Table4.A1" office:value-type="string">
            <text:p text:style-name="P66"><text:span text:style-name="T14">a</text:span>:<text:span text:style-name="T14">d</text:span>:<text:span text:style-name="T14">b</text:span></text:p>
          </table:table-cell>
          <table:table-cell table:style-name="Table4.B1" office:value-type="string">
            <text:p text:style-name="P83"><text:a xlink:type="simple" xlink:href="http://mathworks.com/help/matlab/ref/diag.html" text:style-name="Internet_20_link" text:visited-style-name="Visited_20_Internet_20_Link">diag</text:a></text:p>
          </table:table-cell>
          <table:table-cell table:style-name="Table4.A1" office:value-type="string">
            <text:p text:style-name="P63"><text:a xlink:type="simple" xlink:href="http://mathworks.com/help/matlab/ref/vertcat.html" text:style-name="Internet_20_link" text:visited-style-name="Visited_20_Internet_20_Link">vertcat</text:a></text:p>
          </table:table-cell>
          <table:table-cell table:style-name="Table4.B1" office:value-type="string">
            <text:p text:style-name="P63"><text:a xlink:type="simple" xlink:href="http://mathworks.com/help/matlab/ref/horzcat.html" text:style-name="Internet_20_link" text:visited-style-name="Visited_20_Internet_20_Link">horzcat</text:a></text:p>
          </table:table-cell>
          <table:table-cell table:style-name="Table4.A1" office:value-type="string">
            <text:p text:style-name="P85"><text:a xlink:type="simple" xlink:href="https://www.mathworks.com/help/matlab/ref/meshgrid.html" text:style-name="Internet_20_link" text:visited-style-name="Visited_20_Internet_20_Link">meshgrid</text:a></text:p>
          </table:table-cell>
          <table:table-cell table:style-name="Table4.B1" office:value-type="string">
            <text:p text:style-name="P130"><text:a xlink:type="simple" xlink:href="https://www.mathworks.com/help/matlab/ref/reshape.html" text:style-name="Internet_20_link" text:visited-style-name="Visited_20_Internet_20_Link">reshape</text:a></text:p>
          </table:table-cell>
          <table:table-cell table:style-name="Table4.A1" office:value-type="string">
            <text:p text:style-name="P55"/>
          </table:table-cell>
          <table:table-cell table:style-name="Table4.B1" office:value-type="string">
            <text:p text:style-name="P130"><text:a xlink:type="simple" xlink:href="https://www.mathworks.com/help/fixedpoint/ref/repmat.html" text:style-name="Internet_20_link" text:visited-style-name="Visited_20_Internet_20_Link">repmat</text:a></text:p>
          </table:table-cell>
        </table:table-row>
      </table:table>
      <text:p text:style-name="P149"/>
      <text:p text:style-name="P16">plotting<text:tab/><text:tab/><draw:frame draw:style-name="fr2" draw:name="Image33" text:anchor-type="as-char" svg:width="0.1598in" svg:height="0.1598in" draw:z-index="5"><draw:image xlink:href="Pictures/100002010000012C0000012C6D9586B5015B2C8B.png" xlink:type="simple" xlink:show="embed" xlink:actuate="onLoad"/></draw:frame><text:tab/><text:tab/><text:tab/><text:tab/><text:tab/><text:tab/><text:tab/><text:span text:style-name="T89"><draw:frame draw:style-name="fr2" draw:name="Image4" text:anchor-type="as-char" svg:width="0.1598in" svg:height="0.1598in" draw:z-index="20"><draw:image xlink:href="Pictures/100002010000029B00000257DF0995E33124243E.png" xlink:type="simple" xlink:show="embed" xlink:actuate="onLoad"/></draw:frame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0">import numpy as np</text:p>
            <text:p text:style-name="P120">import scipy as sp</text:p>
            <text:p text:style-name="P117">x = np.linspace(0,6,201)</text:p>
            <text:p text:style-name="P117">y = <text:span text:style-name="T85">sp.</text:span>j0(x)</text:p>
            <text:p text:style-name="P117">fig = plt.figure()</text:p>
            <text:p text:style-name="P117">ax <text:s/>= fig.add_subplot(111)</text:p>
            <text:p text:style-name="P117">ax.plot(x,y,'r-',lw=2,label='J_0(x)')</text:p>
            <text:p text:style-name="P117"/>
            <text:p text:style-name="P117">ax.set_title('Zeroth-Order Bessel </text:p>
            <text:p text:style-name="P117"><text:s text:c="2"/>Function', fontsize=24, family='serif')</text:p>
            <text:p text:style-name="P117">ax.set_ylabel('f(x)', fontsize=18)</text:p>
            <text:p text:style-name="P117">ax.set_xlabel('x', fontsize=18)</text:p>
            <text:p text:style-name="P117">ax.set_ylim((-1, 2))</text:p>
            <text:p text:style-name="P117">ax.legend()</text:p>
            <text:p text:style-name="P117">plt.show()</text:p>
          </table:table-cell>
          <table:table-cell table:style-name="Table13.A1" office:value-type="string">
            <text:p text:style-name="P117"/>
            <text:p text:style-name="P117"/>
            <text:p text:style-name="P117">x = linspace(0,6,201);</text:p>
            <text:p text:style-name="P117">y = besselj(0,x);</text:p>
            <text:p text:style-name="P117">figure1 = figure;</text:p>
            <text:p text:style-name="P117">axes1 = axes('Parent',figure1);</text:p>
            <text:p text:style-name="P117">plot(x,y,'r-','DisplayName','J_0(x)',</text:p>
            <text:p text:style-name="P117"><text:s text:c="2"/>'LineWidth',2);</text:p>
            <text:p text:style-name="P117">title({'Zeroth-Order Bessel Function'});</text:p>
            <text:p text:style-name="P117"/>
            <text:p text:style-name="P117">xlabel('x');</text:p>
            <text:p text:style-name="P117">ylabel('f(x)');</text:p>
            <text:p text:style-name="P117">ylim([-1 2])</text:p>
            <text:p text:style-name="P117">legend();</text:p>
            <text:p text:style-name="P117"/>
          </table:table-cell>
        </table:table-row>
      </table:table>
      <text:p text:style-name="P2"><text:span text:style-name="T54">from </text:span><text:a xlink:type="simple" xlink:href="https://docs.scipy.org/doc/numpy/reference/routines.math.html" text:style-name="Internet_20_link" text:visited-style-name="Visited_20_Internet_20_Link"><text:span text:style-name="T54">numpy</text:span></text:a><text:span text:style-name="T54"> import *</text:span></text:p>
      <text:p text:style-name="P8"><text:span text:style-name="T54">from </text:span><text:a xlink:type="simple" xlink:href="http://matplotlib.org/api/pyplot_api.html" text:style-name="Internet_20_link" text:visited-style-name="Visited_20_Internet_20_Link"><text:span text:style-name="T54">matplotlib.pyplot</text:span></text:a><text:span text:style-name="T54"> import *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F"/>
        <table:table-column table:style-name="Table6.J" table:number-columns-repeated="2"/>
        <table:table-column table:style-name="Table6.L"/>
        <table:table-row>
          <table:table-cell table:style-name="Table6.A1" office:value-type="string">
            <text:p text:style-name="P44"><draw:frame draw:style-name="fr2" draw:name="Image3" text:anchor-type="as-char" svg:width="0.1598in" svg:height="0.1598in" draw:z-index="21"><draw:image xlink:href="Pictures/100002010000012C0000012C6D9586B5015B2C8B.png" xlink:type="simple" xlink:show="embed" xlink:actuate="onLoad"/></draw:frame></text:p>
          </table:table-cell>
          <table:table-cell table:style-name="Table6.B1" office:value-type="string">
            <text:p text:style-name="P69"><text:a xlink:type="simple" xlink:href="http://matplotlib.org/api/pyplot_api.html?highlight=plot#matplotlib.pyplot.plot" text:style-name="Internet_20_link" text:visited-style-name="Visited_20_Internet_20_Link">plot</text:a></text:p>
          </table:table-cell>
          <table:table-cell table:style-name="Table6.A1" office:value-type="string">
            <text:p text:style-name="P86"/>
          </table:table-cell>
          <table:table-cell table:style-name="Table6.B1" office:value-type="string">
            <text:p text:style-name="P57"/>
          </table:table-cell>
          <table:table-cell table:style-name="Table6.A1" office:value-type="string">
            <text:p text:style-name="P104"><text:a xlink:type="simple" xlink:href="http://matplotlib.org/mpl_toolkits/mplot3d/api.html?highlight=plot_surface#mpl_toolkits.mplot3d.axes3d.Axes3D.plot_surface" text:style-name="Internet_20_link" text:visited-style-name="Visited_20_Internet_20_Link">plot_surface</text:a></text:p>
          </table:table-cell>
          <table:table-cell table:style-name="Table6.B1" office:value-type="string">
            <text:p text:style-name="P65"/>
          </table:table-cell>
          <table:table-cell table:style-name="Table6.A1" office:value-type="string">
            <text:p text:style-name="P57"/>
          </table:table-cell>
          <table:table-cell table:style-name="Table6.B1" office:value-type="string">
            <text:p text:style-name="P102"><text:a xlink:type="simple" xlink:href="http://matplotlib.org/api/pyplot_api.html?highlight=contour#matplotlib.pyplot.contour" text:style-name="Internet_20_link" text:visited-style-name="Visited_20_Internet_20_Link">contour</text:a></text:p>
          </table:table-cell>
          <table:table-cell table:style-name="Table6.A1" office:value-type="string">
            <text:p text:style-name="P106"><text:a xlink:type="simple" xlink:href="http://matplotlib.org/api/pyplot_api.html#matplotlib.pyplot.legend" text:style-name="Internet_20_link" text:visited-style-name="Visited_20_Internet_20_Link">legend</text:a></text:p>
          </table:table-cell>
          <table:table-cell table:style-name="Table6.B1" office:value-type="string">
            <text:p text:style-name="P132"><text:a xlink:type="simple" xlink:href="http://matplotlib.org/api/pyplot_api.html?highlight=imshow#matplotlib.pyplot.imread" text:style-name="Internet_20_link" text:visited-style-name="Visited_20_Internet_20_Link">imread</text:a></text:p>
          </table:table-cell>
          <table:table-cell table:style-name="Table6.A1" office:value-type="string">
            <text:p text:style-name="P132"><text:a xlink:type="simple" xlink:href="http://matplotlib.org/api/pyplot_api.html?highlight=imshow#matplotlib.pyplot.imshow" text:style-name="Internet_20_link" text:visited-style-name="Visited_20_Internet_20_Link">imshow</text:a></text:p>
          </table:table-cell>
          <table:table-cell table:style-name="Table6.B1" office:value-type="string">
            <text:p text:style-name="P132"><text:a xlink:type="simple" xlink:href="http://matplotlib.org/api/pyplot_api.html?highlight=imshow#matplotlib.pyplot.imsave" text:style-name="Internet_20_link" text:visited-style-name="Visited_20_Internet_20_Link">imsave</text:a></text:p>
          </table:table-cell>
        </table:table-row>
        <table:table-row>
          <table:table-cell table:style-name="Table6.A1" office:value-type="string">
            <text:p text:style-name="P10"><draw:frame draw:style-name="fr2" draw:name="Image12" text:anchor-type="as-char" svg:width="0.1598in" svg:height="0.1598in" draw:z-index="22"><draw:image xlink:href="Pictures/100002010000029B00000257DF0995E33124243E.png" xlink:type="simple" xlink:show="embed" xlink:actuate="onLoad"/></draw:frame></text:p>
          </table:table-cell>
          <table:table-cell table:style-name="Table6.B1" office:value-type="string">
            <text:p text:style-name="P69"><text:a xlink:type="simple" xlink:href="https://www.mathworks.com/help/matlab/ref/plot.html" text:style-name="Internet_20_link" text:visited-style-name="Visited_20_Internet_20_Link">plot</text:a></text:p>
          </table:table-cell>
          <table:table-cell table:style-name="Table6.A1" office:value-type="string">
            <text:p text:style-name="P86"><text:a xlink:type="simple" xlink:href="https://www.mathworks.com/help/matlab/ref/fplot.html" text:style-name="Internet_20_link" text:visited-style-name="Visited_20_Internet_20_Link">fplot</text:a></text:p>
          </table:table-cell>
          <table:table-cell table:style-name="Table6.B1" office:value-type="string">
            <text:p text:style-name="P86"><text:a xlink:type="simple" xlink:href="https://www.mathworks.com/help/matlab/ref/ezplot.html" text:style-name="Internet_20_link" text:visited-style-name="Visited_20_Internet_20_Link">ezplot</text:a></text:p>
          </table:table-cell>
          <table:table-cell table:style-name="Table6.A1" office:value-type="string">
            <text:p text:style-name="P87"><text:a xlink:type="simple" xlink:href="https://www.mathworks.com/help/matlab/ref/surf.html" text:style-name="Internet_20_link" text:visited-style-name="Visited_20_Internet_20_Link">surf</text:a></text:p>
          </table:table-cell>
          <table:table-cell table:style-name="Table6.B1" office:value-type="string">
            <text:p text:style-name="P105"><text:a xlink:type="simple" xlink:href="https://www.mathworks.com/help/matlab/ref/ezsurf.html" text:style-name="Internet_20_link" text:visited-style-name="Visited_20_Internet_20_Link">ezsurf</text:a></text:p>
          </table:table-cell>
          <table:table-cell table:style-name="Table6.A1" office:value-type="string">
            <text:p text:style-name="P87"><text:a xlink:type="simple" xlink:href="http://mathworks.com/help/matlab/ref/plot3.html" text:style-name="Internet_20_link" text:visited-style-name="Visited_20_Internet_20_Link">plot3</text:a></text:p>
          </table:table-cell>
          <table:table-cell table:style-name="Table6.B1" office:value-type="string">
            <text:p text:style-name="P102"><text:a xlink:type="simple" xlink:href="https://www.mathworks.com/help/matlab/contour-plots-1.html" text:style-name="Internet_20_link" text:visited-style-name="Visited_20_Internet_20_Link">contour</text:a></text:p>
          </table:table-cell>
          <table:table-cell table:style-name="Table6.A1" office:value-type="string">
            <text:p text:style-name="P106"><text:a xlink:type="simple" xlink:href="http://mathworks.com/help/matlab/ref/legend.html" text:style-name="Internet_20_link" text:visited-style-name="Visited_20_Internet_20_Link">legend</text:a></text:p>
          </table:table-cell>
          <table:table-cell table:style-name="Table6.B1" office:value-type="string">
            <text:p text:style-name="P102"><text:a xlink:type="simple" xlink:href="https://www.mathworks.com/help/matlab/ref/imread.html" text:style-name="Internet_20_link" text:visited-style-name="Visited_20_Internet_20_Link">imread</text:a></text:p>
          </table:table-cell>
          <table:table-cell table:style-name="Table6.A1" office:value-type="string">
            <text:p text:style-name="P102"><text:a xlink:type="simple" xlink:href="https://www.mathworks.com/help/matlab/images_btfntr_-1.html" text:style-name="Internet_20_link" text:visited-style-name="Visited_20_Internet_20_Link">imshow</text:a></text:p>
          </table:table-cell>
          <table:table-cell table:style-name="Table6.B1" office:value-type="string">
            <text:p text:style-name="P103"><text:a xlink:type="simple" xlink:href="https://www.mathworks.com/help/matlab/ref/imwrite.html" text:style-name="Internet_20_link" text:visited-style-name="Visited_20_Internet_20_Link">imwrite</text:a></text:p>
          </table:table-cell>
        </table:table-row>
      </table:table>
      <text:p text:style-name="P26"/>
      <text:p text:style-name="P15">linear algebra</text:p>
      <text:p text:style-name="P5"><text:span text:style-name="T54">from </text:span><text:a xlink:type="simple" xlink:href="https://docs.scipy.org/doc/numpy/reference/routines.math.html" text:style-name="Internet_20_link" text:visited-style-name="Visited_20_Internet_20_Link"><text:span text:style-name="T54">numpy</text:span></text:a><text:span text:style-name="T54"> import *</text:span></text:p>
      <text:p text:style-name="P7"><text:span text:style-name="T54">from </text:span><text:a xlink:type="simple" xlink:href="https://docs.scipy.org/doc/scipy/reference/linalg.html" text:style-name="Internet_20_link" text:visited-style-name="Visited_20_Internet_20_Link"><text:span text:style-name="T55">sci</text:span></text:a><text:a xlink:type="simple" xlink:href="https://docs.scipy.org/doc/scipy/reference/linalg.html" text:style-name="Internet_20_link" text:visited-style-name="Visited_20_Internet_20_Link"><text:span text:style-name="T54">py.</text:span></text:a><text:a xlink:type="simple" xlink:href="https://docs.scipy.org/doc/scipy/reference/linalg.html" text:style-name="Internet_20_link" text:visited-style-name="Visited_20_Internet_20_Link"><text:span text:style-name="T56">linalg</text:span></text:a><text:span text:style-name="T54"> import *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D"/>
        <table:table-column table:style-name="Table2.L"/>
        <table:table-column table:style-name="Table2.A"/>
        <table:table-column table:style-name="Table2.D"/>
        <table:table-column table:style-name="Table2.O"/>
        <table:table-column table:style-name="Table2.P"/>
        <table:table-column table:style-name="Table2.Q"/>
        <table:table-column table:style-name="Table2.R"/>
        <table:table-row>
          <table:table-cell table:style-name="Table2.A1" office:value-type="string">
            <text:p text:style-name="P50"><draw:frame draw:style-name="fr2" draw:name="Image9" text:anchor-type="as-char" svg:width="0.1598in" svg:height="0.1598in" draw:z-index="6"><draw:image xlink:href="Pictures/100002010000012C0000012C6D9586B5015B2C8B.png" xlink:type="simple" xlink:show="embed" xlink:actuate="onLoad"/></draw:frame></text:p>
          </table:table-cell>
          <table:table-cell table:style-name="Table2.B1" office:value-type="string">
            <text:p text:style-name="P64"><text:a xlink:type="simple" xlink:href="https://docs.scipy.org/doc/numpy/reference/generated/numpy.dot.html#numpy.dot" text:style-name="Internet_20_link" text:visited-style-name="Visited_20_Internet_20_Link"><text:span text:style-name="T7">dot</text:span></text:a></text:p>
          </table:table-cell>
          <table:table-cell table:style-name="Table2.A1" office:value-type="string">
            <text:p text:style-name="P67"><text:a xlink:type="simple" xlink:href="https://docs.scipy.org/doc/numpy/reference/generated/numpy.cross.html" text:style-name="Internet_20_link" text:visited-style-name="Visited_20_Internet_20_Link"><text:span text:style-name="T68">cross</text:span></text:a></text:p>
          </table:table-cell>
          <table:table-cell table:style-name="Table2.B1" office:value-type="string">
            <text:p text:style-name="P67"><text:span text:style-name="T13">A</text:span>.<text:a xlink:type="simple" xlink:href="https://docs.scipy.org/doc/numpy/reference/generated/numpy.transpose.html" text:style-name="Internet_20_link" text:visited-style-name="Visited_20_Internet_20_Link"><text:span text:style-name="T39">T</text:span></text:a></text:p>
          </table:table-cell>
          <table:table-cell table:style-name="Table2.E1" office:value-type="string">
            <text:p text:style-name="P93"><text:a xlink:type="simple" xlink:href="https://docs.scipy.org/doc/scipy/reference/generated/scipy.linalg.inv.html#scipy.linalg.inv" text:style-name="Internet_20_link" text:visited-style-name="Visited_20_Internet_20_Link">inv</text:a></text:p>
          </table:table-cell>
          <table:table-cell table:style-name="Table2.B1" office:value-type="string">
            <text:p text:style-name="P93"><text:a xlink:type="simple" xlink:href="https://docs.scipy.org/doc/scipy/reference/generated/scipy.linalg.det.html#scipy.linalg.det" text:style-name="Internet_20_link" text:visited-style-name="Visited_20_Internet_20_Link"><text:span text:style-name="T67">det</text:span></text:a></text:p>
          </table:table-cell>
          <table:table-cell table:style-name="Table2.E1" office:value-type="string">
            <text:p text:style-name="P93"><text:a xlink:type="simple" xlink:href="https://docs.scipy.org/doc/numpy/reference/generated/numpy.trace.html#numpy.trace" text:style-name="Internet_20_link" text:visited-style-name="Visited_20_Internet_20_Link">trace</text:a></text:p>
          </table:table-cell>
          <table:table-cell table:style-name="Table2.B1" office:value-type="string">
            <text:p text:style-name="P93"><text:a xlink:type="simple" xlink:href="https://docs.scipy.org/doc/numpy/reference/generated/numpy.inner.html#numpy.inner" text:style-name="Internet_20_link" text:visited-style-name="Visited_20_Internet_20_Link">inner</text:a></text:p>
          </table:table-cell>
          <table:table-cell table:style-name="Table2.E1" office:value-type="string">
            <text:p text:style-name="P93"><text:a xlink:type="simple" xlink:href="https://docs.scipy.org/doc/numpy/reference/generated/numpy.outer.html#numpy.outer" text:style-name="Internet_20_link" text:visited-style-name="Visited_20_Internet_20_Link">outer</text:a></text:p>
          </table:table-cell>
          <table:table-cell table:style-name="Table2.B1" office:value-type="string">
            <text:p text:style-name="P93"><text:a xlink:type="simple" xlink:href="http://matmul/" text:style-name="Internet_20_link" text:visited-style-name="Visited_20_Internet_20_Link">matmul</text:a></text:p>
          </table:table-cell>
          <table:table-cell table:style-name="Table2.E1" office:value-type="string">
            <text:p text:style-name="P80"><text:a xlink:type="simple" xlink:href="https://docs.scipy.org/doc/numpy/reference/generated/numpy.linalg.eig.html#numpy.linalg.eig" text:style-name="Internet_20_link" text:visited-style-name="Visited_20_Internet_20_Link">eig</text:a></text:p>
          </table:table-cell>
          <table:table-cell table:style-name="Table2.B1" office:value-type="string">
            <text:p text:style-name="P80"><text:a xlink:type="simple" xlink:href="https://docs.scipy.org/doc/scipy/reference/generated/scipy.linalg.solve.html#scipy.linalg.solve" text:style-name="Internet_20_link" text:visited-style-name="Visited_20_Internet_20_Link">solve</text:a></text:p>
          </table:table-cell>
          <table:table-cell table:style-name="Table2.E1" office:value-type="string">
            <text:p text:style-name="P93"><text:a xlink:type="simple" xlink:href="https://docs.scipy.org/doc/numpy/reference/generated/numpy.linalg.qr.html#numpy.linalg.qr" text:style-name="Internet_20_link" text:visited-style-name="Visited_20_Internet_20_Link">qr</text:a></text:p>
          </table:table-cell>
          <table:table-cell table:style-name="Table2.B1" office:value-type="string">
            <text:p text:style-name="P93"><text:a xlink:type="simple" xlink:href="https://docs.scipy.org/doc/numpy/reference/generated/numpy.linalg.svd.html#numpy.linalg.svd" text:style-name="Internet_20_link" text:visited-style-name="Visited_20_Internet_20_Link">svd</text:a></text:p>
          </table:table-cell>
          <table:table-cell table:style-name="Table2.E1" office:value-type="string">
            <text:p text:style-name="P144"><text:a xlink:type="simple" xlink:href="https://docs.scipy.org/doc/scipy/reference/generated/scipy.linalg.lu.html#scipy.linalg.lu" text:style-name="Internet_20_link" text:visited-style-name="Visited_20_Internet_20_Link"><text:span text:style-name="T20">lu</text:span></text:a></text:p>
          </table:table-cell>
          <table:table-cell table:style-name="Table2.B1" office:value-type="string">
            <text:p text:style-name="P94"><text:a xlink:type="simple" xlink:href="https://docs.scipy.org/doc/scipy/reference/generated/scipy.linalg.expm.html#scipy.linalg.expm" text:style-name="Internet_20_link" text:visited-style-name="Visited_20_Internet_20_Link">expm</text:a></text:p>
          </table:table-cell>
          <table:table-cell table:style-name="Table2.E1" office:value-type="string">
            <text:p text:style-name="P94"><text:a xlink:type="simple" xlink:href="https://docs.scipy.org/doc/scipy/reference/generated/scipy.linalg.logm.html#scipy.linalg.logm" text:style-name="Internet_20_link" text:visited-style-name="Visited_20_Internet_20_Link">logm</text:a></text:p>
          </table:table-cell>
          <table:table-cell table:style-name="Table2.B1" office:value-type="string">
            <text:p text:style-name="P94"><text:a xlink:type="simple" xlink:href="https://docs.scipy.org/doc/scipy/reference/generated/scipy.linalg.cholesky.html#scipy.linalg.cholesky" text:style-name="Internet_20_link" text:visited-style-name="Visited_20_Internet_20_Link">cholesky</text:a></text:p>
          </table:table-cell>
        </table:table-row>
        <table:table-row>
          <table:table-cell table:style-name="Table2.A1" office:value-type="string">
            <text:p text:style-name="P10"><draw:frame draw:style-name="fr2" draw:name="Image10" text:anchor-type="as-char" svg:width="0.1598in" svg:height="0.1598in" draw:z-index="24"><draw:image xlink:href="Pictures/100002010000029B00000257DF0995E33124243E.png" xlink:type="simple" xlink:show="embed" xlink:actuate="onLoad"/></draw:frame></text:p>
          </table:table-cell>
          <table:table-cell table:style-name="Table2.B1" office:value-type="string">
            <text:p text:style-name="P64"><text:a xlink:type="simple" xlink:href="https://www.mathworks.com/help/matlab/ref/dot.html" text:style-name="Internet_20_link" text:visited-style-name="Visited_20_Internet_20_Link"><text:span text:style-name="T37">dot</text:span></text:a></text:p>
          </table:table-cell>
          <table:table-cell table:style-name="Table2.A1" office:value-type="string">
            <text:p text:style-name="P137"><text:a xlink:type="simple" xlink:href="https://www.mathworks.com/help/matlab/ref/cross.html" text:style-name="Internet_20_link" text:visited-style-name="Visited_20_Internet_20_Link"><text:span text:style-name="T68">cross</text:span></text:a></text:p>
          </table:table-cell>
          <table:table-cell table:style-name="Table2.B1" office:value-type="string">
            <text:p text:style-name="P137"><text:span text:style-name="T19">A</text:span><text:a xlink:type="simple" xlink:href="https://www.mathworks.com/help/matlab/ref/transpose.html" text:style-name="Internet_20_link" text:visited-style-name="Visited_20_Internet_20_Link">'</text:a></text:p>
          </table:table-cell>
          <table:table-cell table:style-name="Table2.E1" office:value-type="string">
            <text:p text:style-name="P93"><text:a xlink:type="simple" xlink:href="https://www.mathworks.com/help/matlab/ref/inv.html" text:style-name="Internet_20_link" text:visited-style-name="Visited_20_Internet_20_Link">inv</text:a></text:p>
          </table:table-cell>
          <table:table-cell table:style-name="Table2.B1" office:value-type="string">
            <text:p text:style-name="P94"><text:a xlink:type="simple" xlink:href="https://www.mathworks.com/help/matlab/ref/det.html" text:style-name="Internet_20_link" text:visited-style-name="Visited_20_Internet_20_Link">det</text:a></text:p>
          </table:table-cell>
          <table:table-cell table:style-name="Table2.E1" office:value-type="string">
            <text:p text:style-name="P94"><text:a xlink:type="simple" xlink:href="https://www.mathworks.com/help/matlab/ref/trace.html" text:style-name="Internet_20_link" text:visited-style-name="Visited_20_Internet_20_Link">trace</text:a></text:p>
          </table:table-cell>
          <table:table-cell table:style-name="Table2.B1" office:value-type="string">
            <text:p text:style-name="P59">*</text:p>
          </table:table-cell>
          <table:table-cell table:style-name="Table2.E1" office:value-type="string">
            <text:p text:style-name="P64"/>
          </table:table-cell>
          <table:table-cell table:style-name="Table2.B1" office:value-type="string">
            <text:p text:style-name="P64">*</text:p>
          </table:table-cell>
          <table:table-cell table:style-name="Table2.E1" office:value-type="string">
            <text:p text:style-name="P94"><text:a xlink:type="simple" xlink:href="https://www.mathworks.com/help/matlab/ref/eig.html" text:style-name="Internet_20_link" text:visited-style-name="Visited_20_Internet_20_Link">eig</text:a></text:p>
          </table:table-cell>
          <table:table-cell table:style-name="Table2.B1" office:value-type="string">
            <text:p text:style-name="P144"><text:a xlink:type="simple" xlink:href="https://www.mathworks.com/help/matlab/ref/mldivide.html" text:style-name="Internet_20_link" text:visited-style-name="Visited_20_Internet_20_Link"><text:span text:style-name="T20">\</text:span></text:a></text:p>
          </table:table-cell>
          <table:table-cell table:style-name="Table2.E1" office:value-type="string">
            <text:p text:style-name="P94"><text:a xlink:type="simple" xlink:href="https://www.mathworks.com/help/matlab/ref/qr.html" text:style-name="Internet_20_link" text:visited-style-name="Visited_20_Internet_20_Link">qr</text:a></text:p>
          </table:table-cell>
          <table:table-cell table:style-name="Table2.B1" office:value-type="string">
            <text:p text:style-name="P94"><text:a xlink:type="simple" xlink:href="https://www.mathworks.com/help/matlab/ref/svd.html" text:style-name="Internet_20_link" text:visited-style-name="Visited_20_Internet_20_Link">svd</text:a></text:p>
          </table:table-cell>
          <table:table-cell table:style-name="Table2.E1" office:value-type="string">
            <text:p text:style-name="P94"><text:a xlink:type="simple" xlink:href="https://www.mathworks.com/help/matlab/ref/lu.html" text:style-name="Internet_20_link" text:visited-style-name="Visited_20_Internet_20_Link">lu</text:a></text:p>
          </table:table-cell>
          <table:table-cell table:style-name="Table2.B1" office:value-type="string">
            <text:p text:style-name="P94"><text:a xlink:type="simple" xlink:href="https://www.mathworks.com/help/matlab/ref/expm.html" text:style-name="Internet_20_link" text:visited-style-name="Visited_20_Internet_20_Link">expm</text:a></text:p>
          </table:table-cell>
          <table:table-cell table:style-name="Table2.E1" office:value-type="string">
            <text:p text:style-name="P94"><text:a xlink:type="simple" xlink:href="https://www.mathworks.com/help/matlab/ref/logm.html" text:style-name="Internet_20_link" text:visited-style-name="Visited_20_Internet_20_Link">logm</text:a></text:p>
          </table:table-cell>
          <table:table-cell table:style-name="Table2.B1" office:value-type="string">
            <text:p text:style-name="P94"><text:a xlink:type="simple" xlink:href="https://www.mathworks.com/help/matlab/ref/chol.html" text:style-name="Internet_20_link" text:visited-style-name="Visited_20_Internet_20_Link">chol</text:a></text:p>
          </table:table-cell>
        </table:table-row>
      </table:table>
      <text:p text:style-name="P39"><text:soft-page-break/><text:span text:style-name="T44">polynomials </text:span><text:span text:style-name="T45">&amp;</text:span><text:span text:style-name="T44"> curve fitting</text:span></text:p>
      <text:p text:style-name="P4"><text:span text:style-name="T54">from </text:span><text:a xlink:type="simple" xlink:href="https://docs.scipy.org/doc/numpy/reference/routines.math.html" text:style-name="Internet_20_link" text:visited-style-name="Visited_20_Internet_20_Link"><text:span text:style-name="T54">numpy</text:span></text:a><text:span text:style-name="T54"> import *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 table:number-columns-repeated="2"/>
        <table:table-column table:style-name="Table15.G"/>
        <table:table-column table:style-name="Table15.H"/>
        <table:table-row>
          <table:table-cell table:style-name="Table15.A1" office:value-type="string">
            <text:p text:style-name="P48"><draw:frame draw:style-name="fr2" draw:name="Image11" text:anchor-type="as-char" svg:width="0.1598in" svg:height="0.1598in" draw:z-index="28"><draw:image xlink:href="Pictures/100002010000012C0000012C6D9586B5015B2C8B.png" xlink:type="simple" xlink:show="embed" xlink:actuate="onLoad"/></draw:frame></text:p>
          </table:table-cell>
          <table:table-cell table:style-name="Table15.B1" office:value-type="string">
            <text:p text:style-name="P88"><text:a xlink:type="simple" xlink:href="https://docs.scipy.org/doc/numpy/reference/generated/numpy.poly.html" text:style-name="Internet_20_link" text:visited-style-name="Visited_20_Internet_20_Link">poly</text:a>(<text:span text:style-name="T12">v</text:span>)</text:p>
          </table:table-cell>
          <table:table-cell table:style-name="Table15.A1" office:value-type="string">
            <text:p text:style-name="P88"><text:a xlink:type="simple" xlink:href="https://docs.scipy.org/doc/numpy/reference/generated/numpy.roots.html" text:style-name="Internet_20_link" text:visited-style-name="Visited_20_Internet_20_Link">roots</text:a>(<text:span text:style-name="T12">p</text:span>)</text:p>
          </table:table-cell>
          <table:table-cell table:style-name="Table15.B1" office:value-type="string">
            <text:p text:style-name="P88"><text:a xlink:type="simple" xlink:href="https://docs.scipy.org/doc/numpy/reference/generated/numpy.polyval.html" text:style-name="Internet_20_link" text:visited-style-name="Visited_20_Internet_20_Link">polyval</text:a>(<text:span text:style-name="T12">p</text:span><text:span text:style-name="T5">,</text:span><text:span text:style-name="T12">x</text:span>)</text:p>
          </table:table-cell>
          <table:table-cell table:style-name="Table15.A1" office:value-type="string">
            <text:p text:style-name="P88"><text:a xlink:type="simple" xlink:href="https://docs.scipy.org/doc/numpy/reference/generated/numpy.polyder.html" text:style-name="Internet_20_link" text:visited-style-name="Visited_20_Internet_20_Link">polyder</text:a>(<text:span text:style-name="T12">p</text:span><text:span text:style-name="T5">,</text:span><text:span text:style-name="T12">m</text:span>)</text:p>
          </table:table-cell>
          <table:table-cell table:style-name="Table15.B1" office:value-type="string">
            <text:p text:style-name="P88"><text:a xlink:type="simple" xlink:href="https://docs.scipy.org/doc/numpy/reference/generated/numpy.polyint.html" text:style-name="Internet_20_link" text:visited-style-name="Visited_20_Internet_20_Link">polyint</text:a>(<text:span text:style-name="T12">p</text:span><text:span text:style-name="T5">,</text:span><text:span text:style-name="T12">m</text:span>)</text:p>
          </table:table-cell>
          <table:table-cell table:style-name="Table15.A1" office:value-type="string">
            <text:p text:style-name="P88"><text:a xlink:type="simple" xlink:href="https://docs.scipy.org/doc/numpy/reference/generated/numpy.polyfit.html" text:style-name="Internet_20_link" text:visited-style-name="Visited_20_Internet_20_Link">polyfit</text:a>(<text:span text:style-name="T12">x</text:span>,<text:span text:style-name="T12">y</text:span>,<text:span text:style-name="T12">n</text:span>)</text:p>
          </table:table-cell>
          <table:table-cell table:style-name="Table15.A1" office:value-type="string">
            <text:p text:style-name="Standard"/>
          </table:table-cell>
        </table:table-row>
        <table:table-row>
          <table:table-cell table:style-name="Table15.A1" office:value-type="string">
            <text:p text:style-name="P10"><draw:frame draw:style-name="fr2" draw:name="Image27" text:anchor-type="as-char" svg:width="0.1598in" svg:height="0.1598in" draw:z-index="29"><draw:image xlink:href="Pictures/100002010000029B00000257DF0995E33124243E.png" xlink:type="simple" xlink:show="embed" xlink:actuate="onLoad"/></draw:frame></text:p>
          </table:table-cell>
          <table:table-cell table:style-name="Table15.B1" office:value-type="string">
            <text:p text:style-name="P88"><text:a xlink:type="simple" xlink:href="https://www.mathworks.com/help/matlab/ref/poly.html" text:style-name="Internet_20_link" text:visited-style-name="Visited_20_Internet_20_Link">poly</text:a>(<text:span text:style-name="T12">v</text:span>)</text:p>
          </table:table-cell>
          <table:table-cell table:style-name="Table15.A1" office:value-type="string">
            <text:p text:style-name="P88"><text:a xlink:type="simple" xlink:href="https://www.mathworks.com/help/matlab/ref/roots.html" text:style-name="Internet_20_link" text:visited-style-name="Visited_20_Internet_20_Link">roots</text:a>(<text:span text:style-name="T12">p</text:span>)</text:p>
          </table:table-cell>
          <table:table-cell table:style-name="Table15.B1" office:value-type="string">
            <text:p text:style-name="P88"><text:a xlink:type="simple" xlink:href="https://www.mathworks.com/help/matlab/ref/polyval.html" text:style-name="Internet_20_link" text:visited-style-name="Visited_20_Internet_20_Link">polyval</text:a>(<text:span text:style-name="T12">p</text:span><text:span text:style-name="T5">,</text:span><text:span text:style-name="T12">x</text:span>)</text:p>
          </table:table-cell>
          <table:table-cell table:style-name="Table15.A1" office:value-type="string">
            <text:p text:style-name="P88"><text:a xlink:type="simple" xlink:href="https://www.mathworks.com/help/matlab/ref/polyder.html" text:style-name="Internet_20_link" text:visited-style-name="Visited_20_Internet_20_Link">polyder</text:a>(<text:span text:style-name="T12">p</text:span><text:span text:style-name="T5">,</text:span><text:span text:style-name="T12">m</text:span>)</text:p>
          </table:table-cell>
          <table:table-cell table:style-name="Table15.B1" office:value-type="string">
            <text:p text:style-name="P88"><text:a xlink:type="simple" xlink:href="https://www.mathworks.com/help/matlab/ref/polyint.html" text:style-name="Internet_20_link" text:visited-style-name="Visited_20_Internet_20_Link">polyint</text:a>(<text:span text:style-name="T12">p</text:span><text:span text:style-name="T5">,</text:span><text:span text:style-name="T12">m</text:span>)</text:p>
          </table:table-cell>
          <table:table-cell table:style-name="Table15.A1" office:value-type="string">
            <text:p text:style-name="P88"><text:a xlink:type="simple" xlink:href="https://www.mathworks.com/help/matlab/ref/polyfit.html" text:style-name="Internet_20_link" text:visited-style-name="Visited_20_Internet_20_Link">polyfit</text:a>(<text:span text:style-name="T12">x</text:span>,<text:span text:style-name="T12">y</text:span>,<text:span text:style-name="T12">n</text:span>)</text:p>
          </table:table-cell>
          <table:table-cell table:style-name="Table15.A1" office:value-type="string">
            <text:p text:style-name="P88"/>
          </table:table-cell>
        </table:table-row>
      </table:table>
      <text:p text:style-name="P36"><text:span text:style-name="T54">Polynomials are ordered in </text:span><text:span text:style-name="T60">ascending </text:span><text:span text:style-name="T61">manner (x</text:span><text:span text:style-name="T86">0</text:span><text:span text:style-name="T61">+x</text:span><text:span text:style-name="T86">1</text:span><text:span text:style-name="T61">+x</text:span><text:span text:style-name="T86">2</text:span><text:span text:style-name="T61">) in Python and in </text:span><text:span text:style-name="T60">descending</text:span><text:span text:style-name="T61"> order in MATLAB (x</text:span><text:span text:style-name="T86">2</text:span><text:span text:style-name="T61">+x</text:span><text:span text:style-name="T86">1</text:span><text:span text:style-name="T61">+x</text:span><text:span text:style-name="T86">0</text:span><text:span text:style-name="T61">).</text:span></text:p>
      <text:p text:style-name="P6"><text:span text:style-name="T54">from </text:span><text:a xlink:type="simple" xlink:href="https://docs.scipy.org/doc/scipy/reference/interpolate.html" text:style-name="Internet_20_link" text:visited-style-name="Visited_20_Internet_20_Link"><text:span text:style-name="T58">scipy.interpolate</text:span></text:a><text:span text:style-name="T54"> import *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49"><draw:frame draw:style-name="fr2" draw:name="Image29" text:anchor-type="as-char" svg:width="0.1598in" svg:height="0.1598in" draw:z-index="7"><draw:image xlink:href="Pictures/100002010000012C0000012C6D9586B5015B2C8B.png" xlink:type="simple" xlink:show="embed" xlink:actuate="onLoad"/></draw:frame></text:p>
          </table:table-cell>
          <table:table-cell table:style-name="Table16.B1" office:value-type="string">
            <text:p text:style-name="P88"><text:a xlink:type="simple" xlink:href="https://docs.scipy.org/doc/scipy/reference/generated/scipy.interpolate.interp1d.html" text:style-name="Internet_20_link" text:visited-style-name="Visited_20_Internet_20_Link">interp</text:a><text:a xlink:type="simple" xlink:href="https://docs.scipy.org/doc/scipy/reference/generated/scipy.interpolate.interp1d.html" text:style-name="Internet_20_link" text:visited-style-name="Visited_20_Internet_20_Link"><text:span text:style-name="T64">1d</text:span></text:a><text:span text:style-name="T64">(</text:span><text:span text:style-name="T15">x</text:span><text:span text:style-name="T16">d</text:span><text:span text:style-name="T8">,</text:span><text:span text:style-name="T16">yd</text:span><text:span text:style-name="T8">,</text:span><text:span text:style-name="T17">mt</text:span><text:span text:style-name="T63">)</text:span></text:p>
          </table:table-cell>
          <table:table-cell table:style-name="Table16.A1" office:value-type="string">
            <text:p text:style-name="P89"><text:a xlink:type="simple" xlink:href="https://docs.scipy.org/doc/scipy/reference/generated/scipy.interpolate.griddata.html" text:style-name="Internet_20_link" text:visited-style-name="Visited_20_Internet_20_Link">griddata</text:a><text:span text:style-name="T65">(</text:span><text:span text:style-name="T18">xd</text:span><text:span text:style-name="T65">,</text:span><text:span text:style-name="T18">yd</text:span><text:span text:style-name="T65">,(</text:span><text:span text:style-name="T17">gx</text:span><text:span text:style-name="T65">,</text:span><text:span text:style-name="T17">gy</text:span><text:span text:style-name="T65">),</text:span><text:span text:style-name="T17">m</text:span><text:span text:style-name="T18">t</text:span><text:span text:style-name="T65">)</text:span></text:p>
          </table:table-cell>
          <table:table-cell table:style-name="Table16.B1" office:value-type="string">
            <text:p text:style-name="P92"><text:a xlink:type="simple" xlink:href="https://docs.scipy.org/doc/scipy/reference/generated/scipy.interpolate.splrep.html" text:style-name="Internet_20_link" text:visited-style-name="Visited_20_Internet_20_Link">splrep</text:a>(<text:span text:style-name="T12">xd</text:span><text:span text:style-name="T5">,</text:span><text:span text:style-name="T12">yd</text:span>)</text:p>
          </table:table-cell>
          <table:table-cell table:style-name="Table16.A1" office:value-type="string">
            <text:p text:style-name="P91"><text:a xlink:type="simple" xlink:href="https://docs.scipy.org/doc/scipy/reference/generated/scipy.interpolate.bisplrep.html" text:style-name="Internet_20_link" text:visited-style-name="Visited_20_Internet_20_Link"><text:span text:style-name="T66">bi</text:span></text:a><text:a xlink:type="simple" xlink:href="https://docs.scipy.org/doc/scipy/reference/generated/scipy.interpolate.bisplrep.html" text:style-name="Internet_20_link" text:visited-style-name="Visited_20_Internet_20_Link">splrep</text:a></text:p>
          </table:table-cell>
          <table:table-cell table:style-name="Table16.B1" office:value-type="string">
            <text:p text:style-name="P92"><text:a xlink:type="simple" xlink:href="https://docs.scipy.org/doc/scipy/reference/generated/scipy.interpolate.splprep.html" text:style-name="Internet_20_link" text:visited-style-name="Visited_20_Internet_20_Link">splprep</text:a></text:p>
          </table:table-cell>
        </table:table-row>
        <table:table-row>
          <table:table-cell table:style-name="Table16.A1" office:value-type="string">
            <text:p text:style-name="P10"><draw:frame draw:style-name="fr2" draw:name="Image30" text:anchor-type="as-char" svg:width="0.1598in" svg:height="0.1598in" draw:z-index="30"><draw:image xlink:href="Pictures/100002010000029B00000257DF0995E33124243E.png" xlink:type="simple" xlink:show="embed" xlink:actuate="onLoad"/></draw:frame></text:p>
          </table:table-cell>
          <table:table-cell table:style-name="Table16.B1" office:value-type="string">
            <text:p text:style-name="P138"><text:a xlink:type="simple" xlink:href="https://www.mathworks.com/help/matlab/ref/interp1.html" text:style-name="Internet_20_link" text:visited-style-name="Visited_20_Internet_20_Link">interp1</text:a><text:span text:style-name="T21">(</text:span><text:span text:style-name="T22">x</text:span><text:span text:style-name="T23">d</text:span><text:span text:style-name="T24">,</text:span><text:span text:style-name="T23">yd</text:span><text:span text:style-name="T24">,</text:span><text:span text:style-name="T23">x</text:span><text:span text:style-name="T24">,</text:span><text:span text:style-name="T23">mt</text:span><text:span text:style-name="T20">)</text:span></text:p>
          </table:table-cell>
          <table:table-cell table:style-name="Table16.A1" office:value-type="string">
            <text:p text:style-name="P90"><text:a xlink:type="simple" xlink:href="https://www.mathworks.com/help/matlab/ref/interp2.html" text:style-name="Internet_20_link" text:visited-style-name="Visited_20_Internet_20_Link"><text:span text:style-name="T5">interp2</text:span></text:a><text:span text:style-name="T5">(</text:span><text:span text:style-name="T12">x</text:span><text:span text:style-name="T18">d</text:span><text:span text:style-name="T5">,</text:span><text:span text:style-name="T12">y</text:span><text:span text:style-name="T18">d</text:span><text:span text:style-name="T5">,</text:span><text:span text:style-name="T18">x</text:span><text:span text:style-name="T5">,</text:span><text:span text:style-name="T12">gx</text:span><text:span text:style-name="T5">,</text:span><text:span text:style-name="T12">gy</text:span><text:span text:style-name="T5">)</text:span></text:p>
          </table:table-cell>
          <table:table-cell table:style-name="Table16.B1" office:value-type="string">
            <text:p text:style-name="P92"><text:a xlink:type="simple" xlink:href="https://www.mathworks.com/help/matlab/ref/spline.html" text:style-name="Internet_20_link" text:visited-style-name="Visited_20_Internet_20_Link">spline</text:a>(<text:span text:style-name="T12">xd</text:span><text:span text:style-name="T5">,</text:span><text:span text:style-name="T12">yd</text:span><text:span text:style-name="T5">,</text:span><text:span text:style-name="T12">x</text:span>)</text:p>
          </table:table-cell>
          <table:table-cell table:style-name="Table16.A1" office:value-type="string">
            <text:p text:style-name="P58"/>
          </table:table-cell>
          <table:table-cell table:style-name="Table16.B1" office:value-type="string">
            <text:p text:style-name="P84"/>
          </table:table-cell>
        </table:table-row>
      </table:table>
      <text:p text:style-name="P29"/>
      <text:p text:style-name="P14">string operati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51"><draw:frame draw:style-name="fr2" draw:name="Image25" text:anchor-type="as-char" svg:width="0.1598in" svg:height="0.1598in" draw:z-index="31"><draw:image xlink:href="Pictures/100002010000012C0000012C6D9586B5015B2C8B.png" xlink:type="simple" xlink:show="embed" xlink:actuate="onLoad"/></draw:frame></text:p>
          </table:table-cell>
          <table:table-cell table:style-name="Table5.B1" office:value-type="string">
            <text:p text:style-name="P97"><text:a xlink:type="simple" xlink:href="https://docs.python.org/2/tutorial/inputoutput.html" text:style-name="Internet_20_link" text:visited-style-name="Visited_20_Internet_20_Link">print</text:a></text:p>
          </table:table-cell>
          <table:table-cell table:style-name="Table5.A1" office:value-type="string">
            <text:p text:style-name="P98"><text:span text:style-name="T27">'%</text:span><text:span text:style-name="T33">f</text:span><text:span text:style-name="T27">'%</text:span><text:span text:style-name="T33">np.pi</text:span></text:p>
          </table:table-cell>
          <table:table-cell table:style-name="Table5.B1" office:value-type="string">
            <text:p text:style-name="P76">.<text:a xlink:type="simple" xlink:href="https://docs.python.org/2/library/stdtypes.html?highlight=find#str.find" text:style-name="Internet_20_link" text:visited-style-name="Visited_20_Internet_20_Link">find</text:a></text:p>
          </table:table-cell>
          <table:table-cell table:style-name="Table5.A1" office:value-type="string">
            <text:p text:style-name="P97">in</text:p>
          </table:table-cell>
          <table:table-cell table:style-name="Table5.B1" office:value-type="string">
            <text:p text:style-name="P62">.<text:a xlink:type="simple" xlink:href="https://docs.python.org/2/library/stdtypes.html?highlight=join#str.join" text:style-name="Internet_20_link" text:visited-style-name="Visited_20_Internet_20_Link"><text:span text:style-name="T52">join</text:span></text:a></text:p>
          </table:table-cell>
          <table:table-cell table:style-name="Table5.A1" office:value-type="string">
            <text:p text:style-name="P78">.<text:a xlink:type="simple" xlink:href="https://docs.python.org/2/library/stdtypes.html?highlight=split#str.split" text:style-name="Internet_20_link" text:visited-style-name="Visited_20_Internet_20_Link">split</text:a></text:p>
          </table:table-cell>
          <table:table-cell table:style-name="Table5.B1" office:value-type="string">
            <text:p text:style-name="P129">+</text:p>
          </table:table-cell>
          <table:table-cell table:style-name="Table5.A1" office:value-type="string">
            <text:p text:style-name="P129"/>
          </table:table-cell>
          <table:table-cell table:style-name="Table5.B1" office:value-type="string">
            <text:p text:style-name="P129">.<text:a xlink:type="simple" xlink:href="https://docs.python.org/2/library/stdtypes.html?highlight=upper#str.upper" text:style-name="Internet_20_link" text:visited-style-name="Visited_20_Internet_20_Link">upper</text:a></text:p>
          </table:table-cell>
        </table:table-row>
        <table:table-row>
          <table:table-cell table:style-name="Table5.A1" office:value-type="string">
            <text:p text:style-name="P10"><draw:frame draw:style-name="fr2" draw:name="Image26" text:anchor-type="as-char" svg:width="0.1598in" svg:height="0.1598in" draw:z-index="32"><draw:image xlink:href="Pictures/100002010000029B00000257DF0995E33124243E.png" xlink:type="simple" xlink:show="embed" xlink:actuate="onLoad"/></draw:frame></text:p>
          </table:table-cell>
          <table:table-cell table:style-name="Table5.B1" office:value-type="string">
            <text:p text:style-name="P97"><text:a xlink:type="simple" xlink:href="https://www.mathworks.com/help/matlab/ref/disp.html" text:style-name="Internet_20_link" text:visited-style-name="Visited_20_Internet_20_Link">disp</text:a></text:p>
          </table:table-cell>
          <table:table-cell table:style-name="Table5.A1" office:value-type="string">
            <text:p text:style-name="P99"><text:a xlink:type="simple" xlink:href="https://www.mathworks.com/help/matlab/ref/sprintf.html" text:style-name="Internet_20_link" text:visited-style-name="Visited_20_Internet_20_Link"><text:span text:style-name="T27">sprintf</text:span></text:a><text:span text:style-name="T27">(</text:span><text:span text:style-name="T31">'%</text:span><text:span text:style-name="T27">f</text:span><text:span text:style-name="T31">',</text:span><text:span text:style-name="T27">pi)</text:span></text:p>
          </table:table-cell>
          <table:table-cell table:style-name="Table5.B1" office:value-type="string">
            <text:p text:style-name="P76"><text:a xlink:type="simple" xlink:href="https://www.mathworks.com/help/matlab/ref/strfind.html" text:style-name="Internet_20_link" text:visited-style-name="Visited_20_Internet_20_Link">strfind</text:a></text:p>
          </table:table-cell>
          <table:table-cell table:style-name="Table5.A1" office:value-type="string">
            <text:p text:style-name="P129"><text:a xlink:type="simple" xlink:href="https://www.mathworks.com/help/matlab/ref/strcmp.html" text:style-name="Internet_20_link" text:visited-style-name="Visited_20_Internet_20_Link">strcmp</text:a></text:p>
          </table:table-cell>
          <table:table-cell table:style-name="Table5.B1" office:value-type="string">
            <text:p text:style-name="P129"><text:a xlink:type="simple" xlink:href="https://www.mathworks.com/help/matlab/ref/strjoin.html" text:style-name="Internet_20_link" text:visited-style-name="Visited_20_Internet_20_Link">strjoin</text:a></text:p>
          </table:table-cell>
          <table:table-cell table:style-name="Table5.A1" office:value-type="string">
            <text:p text:style-name="P62"><text:a xlink:type="simple" xlink:href="https://www.mathworks.com/help/matlab/ref/strsplit.html" text:style-name="Internet_20_link" text:visited-style-name="Visited_20_Internet_20_Link"><text:span text:style-name="T70">strsplit</text:span></text:a></text:p>
          </table:table-cell>
          <table:table-cell table:style-name="Table5.B1" office:value-type="string">
            <text:p text:style-name="P129"><text:a xlink:type="simple" xlink:href="https://www.mathworks.com/help/matlab/ref/strcat.html" text:style-name="Internet_20_link" text:visited-style-name="Visited_20_Internet_20_Link">strcat</text:a></text:p>
          </table:table-cell>
          <table:table-cell table:style-name="Table5.A1" office:value-type="string">
            <text:p text:style-name="P129"><text:a xlink:type="simple" xlink:href="https://www.mathworks.com/help/matlab/ref/strtok.html" text:style-name="Internet_20_link" text:visited-style-name="Visited_20_Internet_20_Link">strtok</text:a></text:p>
          </table:table-cell>
          <table:table-cell table:style-name="Table5.B1" office:value-type="string">
            <text:p text:style-name="P129"/>
          </table:table-cell>
        </table:table-row>
      </table:table>
      <text:p text:style-name="P30"/>
      <text:p text:style-name="P13">advanced syntax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18"><text:span text:style-name="T3">control</text:span> statements</text:p>
          </table:table-cell>
          <table:covered-table-cell/>
          <table:table-cell table:style-name="Table12.C1" office:value-type="string">
            <text:p text:style-name="P20"><text:span text:style-name="T3">exception</text:span> handling</text:p>
          </table:table-cell>
          <table:table-cell table:style-name="Table12.D1" office:value-type="string">
            <text:p text:style-name="P23">loops</text:p>
          </table:table-cell>
        </table:table-row>
        <table:table-row>
          <table:table-cell table:style-name="Table12.A2" office:value-type="string">
            <text:p text:style-name="P47"><draw:frame draw:style-name="fr2" draw:name="Image23" text:anchor-type="as-char" svg:width="0.1598in" svg:height="0.1598in" draw:z-index="8"><draw:image xlink:href="Pictures/100002010000012C0000012C6D9586B5015B2C8B.png" xlink:type="simple" xlink:show="embed" xlink:actuate="onLoad"/></draw:frame></text:p>
          </table:table-cell>
          <table:table-cell table:style-name="Table12.B2" office:value-type="string">
            <text:p text:style-name="P108">if <text:span text:style-name="T12">expr1</text:span><text:span text:style-name="T5">:</text:span></text:p>
            <text:p text:style-name="P108"><text:span text:style-name="T5"><text:s text:c="4"/></text:span><text:span text:style-name="T12">code1</text:span></text:p>
            <text:p text:style-name="P108"><text:span text:style-name="T5">elif </text:span><text:span text:style-name="T12">expr2</text:span><text:span text:style-name="T5">:</text:span></text:p>
            <text:p text:style-name="P108"><text:span text:style-name="T5"><text:s text:c="4"/></text:span><text:span text:style-name="T12">code2</text:span></text:p>
            <text:p text:style-name="P121">else:</text:p>
            <text:p text:style-name="P108"><text:span text:style-name="T5"><text:s text:c="4"/></text:span><text:span text:style-name="T12">code3</text:span></text:p>
          </table:table-cell>
          <table:table-cell table:style-name="Table12.C2" office:value-type="string">
            <text:p text:style-name="P111">A = 1</text:p>
            <text:p text:style-name="P111">try:</text:p>
            <text:p text:style-name="P112"><text:s text:c="4"/><text:span text:style-name="T77">file = open(</text:span>'<text:span text:style-name="T77">file.txt</text:span>'<text:span text:style-name="T77">)</text:span></text:p>
            <text:p text:style-name="P111">except IOError, exc:</text:p>
            <text:p text:style-name="P112"><text:s text:c="4"/><text:span text:style-name="T77">print </text:span>'<text:span text:style-name="T77">file cannot be opened</text:span>'</text:p>
            <text:p text:style-name="P111">except:</text:p>
            <text:p text:style-name="P112"><text:s text:c="4"/><text:span text:style-name="T77">print </text:span>'<text:span text:style-name="T77">non-IOError</text:span>'</text:p>
            <text:p text:style-name="P111">else:</text:p>
            <text:p text:style-name="P112"><text:s text:c="4"/><text:span text:style-name="T77">print file.readlines()</text:span></text:p>
            <text:p text:style-name="P111">finally:</text:p>
            <text:p text:style-name="P112"><text:s text:c="4"/><text:span text:style-name="T78">file.close()</text:span></text:p>
          </table:table-cell>
          <table:table-cell table:style-name="Table12.B2" office:value-type="string">
            <text:p text:style-name="P113">for v in arange(1.0,0.0,-0.2):</text:p>
            <text:p text:style-name="P113"><text:s text:c="4"/>print v</text:p>
            <text:p text:style-name="P113">n = 0</text:p>
            <text:p text:style-name="P113">while n &lt; 10:</text:p>
            <text:p text:style-name="P113"><text:s text:c="4"/>print n</text:p>
            <text:p text:style-name="P113"><text:s text:c="4"/>n -= 1</text:p>
          </table:table-cell>
        </table:table-row>
        <table:table-row>
          <table:table-cell table:style-name="Table12.A1" office:value-type="string">
            <text:p text:style-name="P10"><draw:frame draw:style-name="fr2" draw:name="Image24" text:anchor-type="as-char" svg:width="0.1598in" svg:height="0.1598in" draw:z-index="33"><draw:image xlink:href="Pictures/100002010000029B00000257DF0995E33124243E.png" xlink:type="simple" xlink:show="embed" xlink:actuate="onLoad"/></draw:frame></text:p>
          </table:table-cell>
          <table:table-cell table:style-name="Table12.D1" office:value-type="string">
            <text:p text:style-name="P108">if <text:span text:style-name="T12">expr1</text:span></text:p>
            <text:p text:style-name="P108"><text:span text:style-name="T5"><text:s text:c="4"/></text:span><text:span text:style-name="T12">code1</text:span></text:p>
            <text:p text:style-name="P108"><text:span text:style-name="T5">elseif </text:span><text:span text:style-name="T12">expr2</text:span></text:p>
            <text:p text:style-name="P108"><text:span text:style-name="T5"><text:s text:c="4"/></text:span><text:span text:style-name="T12">code2</text:span></text:p>
            <text:p text:style-name="P121">else</text:p>
            <text:p text:style-name="P108"><text:s text:c="4"/><text:span text:style-name="T12">code3</text:span></text:p>
            <text:p text:style-name="P108">end</text:p>
          </table:table-cell>
          <table:table-cell table:style-name="Table12.C1" office:value-type="string">
            <text:p text:style-name="P111">A = rand(3);</text:p>
            <text:p text:style-name="P111">B = ones(5);</text:p>
            <text:p text:style-name="P111">try</text:p>
            <text:p text:style-name="P111"><text:s text:c="4"/>C = [A; B];</text:p>
            <text:p text:style-name="P111">catch err</text:p>
            <text:p text:style-name="P111"><text:s text:c="4"/>error('Dimension mismatch');</text:p>
            <text:p text:style-name="P111">end</text:p>
          </table:table-cell>
          <table:table-cell table:style-name="Table12.D1" office:value-type="string">
            <text:p text:style-name="P113">for v = 1.0:-0.2:0.0</text:p>
            <text:p text:style-name="P113"><text:s text:c="4"/>disp(v)</text:p>
            <text:p text:style-name="P113">end</text:p>
            <text:p text:style-name="P113">n = 0;</text:p>
            <text:p text:style-name="P113">while n &lt; 10</text:p>
            <text:p text:style-name="P113"><text:s text:c="4"/>disp(n);</text:p>
            <text:p text:style-name="P113"><text:s text:c="4"/>n = n - 1;</text:p>
            <text:p text:style-name="P113">end</text:p>
          </table:table-cell>
        </table:table-row>
      </table:table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2" office:value-type="string">
            <text:p text:style-name="P18"><text:span text:style-name="T3">function</text:span> definitions</text:p>
          </table:table-cell>
          <table:covered-table-cell/>
          <table:table-cell table:style-name="Table11.A1" office:value-type="string">
            <text:p text:style-name="P148"/>
          </table:table-cell>
          <table:table-cell table:style-name="Table11.D1" office:value-type="string">
            <text:p text:style-name="P19"><text:span text:style-name="T3">anonymous</text:span> functions</text:p>
          </table:table-cell>
        </table:table-row>
        <table:table-row>
          <table:table-cell table:style-name="Table11.A2" office:value-type="string">
            <text:p text:style-name="P46"><draw:frame draw:style-name="fr2" draw:name="Image21" text:anchor-type="as-char" svg:width="0.1598in" svg:height="0.1598in" draw:z-index="9"><draw:image xlink:href="Pictures/100002010000012C0000012C6D9586B5015B2C8B.png" xlink:type="simple" xlink:show="embed" xlink:actuate="onLoad"/></draw:frame></text:p>
          </table:table-cell>
          <table:table-cell table:style-name="Table11.B2" office:value-type="string">
            <text:p text:style-name="P108">def foo(x):</text:p>
            <text:p text:style-name="P109"><text:s text:c="4"/><text:span text:style-name="T84">y = x ** 2</text:span></text:p>
            <text:p text:style-name="P109"><text:s text:c="4"/>return <text:span text:style-name="T84">y</text:span></text:p>
          </table:table-cell>
          <table:table-cell table:style-name="Table11.B2" office:value-type="string">
            <text:p text:style-name="P133"><text:span text:style-name="T82">m</text:span>ay be defined <text:span text:style-name="T75">in any block</text:span></text:p>
            <text:p text:style-name="P134">(including in nested blocks)</text:p>
          </table:table-cell>
          <table:table-cell table:style-name="Table11.D2" office:value-type="string">
            <text:p text:style-name="P115"><text:a xlink:type="simple" xlink:href="https://stackoverflow.com/questions/890128/why-python-lambdas-are-useful" text:style-name="Internet_20_link" text:visited-style-name="Visited_20_Internet_20_Link">lambda</text:a> x: x ** 2</text:p>
          </table:table-cell>
        </table:table-row>
        <table:table-row>
          <table:table-cell table:style-name="Table11.A1" office:value-type="string">
            <text:p text:style-name="P10"><draw:frame draw:style-name="fr2" draw:name="Image22" text:anchor-type="as-char" svg:width="0.1598in" svg:height="0.1598in" draw:z-index="14"><draw:image xlink:href="Pictures/100002010000029B00000257DF0995E33124243E.png" xlink:type="simple" xlink:show="embed" xlink:actuate="onLoad"/></draw:frame></text:p>
          </table:table-cell>
          <table:table-cell table:style-name="Table11.B3" office:value-type="string">
            <text:p text:style-name="P108"><text:span text:style-name="T9"><text:s/></text:span><text:a xlink:type="simple" xlink:href="http://mathworks.com/help/matlab/ref/function.html" text:style-name="Internet_20_link" text:visited-style-name="Visited_20_Internet_20_Link">function</text:a> [y] = foo(x)</text:p>
            <text:p text:style-name="P108"><text:span text:style-name="T9"><text:s/></text:span><text:s text:c="4"/>y = x .^ 2</text:p>
            <text:p text:style-name="P108"><text:span text:style-name="T9"><text:s/></text:span>end</text:p>
          </table:table-cell>
          <table:table-cell table:style-name="Table11.B3" office:value-type="string">
            <text:p text:style-name="P101"><text:span text:style-name="T9"><text:s/>must be in file named </text:span>foo.m</text:p>
          </table:table-cell>
          <table:table-cell table:style-name="Table11.D1" office:value-type="string">
            <text:p text:style-name="P115"><text:span text:style-name="T9"><text:s/></text:span><text:a xlink:type="simple" xlink:href="https://www.mathworks.com/help/matlab/function-handles.html" text:style-name="Internet_20_link" text:visited-style-name="Visited_20_Internet_20_Link">@</text:a>(x) x .^ 2;</text:p>
          </table:table-cell>
        </table:table-row>
      </table:table>
      <text:p text:style-name="P3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row>
          <table:table-cell table:style-name="Table17.A1" table:number-columns-spanned="4" office:value-type="string">
            <text:p text:style-name="P21">using code <text:span text:style-name="T54">&amp;</text:span> <text:span text:style-name="T3">scripting</text:span></text:p>
          </table:table-cell>
          <table:covered-table-cell/>
          <table:covered-table-cell/>
          <table:covered-table-cell/>
          <table:table-cell table:style-name="Table17.E1" table:number-columns-spanned="7" office:value-type="string">
            <text:p text:style-name="P22"><text:span text:style-name="T3">file</text:span> input <text:span text:style-name="T54">&amp;</text:span> outpu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52"><draw:frame draw:style-name="fr2" draw:name="Image32" text:anchor-type="as-char" svg:width="0.1598in" svg:height="0.1598in" draw:z-index="26"><draw:image xlink:href="Pictures/100002010000012C0000012C6D9586B5015B2C8B.png" xlink:type="simple" xlink:show="embed" xlink:actuate="onLoad"/></draw:frame></text:p>
          </table:table-cell>
          <table:table-cell table:style-name="Table17.E1" office:value-type="string">
            <text:p text:style-name="P100"><text:a xlink:type="simple" xlink:href="https://docs.python.org/2/reference/simple_stmts.html#the-import-statement" text:style-name="Internet_20_link" text:visited-style-name="Visited_20_Internet_20_Link">import</text:a></text:p>
          </table:table-cell>
          <table:table-cell table:style-name="Table17.C2" office:value-type="string">
            <text:p text:style-name="P100"><text:a xlink:type="simple" xlink:href="https://docs.python.org/2/library/functions.html?highlight=eval#eval" text:style-name="Internet_20_link" text:visited-style-name="Visited_20_Internet_20_Link">eval</text:a></text:p>
          </table:table-cell>
          <table:table-cell table:style-name="Table17.E1" office:value-type="string">
            <text:p text:style-name="P100"><text:a xlink:type="simple" xlink:href="https://docs.python.org/2/library/functions.html?highlight=execfile#execfile" text:style-name="Internet_20_link" text:visited-style-name="Visited_20_Internet_20_Link">execfile</text:a></text:p>
          </table:table-cell>
          <table:table-cell table:style-name="Table17.C2" office:value-type="string">
            <text:p text:style-name="P126"><text:a xlink:type="simple" xlink:href="https://docs.python.org/2/library/functions.html#open" text:style-name="Internet_20_link" text:visited-style-name="Visited_20_Internet_20_Link">open</text:a></text:p>
          </table:table-cell>
          <table:table-cell table:style-name="Table17.E1" office:value-type="string">
            <text:p text:style-name="P126">.<text:a xlink:type="simple" xlink:href="https://docs.python.org/2/library/stdtypes.html#file.read" text:style-name="Internet_20_link" text:visited-style-name="Visited_20_Internet_20_Link">read</text:a></text:p>
          </table:table-cell>
          <table:table-cell table:style-name="Table17.C2" office:value-type="string">
            <text:p text:style-name="P126">.<text:a xlink:type="simple" xlink:href="https://docs.python.org/2/library/stdtypes.html#file.readline" text:style-name="Internet_20_link" text:visited-style-name="Visited_20_Internet_20_Link">readline</text:a></text:p>
          </table:table-cell>
          <table:table-cell table:style-name="Table17.E1" office:value-type="string">
            <text:p text:style-name="P126">.<text:a xlink:type="simple" xlink:href="https://docs.python.org/2/library/stdtypes.html#file.write" text:style-name="Internet_20_link" text:visited-style-name="Visited_20_Internet_20_Link">write</text:a></text:p>
          </table:table-cell>
          <table:table-cell table:style-name="Table17.C2" office:value-type="string">
            <text:p text:style-name="P126">.<text:a xlink:type="simple" xlink:href="https://docs.python.org/2/library/stdtypes.html#file.close" text:style-name="Internet_20_link" text:visited-style-name="Visited_20_Internet_20_Link">close</text:a></text:p>
          </table:table-cell>
          <table:table-cell table:style-name="Table17.E1" office:value-type="string">
            <text:p text:style-name="P126">np.<text:a xlink:type="simple" xlink:href="https://docs.scipy.org/doc/numpy/reference/generated/numpy.loadtxt.html#numpy.loadtxt" text:style-name="Internet_20_link" text:visited-style-name="Visited_20_Internet_20_Link">loadtxt</text:a></text:p>
          </table:table-cell>
          <table:table-cell table:style-name="Table17.C2" office:value-type="string">
            <text:p text:style-name="P126">np.<text:a xlink:type="simple" xlink:href="https://docs.scipy.org/doc/numpy/reference/generated/numpy.savetxt.html#numpy.savetxt" text:style-name="Internet_20_link" text:visited-style-name="Visited_20_Internet_20_Link">savetxt</text:a></text:p>
          </table:table-cell>
        </table:table-row>
        <table:table-row>
          <table:table-cell table:style-name="Table17.A1" office:value-type="string">
            <text:p text:style-name="P11"><draw:frame draw:style-name="fr2" draw:name="Image34" text:anchor-type="as-char" svg:width="0.1598in" svg:height="0.1598in" draw:z-index="27"><draw:image xlink:href="Pictures/100002010000029B00000257DF0995E33124243E.png" xlink:type="simple" xlink:show="embed" xlink:actuate="onLoad"/></draw:frame></text:p>
          </table:table-cell>
          <table:table-cell table:style-name="Table17.E1" office:value-type="string">
            <text:p text:style-name="P128"><text:a xlink:type="simple" xlink:href="https://www.mathworks.com/help/matlab/ref/import.html" text:style-name="Internet_20_link" text:visited-style-name="Visited_20_Internet_20_Link">import</text:a></text:p>
          </table:table-cell>
          <table:table-cell table:style-name="Table17.C2" office:value-type="string">
            <text:p text:style-name="P145"><text:a xlink:type="simple" xlink:href="https://www.mathworks.com/help/matlab/ref/eval.html" text:style-name="Internet_20_link" text:visited-style-name="Visited_20_Internet_20_Link"><text:span text:style-name="T20">eval</text:span></text:a></text:p>
          </table:table-cell>
          <table:table-cell table:style-name="Table17.E1" office:value-type="string">
            <text:p text:style-name="P145"><text:a xlink:type="simple" xlink:href="https://www.mathworks.com/help/matlab/ref/run.html" text:style-name="Internet_20_link" text:visited-style-name="Visited_20_Internet_20_Link"><text:span text:style-name="T20">run</text:span></text:a></text:p>
          </table:table-cell>
          <table:table-cell table:style-name="Table17.C2" office:value-type="string">
            <text:p text:style-name="P127"><text:a xlink:type="simple" xlink:href="https://www.mathworks.com/help/matlab/ref/open.html" text:style-name="Internet_20_link" text:visited-style-name="Visited_20_Internet_20_Link">open</text:a></text:p>
          </table:table-cell>
          <table:table-cell table:style-name="Table17.E1" office:value-type="string">
            <text:p text:style-name="P125"><text:a xlink:type="simple" xlink:href="https://www.mathworks.com/help/releases/R2015b/matlab/ref/fileread.html" text:style-name="Internet_20_link" text:visited-style-name="Visited_20_Internet_20_Link"><text:span text:style-name="T71">fileread</text:span></text:a></text:p>
          </table:table-cell>
          <table:table-cell table:style-name="Table17.C2" office:value-type="string">
            <text:p text:style-name="P125"><text:a xlink:type="simple" xlink:href="https://www.mathworks.com/help/releases/R2015b/matlab/ref/fgetl.html" text:style-name="Internet_20_link" text:visited-style-name="Visited_20_Internet_20_Link"><text:span text:style-name="T70">fgetl</text:span></text:a></text:p>
          </table:table-cell>
          <table:table-cell table:style-name="Table17.E1" office:value-type="string">
            <text:p text:style-name="P125"><text:a xlink:type="simple" xlink:href="https://www.mathworks.com/help/releases/R2015b/matlab/ref/fprintf.html" text:style-name="Internet_20_link" text:visited-style-name="Visited_20_Internet_20_Link"><text:span text:style-name="T70">fprintf</text:span></text:a></text:p>
          </table:table-cell>
          <table:table-cell table:style-name="Table17.C2" office:value-type="string">
            <text:p text:style-name="P150"><text:a xlink:type="simple" xlink:href="https://www.mathworks.com/help/releases/R2015b/matlab/ref/fclose.html" text:style-name="Internet_20_link" text:visited-style-name="Visited_20_Internet_20_Link"><text:span text:style-name="T70">fclose</text:span></text:a></text:p>
          </table:table-cell>
          <table:table-cell table:style-name="Table17.E1" office:value-type="string">
            <text:p text:style-name="P125"><text:a xlink:type="simple" xlink:href="https://www.mathworks.com/help/releases/R2015b/matlab/ref/load.html" text:style-name="Internet_20_link" text:visited-style-name="Visited_20_Internet_20_Link"><text:span text:style-name="T70">load</text:span></text:a></text:p>
          </table:table-cell>
          <table:table-cell table:style-name="Table17.C2" office:value-type="string">
            <text:p text:style-name="P125"><text:a xlink:type="simple" xlink:href="https://www.mathworks.com/help/releases/R2015b/matlab/ref/save.html" text:style-name="Internet_20_link" text:visited-style-name="Visited_20_Internet_20_Link"><text:span text:style-name="T70">save</text:span></text:a></text:p>
          </table:table-cell>
        </table:table-row>
      </table:table>
      <text:p text:style-name="P33"/>
      <text:p text:style-name="P38"><text:span text:style-name="T41">interesting</text:span><text:span text:style-name="T40"> features <text:s text:c="3"/></text:span><text:span text:style-name="T42"><draw:frame draw:style-name="fr2" draw:name="Image31" text:anchor-type="as-char" svg:width="0.1598in" svg:height="0.1598in" draw:z-index="23"><draw:image xlink:href="Pictures/100002010000012C0000012C6D9586B5015B2C8B.png" xlink:type="simple" xlink:show="embed" xlink:actuate="onLoad"/></draw:frame></text:span><text:span text:style-name="T42"><text:tab/><text:tab/><text:tab/><text:tab/><text:tab/><text:tab/><text:tab/></text:span><text:span text:style-name="T43"><draw:frame draw:style-name="fr2" draw:name="Image28" text:anchor-type="as-char" svg:width="0.1598in" svg:height="0.1598in" draw:z-index="25"><draw:image xlink:href="Pictures/100002010000029B00000257DF0995E33124243E.png" xlink:type="simple" xlink:show="embed" xlink:actuate="onLoad"/></draw:frame></text:span></text:p>
      <table:table table:name="Table14" table:style-name="Table14">
        <table:table-column table:style-name="Table14.A"/>
        <table:table-column table:style-name="Table14.B"/>
        <table:table-row>
          <table:table-cell office:value-type="string">
            <text:p text:style-name="P122"><text:span text:style-name="T81">import </text:span><text:a xlink:type="simple" xlink:href="http://legacy.python.org/dev/peps/pep-0020/" text:style-name="Internet_20_link" text:visited-style-name="Visited_20_Internet_20_Link">this</text:a></text:p>
            <text:p text:style-name="P124"><text:span text:style-name="T82">from </text:span><text:a xlink:type="simple" xlink:href="https://docs.python.org/2/library/__future__.html" text:style-name="Internet_20_link" text:visited-style-name="Visited_20_Internet_20_Link"><text:span text:style-name="T82">__future__</text:span></text:a><text:span text:style-name="T82"> import </text:span><text:a xlink:type="simple" xlink:href="http://legacy.python.org/dev/peps/pep-0238/" text:style-name="Internet_20_link" text:visited-style-name="Visited_20_Internet_20_Link"><text:span text:style-name="T82">division</text:span></text:a></text:p>
            <text:p text:style-name="P123"><text:a xlink:type="simple" xlink:href="https://www.python.org/dev/peps/pep-0318/" text:style-name="Internet_20_link" text:visited-style-name="Visited_20_Internet_20_Link">@</text:a><text:span text:style-name="T80">decorator</text:span></text:p>
            <text:p text:style-name="P123"><text:a xlink:type="simple" xlink:href="https://docs.python.org/2/reference/compound_stmts.html#the-with-statement" text:style-name="Internet_20_link" text:visited-style-name="Visited_20_Internet_20_Link">with</text:a> <text:span text:style-name="T12">x</text:span> as <text:span text:style-name="T12">y</text:span>:</text:p>
            <text:p text:style-name="P123"><text:s text:c="4"/><text:a xlink:type="simple" xlink:href="https://docs.python.org/2/reference/simple_stmts.html#the-pass-statement" text:style-name="Internet_20_link" text:visited-style-name="Visited_20_Internet_20_Link"><text:span text:style-name="T79">pass</text:span></text:a></text:p>
          </table:table-cell>
          <table:table-cell office:value-type="string">
            <text:p text:style-name="P116"><text:a xlink:type="simple" xlink:href="https://www.mathworks.com/help/matlab/ref/tic.html" text:style-name="Internet_20_link" text:visited-style-name="Visited_20_Internet_20_Link"><text:span text:style-name="T35">tic</text:span></text:a><text:span text:style-name="T35">; </text:span><text:span text:style-name="T28">expr</text:span><text:span text:style-name="T30">; </text:span><text:a xlink:type="simple" xlink:href="https://www.mathworks.com/help/matlab/ref/toc.html" text:style-name="Internet_20_link" text:visited-style-name="Visited_20_Internet_20_Link"><text:span text:style-name="T30">toc</text:span></text:a><text:span text:style-name="T30"> % stopwatch timer</text:span></text:p>
            <text:p text:style-name="P139"><text:a xlink:type="simple" xlink:href="https://www.mathworks.com/help/matlab/ref/clc.html" text:style-name="Internet_20_link" text:visited-style-name="Visited_20_Internet_20_Link">clc</text:a> <text:s text:c="11"/>% clear display</text:p>
            <text:p text:style-name="P140"><text:a xlink:type="simple" xlink:href="https://www.mathworks.com/help/matlab/ref/format.html" text:style-name="Internet_20_link" text:visited-style-name="Visited_20_Internet_20_Link">format</text:a> short <text:s text:c="2"/>% or long (change # disp)</text:p>
            <text:p text:style-name="P141"><text:a xlink:type="simple" xlink:href="https://www.mathworks.com/help/matlab/ref/echo.html" text:style-name="Internet_20_link" text:visited-style-name="Visited_20_Internet_20_Link">ech</text:a><text:a xlink:type="simple" xlink:href="https://www.mathworks.com/help/matlab/ref/echo.html" text:style-name="Internet_20_link" text:visited-style-name="Visited_20_Internet_20_Link"><text:span text:style-name="T53">o</text:span></text:a><text:span text:style-name="T53"> </text:span>on <text:s text:c="7"/>% or off (echo script cmds)</text:p>
            <text:p text:style-name="P141"><text:a xlink:type="simple" xlink:href="https://www.mathworks.com/help/matlab/ref/specialcharacters.html" text:style-name="Internet_20_link" text:visited-style-name="Visited_20_Internet_20_Link">!</text:a><text:span text:style-name="T83">cd dir <text:s text:c="7"/>% run shell commands</text:span></text:p>
          </table:table-cell>
        </table:table-row>
        <table:table-row>
          <table:table-cell office:value-type="string">
            <text:p text:style-name="P136"><text:a xlink:type="simple" xlink:href="https://ipython.org/" text:style-name="Internet_20_link" text:visited-style-name="Visited_20_Internet_20_Link">IPython</text:a> makes an excellent default interpreter, <text:span text:style-name="T85">as does the </text:span><text:a xlink:type="simple" xlink:href="http://jupyter.org/" text:style-name="Internet_20_link" text:visited-style-name="Visited_20_Internet_20_Link"><text:span text:style-name="T85">Jupyter</text:span></text:a><text:span text:style-name="T85"> notebook.</text:span></text:p>
          </table:table-cell>
          <table:table-cell office:value-type="string">
            <text:p text:style-name="P135">MATLAB has an extensive collection of <text:a xlink:type="simple" xlink:href="https://www.mathworks.com/products/" text:style-name="Internet_20_link" text:visited-style-name="Visited_20_Internet_20_Link">Toolboxes</text:a>.</text:p>
            <text:p text:style-name="P13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3f9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9299in" style:type="right"/>
        </style:tab-stops>
      </style:paragraph-properties>
      <style:text-properties fo:color="#333333" style:font-name="Avenir Next" officeooo:rsid="0011ffab" officeooo:paragraph-rsid="007fbde7"/>
    </style:style>
    <style:style style:name="MP2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style:font-name="Avenir Next Demi Bold" fo:font-weight="600" officeooo:rsid="0011cd0f" style:font-size-asian="10.5pt" style:font-weight-asian="bold" style:font-weight-complex="normal"/>
    </style:style>
    <style:style style:name="MT2" style:family="text">
      <style:text-properties style:font-name="Avenir Next Ultra Light" fo:font-weight="250" officeooo:rsid="0011cd0f" style:font-size-asian="10.5pt" style:font-weight-asian="normal" style:font-weight-complex="normal"/>
    </style:style>
    <style:style style:name="MT3" style:family="text">
      <style:text-properties fo:font-weight="normal" officeooo:rsid="0011cd0f" style:font-weight-asian="normal" style:font-weight-complex="normal"/>
    </style:style>
    <style:style style:name="MT4" style:family="text">
      <style:text-properties fo:font-style="normal" style:font-style-asian="normal" style:font-style-complex="normal"/>
    </style:style>
    <style:style style:name="MT5" style:family="text">
      <style:text-properties fo:font-style="normal" officeooo:rsid="007d963c" style:font-style-asian="normal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11"><draw:image xlink:href="Pictures/10000201000003EB00000516DA77CED37681CBCB.png" xlink:type="simple" xlink:show="embed" xlink:actuate="onLoad"/></draw:frame><text:span text:style-name="MT1">CS</text:span><text:span text:style-name="MT2">101</text:span><text:span text:style-name="MT3"><text:tab/></text:span><text:span text:style-name="MT4">Python </text:span><text:span text:style-name="MT5">3/NumPy–</text:span><text:span text:style-name="MT4">MATLAB</text:span></text:p>
      </style:header>
      <style:footer>
        <text:p text:style-name="MP2"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09-21T14:44:25.659225500</dc:date>
    <meta:editing-duration>PT9H29M6S</meta:editing-duration>
    <meta:editing-cycles>94</meta:editing-cycles>
    <meta:generator>LibreOffice/5.1.5.2$Linux_X86_64 LibreOffice_project/10m0$Build-2</meta:generator>
    <meta:document-statistic meta:table-count="16" meta:image-count="33" meta:object-count="0" meta:page-count="2" meta:paragraph-count="402" meta:word-count="671" meta:character-count="3991" meta:non-whitespace-character-count="3476"/>
  </office:meta>
</office:document-meta>
</file>